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65" style:family="paragraph" style:parent-style-name="Standard">
      <style:text-properties fo:font-size="16.5pt" style:font-size-asian="16.5pt" style:font-size-complex="16.5pt"/>
    </style:style>
    <style:style style:name="P66" style:family="paragraph" style:parent-style-name="Standard">
      <style:text-properties fo:font-size="16.5pt" fo:font-weight="bold" style:font-size-asian="16.5pt" style:font-weight-asian="bold" style:font-size-complex="16.5pt" style:font-weight-complex="bold"/>
    </style:style>
    <style:style style:name="P67" style:family="paragraph" style:parent-style-name="Standard">
      <style:text-properties fo:font-size="16.5pt" fo:font-weight="normal" style:font-size-asian="16.5pt" style:font-weight-asian="normal" style:font-size-complex="16.5pt" style:font-weight-complex="normal"/>
    </style:style>
    <style:style style:name="P68" style:family="paragraph" style:parent-style-name="Standard">
      <style:text-properties fo:font-size="12.5pt" fo:font-weight="bold" style:font-size-asian="12.5pt" style:font-weight-asian="bold" style:font-size-complex="12.5pt" style:font-weight-complex="bold"/>
    </style:style>
    <style:style style:name="P69" style:family="paragraph" style:parent-style-name="Standard">
      <style:text-properties fo:font-size="12.5pt" style:font-size-asian="12.5pt" style:font-size-complex="12.5pt"/>
    </style:style>
    <style:style style:name="P7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71" style:family="paragraph" style:parent-style-name="Standard">
      <style:text-properties fo:font-size="12.5pt" style:font-size-asian="12.5pt" style:font-size-complex="12.5pt"/>
    </style:style>
    <style:style style:name="P72" style:family="paragraph" style:parent-style-name="Standard">
      <style:text-properties fo:font-size="12.5pt" fo:font-weight="normal" style:font-size-asian="12.5pt" style:font-weight-asian="normal" style:font-size-complex="12.5pt" style:font-weight-complex="normal"/>
    </style:style>
    <style:style style:name="P73"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74"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75"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76"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Sat May 4, 2019 <text:span text:style-name="T1">5.5 miles</text:span></text:p>
      <text:p text:style-name="P6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6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5">Mon May 6, 2019 <text:span text:style-name="T1">6 miles</text:span> </text:p>
      <text:p text:style-name="P15"><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5">Tues May 7, 2019 <text:span text:style-name="T1">6 miles</text:span> </text:p>
      <text:p text:style-name="P15"><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5">Yesterday: <text:s/>10:45 (up hill), 9:50, 9:23, 9:51, 10:10 </text:p>
      <text:p text:style-name="P15">Today: <text:s text:c="7"/>10:17 (up hill), 9:39, 9:24, 9:32, 8:53</text:p>
      <text:p text:style-name="P15"/>
      <text:p text:style-name="P15">Wed May 8, 2019 <text:span text:style-name="T1">5.5 miles </text:span><text:s/></text:p>
      <text:p text:style-name="P15"><text:span text:style-name="T1">Ride:</text:span> I did a 500 calorie ride on a stationary recumbent bike on level 12.</text:p>
      <text:p text:style-name="P15">100 calorie splits: 11:10, 11:02, 11:00, 10:20, 9:40.</text:p>
      <text:p text:style-name="P15">The pulse at the end was 115 bpm</text:p>
      <text:p text:style-name="P15">I count this ride as equivalent to a 5 mile run.</text:p>
      <text:p text:style-name="P7">Warm down: <text:span text:style-name="T2">I walked and jogged ½ mile home.</text:span></text:p>
      <text:p text:style-name="P15"/>
      <text:p text:style-name="P7"><text:span text:style-name="T2">Thurs May 9, 2019 </text:span>no running</text:p>
      <text:p text:style-name="P7"/>
      <text:p text:style-name="P15">Fri May 10, 2019, <text:span text:style-name="T1">3 miles</text:span> </text:p>
      <text:p text:style-name="P15">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1"><text:soft-page-break/>Sat May 18, 2019 <text:s/><text:span text:style-name="T1">5 miles</text:span> <text:s/></text:p>
      <text:p text:style-name="P21">My calf is a lot better. <text:s/>Massaging has helped a lot. <text:s/></text:p>
      <text:p text:style-name="P26">Run: <text:span text:style-name="T2">4 miles on hilly roads averaging 9:43/mile</text:span></text:p>
      <text:p text:style-name="P26">Warm down:<text:span text:style-name="T2"> <text:s/>rest 3 minutes and walked and ran 1 mile in about 12:00</text:span></text:p>
      <text:p text:style-name="P21"/>
      <text:p text:style-name="P26"><text:span text:style-name="T2">Sun May 19, 2019 </text:span>5 miles<text:span text:style-name="T2"> <text:s/></text:span></text:p>
      <text:p text:style-name="P21">I did the same workout as yesterday.</text:p>
      <text:p text:style-name="P26">Run: <text:span text:style-name="T2">4 miles on hilly roads averaging 8:59/mile</text:span></text:p>
      <text:p text:style-name="P26">Warm down:<text:span text:style-name="T2"> <text:s/>rest 3 minutes and walked and ran 1 mile in 11:45/mile</text:span></text:p>
      <text:p text:style-name="P21">Sum of ascents: 267 feet, <text:s text:c="4"/>This is one of my fastest times on this course.</text:p>
      <text:p text:style-name="P21">Splits:</text:p>
      <text:p text:style-name="P21">July 4, 2018: <text:s text:c="3"/>9:18, 9:12, 8:41, 8:34</text:p>
      <text:p text:style-name="P21"><text:s text:c="7"/>Today: <text:s text:c="6"/>9:42, 9:12, 8:44, 8:16</text:p>
      <text:p text:style-name="P21"/>
      <text:p text:style-name="P21">Mon May 20, 2019 <text:span text:style-name="T1">6 miles</text:span> <text:s/></text:p>
      <text:p text:style-name="P21">I ran 6 miles out and back on hilly Limber Rd. <text:s/>Average pace near 11:00/mi.</text:p>
      <text:p text:style-name="P21">Sum of ascents along the course is 530 feet.</text:p>
      <text:p text:style-name="P21"/>
      <text:p text:style-name="P21">Tues May 21, 2019 <text:span text:style-name="T1">4 miles</text:span> <text:s text:c="2"/></text:p>
      <text:p text:style-name="P21">I ran 4 miles on hilly roads at various paces averaging 10:48/mile. <text:s/>This run included a slightly downhill ½ mile in 4:05.</text:p>
      <text:p text:style-name="P21"/>
      <text:p text:style-name="P21">Wed May 22, 2019 <text:span text:style-name="T1">no running</text:span> </text:p>
      <text:p text:style-name="P21">I worked hard on preparing our garden.</text:p>
      <text:p text:style-name="P21"/>
      <text:p text:style-name="P21">Thur May 23, 2019 <text:span text:style-name="T1">5 miles</text:span> <text:s/></text:p>
      <text:p text:style-name="P21">I ran on the high school track.</text:p>
      <text:p text:style-name="P21"><text:span text:style-name="T1">warm up:</text:span> <text:s/>1.5 miles at various paces and rest 2 minutes.</text:p>
      <text:p text:style-name="P21"><text:span text:style-name="T1">Run:</text:span> <text:s/>4 x 300m and 4 x 200m. After the 300m runs I jogged 500m in about 4:00 each. After the 200m runs I jogged 200m in about 1:30 each.</text:p>
      <text:p text:style-name="P21">Times: 81s, 82s, 80s, 79s, 51s, 53s, 51s, 50s</text:p>
      <text:p text:style-name="P21"><text:span text:style-name="T1">Warm down:</text:span> <text:s/>rest 2:00 and jog ½ mile</text:p>
      <text:p text:style-name="P21"/>
      <text:p text:style-name="P21">Fri May 24, 2019 <text:span text:style-name="T1">5 miles</text:span> </text:p>
      <text:p text:style-name="P21">I ran 5 miles on slightly hilly roads and averaged about 10:00/mile.</text:p>
      <text:p text:style-name="P21"/>
      <text:p text:style-name="P21"><text:span text:style-name="T1">In the last week: 30 miles</text:span> </text:p>
      <text:p text:style-name="P21"/>
      <text:p text:style-name="P21"><text:soft-page-break/>Sat May 25, 2019 <text:span text:style-name="T1">6 miles</text:span> <text:s/></text:p>
      <text:p text:style-name="P21">I ran 5.5 miles with Jim Fitch on slightly hilly roads. We averaged 10:38/mile.</text:p>
      <text:p text:style-name="P21">After resting a few minutes I jogged ½ mile uphill.</text:p>
      <text:p text:style-name="P21"/>
      <text:p text:style-name="P2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1">I ran 5.5 miles with Jim Fitch on slightly hilly roads. We averaged 10:40/mile.</text:p>
      <text:p text:style-name="P21">After resting a few minutes I jogged ½ mile uphill.</text:p>
      <text:p text:style-name="P21"/>
      <text:p text:style-name="P21">Sun June 2, 2019 <text:span text:style-name="T1">no running</text:span> <text:s/></text:p>
      <text:p text:style-name="P21">I twisted my ankle.</text:p>
      <text:p text:style-name="P21"/>
      <text:p text:style-name="P21">Mon June 3, 2019 <text:span text:style-name="T1">5.5 miles </text:span><text:s/></text:p>
      <text:p text:style-name="P21">In the morning I ran 3 miles slowly on roads. <text:s/></text:p>
      <text:p text:style-name="P21">In the afternoon I ran 2.5 miles slowly on the high school track.</text:p>
      <text:p text:style-name="P21">Each time my ankle felt better as I ran. </text:p>
      <text:p text:style-name="P21"/>
      <text:p text:style-name="P21">Tues June 4, 2019 <text:span text:style-name="T1">4 miles</text:span> <text:s/></text:p>
      <text:p text:style-name="P21">I ran 4 miles on the college outdoor track. <text:s/>My ankle is still stiff and sore but felt better as I ran. <text:s/>Mile splits: 11:39, 10:50, 10:10, 9:46 <text:s/>Average pace: 10:36/mi</text:p>
      <text:p text:style-name="P21"/>
      <text:p text:style-name="P21">Wed June 5, 2019 <text:span text:style-name="T1">8 miles</text:span></text:p>
      <text:p text:style-name="P21">In the morning I ran on the high school track. My ankle is better than yesterday.</text:p>
      <text:p text:style-name="P21">I jogged ¼ mile, ran 3 miles in 28:08, rested 4 minutes and jogged ½ mile.</text:p>
      <text:p text:style-name="P21">Splits for 3 miles: 10:00, 9:21, 8:48 <text:s/>Average pace: 9:23</text:p>
      <text:p text:style-name="P21">In the afternoon I ran on the high school track with our running group.</text:p>
      <text:p text:style-name="P21"><text:span text:style-name="T1">Warm up:</text:span> 2 miles in 10:00 and 10:34 and rested about 4:00</text:p>
      <text:p text:style-name="P21"><text:span text:style-name="T1">Run:</text:span> 1 x 200m and 4 x 600m with a 200m slow jog after each.</text:p>
      <text:p text:style-name="P21">Times: 56s, 2:57, 2:59, 2:58, 2:54</text:p>
      <text:p text:style-name="P21"/>
      <text:p text:style-name="P21">Thur June 6, 2019 <text:span text:style-name="T1">2 miles</text:span> <text:s/></text:p>
      <text:p text:style-name="P21">I ran 2 miles slowly on the high track. <text:s/>I felt tired probably because of the running I did yesterday.</text:p>
      <text:p text:style-name="P21"/>
      <text:p text:style-name="P21">Fri June 7, 2019 <text:span text:style-name="T1">6 miles</text:span> <text:s/></text:p>
      <text:p text:style-name="P21">I ran 5.5 miles on slightly hilly roads with Jim and Sharon. The average pace was 11:38/mile.</text:p>
      <text:p text:style-name="P21"/>
      <text:p text:style-name="P26">In the past week: <text:s/>31.5 miles</text:p>
      <text:p text:style-name="P26"/>
      <text:p text:style-name="P26"/>
      <text:p text:style-name="P26"/>
      <text:p text:style-name="P26"/>
      <text:p text:style-name="P21"><text:soft-page-break/>Sat June 8, 2019 <text:span text:style-name="T1">3.5 miles</text:span> <text:s/></text:p>
      <text:p text:style-name="P21">I ran on the high school track. <text:s/>I ran wide on the curves so each lap was ¼ mile.</text:p>
      <text:p text:style-name="P21"><text:span text:style-name="T1">warm up:</text:span> 1 mile in 9:45 and rested about 4:00.</text:p>
      <text:p text:style-name="P21"><text:span text:style-name="T1">Run:</text:span> 2 miles in 17:21, <text:s/>Splits: 8:52, 8:29</text:p>
      <text:p text:style-name="P21"><text:span text:style-name="T1">Warm down:</text:span> 3:00 rest and ½ mile in 5:05 </text:p>
      <text:p text:style-name="P21"/>
      <text:p text:style-name="P21">Sun June 9, 2019 <text:span text:style-name="T1">no running <text:s/></text:span></text:p>
      <text:p text:style-name="P21"/>
      <text:p text:style-name="P21">Mon June 10, 2019 <text:span text:style-name="T1">2 miles</text:span> </text:p>
      <text:p text:style-name="P21">I ran 2 miles on the high school track including 1 mile in 10:11, 200m in 58s and 600m in 1:31.</text:p>
      <text:p text:style-name="P21"/>
      <text:p text:style-name="P21">Tues June 11, 2019 <text:span text:style-name="T1">4.5 miles</text:span> </text:p>
      <text:p text:style-name="P21"><text:span text:style-name="T1">Run:</text:span> <text:s/>I ran 4 miles on the high school track, running wide on the turns so each lap was ¼ mile. <text:s/><text:span text:style-name="T1">Mile splits:</text:span> 9:57, 9:46, 9:44, 9:32 </text:p>
      <text:p text:style-name="P21"><text:span text:style-name="T1">Warm down: </text:span>Rest 2 minutes and ½ mile in 5:33</text:p>
      <text:p text:style-name="P21"/>
      <text:p text:style-name="P21">Wed June 12, 2019 <text:span text:style-name="T1">6 miles</text:span></text:p>
      <text:p text:style-name="P21">I ran on the high school track with our running group.</text:p>
      <text:p text:style-name="P21"><text:span text:style-name="T1">Warm up:</text:span> 2 miles in 21 minutes, ¼ mile of drills, </text:p>
      <text:p text:style-name="P21">rested 2 minutes, ½ mile in 4:48, rested 4 minutes</text:p>
      <text:p text:style-name="P21"><text:span text:style-name="T1">Run:</text:span> 200m, 400m, 3 x 600m, 400m, 200m </text:p>
      <text:p text:style-name="P26">Times: <text:span text:style-name="T2">58s, 2:02, 3:03, 3:02, 3:00, 1:59, 54s</text:span></text:p>
      <text:p text:style-name="P21">Each of the 7 runs was followed by a slow 3.5 minute jog after each.</text:p>
      <text:p text:style-name="P21"/>
      <text:p text:style-name="P21">Thur June 13, 2019 <text:span text:style-name="T1">4.5 miles</text:span> </text:p>
      <text:p text:style-name="P26">warm up: <text:span text:style-name="T2">½ mile down to the Wise Center</text:span></text:p>
      <text:p text:style-name="P26">Run: <text:span text:style-name="T2"><text:s/>3.6 miles on a treadmill averaging 9:36/mile. <text:s/>The last 0.6 miles at 8:28/mi.</text:span></text:p>
      <text:p text:style-name="P26">Warm down:<text:span text:style-name="T2"> <text:s/>0.4 miles in about 4 minutes.</text:span></text:p>
      <text:p text:style-name="P21"/>
      <text:p text:style-name="P26"><text:span text:style-name="T2">Fri June 14, 2019 </text:span>5 miles<text:span text:style-name="T2"> <text:s/></text:span></text:p>
      <text:p text:style-name="P21">I walked and ran 5 miles on the high school track. <text:s/>I walked about 110 yards at the beginning of each ½ mile and averaged 11:57/mile</text:p>
      <text:p text:style-name="P21"/>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0"><text:soft-page-break/>Sat June 29, 2019 <text:span text:style-name="T1">10 miles</text:span></text:p>
      <text:p text:style-name="P30">I ran 5 miles on slightly hilly roads, rested about 8 minutes while drinking </text:p>
      <text:p text:style-name="P30">16 ounces of Gatorade and then ran the same 5 mile course again. </text:p>
      <text:p text:style-name="P30">The first time I averaged 10:51 min/mile and the second time 9:51 min/mile.</text:p>
      <text:p text:style-name="P30">1<text:span text:style-name="T5">st</text:span> time splits: <text:s/>11:56, 10:59, 10:43, 10:28, 10:10</text:p>
      <text:p text:style-name="P30">2<text:span text:style-name="T5">nd</text:span> time splits: 10:18, 10:08, <text:s text:c="2"/>9:52, <text:s text:c="2"/>9:43, <text:s text:c="2"/>9:14</text:p>
      <text:p text:style-name="P30"/>
      <text:p text:style-name="P30">Sun June 30, 2019 <text:span text:style-name="T1">no running</text:span> <text:s/></text:p>
      <text:p text:style-name="P30"/>
      <text:p text:style-name="P30">Mon July 1, 2019 <text:span text:style-name="T1">5.6 miles</text:span> </text:p>
      <text:p text:style-name="P30">I ran with our running group on the high school track. <text:s/>We had 11 runners.</text:p>
      <text:p text:style-name="P30"><text:span text:style-name="T1">warm up:</text:span> 2.75 miles at about 10:40/mile and rest a few minutes.</text:p>
      <text:p text:style-name="P30"><text:span text:style-name="T1">Run:</text:span> 1 x 200m in 58s and a 200m jog</text:p>
      <text:p text:style-name="P30">7 x 400m with a 300m jog in about 3:30 after each run. <text:s/></text:p>
      <text:p text:style-name="P30">Times for the 400's: 2:00, 1:58, 1:57, 1:56, 1:55, 1:49, 1:45</text:p>
      <text:p text:style-name="P30">The runs got easier as I ran.</text:p>
      <text:p text:style-name="P30"/>
      <text:p text:style-name="P30">Tues July 2, <text:s/>2019 <text:span text:style-name="T1">4 miles</text:span> </text:p>
      <text:list xml:id="list6943451505233624156" text:style-name="L1">
        <text:list-item>
          <text:list>
            <text:list-header>
              <text:p text:style-name="P73">1.25 miles at various paces on roads, 1.5 miles on the track at about</text:p>
              <text:p text:style-name="P73">10 min/mile, and 1.25 miles at various paces on roads.</text:p>
            </text:list-header>
          </text:list>
        </text:list-item>
      </text:list>
      <text:p text:style-name="P30"/>
      <text:p text:style-name="P30">Wed July 3, 2019 <text:span text:style-name="T1">5 miles</text:span> <text:s/></text:p>
      <text:p text:style-name="P30"><text:span text:style-name="T1">Run:</text:span> 4 miles on the high school track in 39:13, Splits: 9:57, 9:51, 9:46, 9:41</text:p>
      <text:p text:style-name="P35">Warm down: <text:span text:style-name="T2">1 mile in about 11 minutes.</text:span></text:p>
      <text:p text:style-name="P30"/>
      <text:p text:style-name="P35"><text:span text:style-name="T2">Thur July 4, 2019 </text:span>7 miles</text:p>
      <text:p text:style-name="P30"><text:span text:style-name="T1">Run:</text:span> I ran 7 enjoyable miles on hilly roads with Olivia Hemlock. </text:p>
      <text:p text:style-name="P30">The first 5 miles averaged 10:30/mile. Then we rested about 2 minutes.</text:p>
      <text:p text:style-name="P30">Then 1.1 miles at about 8:15/mile pace on a slightly hilly road.</text:p>
      <text:p text:style-name="P30"><text:span text:style-name="T1">Warm down:</text:span> 0.9 mile jog</text:p>
      <text:p text:style-name="P30"/>
      <text:p text:style-name="P30">Fri July 5, 2019 <text:span text:style-name="T1">3.25 miles</text:span> <text:s/></text:p>
      <text:p text:style-name="P30">I ran on the high school track.</text:p>
      <text:p text:style-name="P30"><text:span text:style-name="T1">warm up:</text:span> <text:s/>1 mile is 9:48, rest about 2:00, ¼ mile of drills, rest about 2:00</text:p>
      <text:p text:style-name="P30"><text:span text:style-name="T1">Run: </text:span><text:s/>4 x 200m with a 200m jog after each. <text:s/>The jogs took about 2:00</text:p>
      <text:p text:style-name="P30">Times: 59s, 60s, 55s, 55s</text:p>
      <text:p text:style-name="P30">2 x 400m, with 400m jog after each. The jogs took about 3:30</text:p>
      <text:p text:style-name="P30">Times: 1:56, 1:47</text:p>
      <text:p text:style-name="P35">In the past week: 34.9 miles</text:p>
      <text:p text:style-name="P35"><text:soft-page-break/><text:span text:style-name="T2">Sat <text:s/>July 6, 2019 </text:span>5 miles<text:span text:style-name="T2"> <text:s/></text:span></text:p>
      <text:p text:style-name="P30">I did the same workout as on July 4, 2018 and May 19, 2019.</text:p>
      <text:p text:style-name="P35">Run: <text:span text:style-name="T2">4 miles on hilly roads averaging 8:59/mile</text:span></text:p>
      <text:p text:style-name="P35">Warm down:<text:span text:style-name="T2"> <text:s/>rest 2 minutes and ran 1 mile in 11:13/mile</text:span></text:p>
      <text:p text:style-name="P30">Sum of ascents: 267 feet, <text:s text:c="4"/>This is one of my fastest times on this course.</text:p>
      <text:p text:style-name="P30">Splits:</text:p>
      <text:p text:style-name="P30">July 4, 2018: <text:s text:c="3"/>9:18, 9:12, 8:41, 8:34 <text:s/>Average pace: 8:56</text:p>
      <text:p text:style-name="P30">May19, 2019: <text:s text:c="2"/>9:42, 9:12, 8:44, 8:16 Average pace: 8:59</text:p>
      <text:p text:style-name="P30">Today: <text:s text:c="13"/>9:58, 8:55, 8:55, 8:09 Average pace: 8:59 </text:p>
      <text:p text:style-name="P30"/>
      <text:p text:style-name="P30">Sun July 7, 2019 <text:span text:style-name="T1">no running</text:span> </text:p>
      <text:p text:style-name="P30"/>
      <text:p text:style-name="P30">Mon July 8, 2019 <text:span text:style-name="T1">5 miles <text:s/></text:span></text:p>
      <text:p text:style-name="P30">I ran with 11 other runners on the high school track.</text:p>
      <text:p text:style-name="P30"><text:span text:style-name="T1">warm up:</text:span> 1 mile in 9:37, rest 45s, 1 mile in 10:02, rest about 4 minutes</text:p>
      <text:p text:style-name="P30"><text:span text:style-name="T1">Run:</text:span> <text:s/>1 x 200m, 1 x 400m, 1 x 800m, 1 x 1200m, 1 x 200m,</text:p>
      <text:p text:style-name="P30">Times: 55s, 1:52, 3:57, 6:00 </text:p>
      <text:p text:style-name="P30">We jogged 200m after the first and last runs and 400m after all the others.</text:p>
      <text:p text:style-name="P35">Warm down: <text:span text:style-name="T2">400m jog.</text:span></text:p>
      <text:p text:style-name="P30"/>
      <text:p text:style-name="P35"><text:span text:style-name="T2">Tues July 9, 2019 </text:span>5 miles<text:span text:style-name="T2"> <text:s/></text:span></text:p>
      <text:p text:style-name="P30">I walked and ran 5 miles on slightly hilly roads and averaged 11:53/mile. </text:p>
      <text:p text:style-name="P30">I walked about a minute at the beginning of each ½ mile.</text:p>
      <text:p text:style-name="P30"/>
      <text:p text:style-name="P30">Wed July 10, 2019 <text:span text:style-name="T1">7.25 miles</text:span></text:p>
      <text:p text:style-name="P30"><text:span text:style-name="T1">In the morning </text:span>I walked and ran 4 miles on the high school track. I walked about 110 yards at the beginning of each half mile and averaged 10:57/mile.</text:p>
      <text:p text:style-name="P30">Walking pace: about 15:00/mile, Running pace about 10:20/mile</text:p>
      <text:p text:style-name="P30"><text:span text:style-name="T1">In the afternoon</text:span> I ran 3.25 miles with our running group on the high school track in near 90 degree temperatures. <text:s/>This run included 1 x 200m and 4 x 400m. <text:s/></text:p>
      <text:p text:style-name="P21"><text:span text:style-name="T7">Times: 58s for the 200m and about 2:00 for the 400's.</text:span> </text:p>
      <text:p text:style-name="P21"/>
      <text:p text:style-name="P30">Thur July 11, 2019 <text:s/><text:span text:style-name="T1">3 miles </text:span></text:p>
      <text:p text:style-name="P30">I ran and walked 3 miles on a treadmill. <text:s/>I walked 0.1 miles at the end of each half mile and averaged 10:57/mile. Running pace: 10:00/mi, Walking pace: 15:00/mi </text:p>
      <text:p text:style-name="P30"/>
      <text:p text:style-name="P30">Fri July 12, 2019 <text:span text:style-name="T1">4.5 miles</text:span> </text:p>
      <text:p text:style-name="P30">I ran 4 miles on hilly roads averaging 9:50/mile then I jogged 0.4 miles</text:p>
      <text:p text:style-name="P30"><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8"><text:soft-page-break/>Sat July 27, 2019 <text:span text:style-name="T1">5 miles</text:span> <text:s/></text:p>
      <text:p text:style-name="P38">I ran and walked 5 miles on hilly roads and averaged about 11:30/mile.</text:p>
      <text:p text:style-name="P38"/>
      <text:p text:style-name="P38">Sun July 28, 2019 <text:span text:style-name="T1">no running</text:span> </text:p>
      <text:p text:style-name="P38"/>
      <text:p text:style-name="P65">Mon July 29, 2019 <text:span text:style-name="T1">4.3 miles</text:span></text:p>
      <text:p text:style-name="P65">I ran with our running group on the Greendale Cemetery 510 meter loop.</text:p>
      <text:p text:style-name="P66">warm up: <text:span text:style-name="T2">1.3 miles</text:span></text:p>
      <text:p text:style-name="P66">Run: <text:span text:style-name="T2">1 x 200m (54s mainly downhill) and jog 300m</text:span></text:p>
      <text:p text:style-name="P67">5 x 510m with about a 300m jog between the runs</text:p>
      <text:p text:style-name="P67">My times: 2:34, 2:34, 2:29, 2:30, 2:21</text:p>
      <text:p text:style-name="P66">Warm down:<text:span text:style-name="T2"> 510m jog</text:span></text:p>
      <text:p text:style-name="P67"/>
      <text:p text:style-name="P66"><text:span text:style-name="T2">Tues July 30, 2019 </text:span>no running</text:p>
      <text:p text:style-name="P67"/>
      <text:p text:style-name="P65">Wed July 31, 2019 <text:span text:style-name="T1">5 miles</text:span></text:p>
      <text:p text:style-name="P65">I ran with our running group on the Greendale Cemetery 510 meter loop.</text:p>
      <text:p text:style-name="P66">warm up: <text:span text:style-name="T2">1 mile in 9:50, rest 2 minutes, 1 mile in 10:45, rest 7 minutes </text:span></text:p>
      <text:p text:style-name="P66">Run: <text:span text:style-name="T2">1 x 200m (54s mainly downhill) and jog 300m</text:span></text:p>
      <text:p text:style-name="P67">5 x 510m with about a 300m jog between the runs</text:p>
      <text:p text:style-name="P67">My times: 2:37, 2:29, 2:22, 2:24, 2:21</text:p>
      <text:p text:style-name="P66">Warm down:<text:span text:style-name="T2"> 510m jog</text:span></text:p>
      <text:p text:style-name="P67"/>
      <text:p text:style-name="P38">Thur Aug 1, 2019 <text:span text:style-name="T1">5 miles</text:span> <text:s/></text:p>
      <text:p text:style-name="P38">I walked and ran 5 miles on slightly hilly roads and averaged 11:20/mile. <text:s/>I walked about 6 minutes total during 4 walks. </text:p>
      <text:p text:style-name="P38"/>
      <text:p text:style-name="P38">Fri Aug 2, 2019 <text:span text:style-name="T1">6 miles</text:span> <text:s/></text:p>
      <text:p text:style-name="P38">I ran 4 miles on hilly roads and averaged 10:04/mile.</text:p>
      <text:p text:style-name="P38">After about 2 hours I walked and ran 2 miles on hilly roads.</text:p>
      <text:p text:style-name="P38"/>
      <text:p text:style-name="P39">In the last week: 25.3 miles</text:p>
      <text:p text:style-name="P39"/>
      <text:p text:style-name="P39"/>
      <text:p text:style-name="P39"/>
      <text:p text:style-name="P40"><text:soft-page-break/>Sat Aug 3, 2019 <text:span text:style-name="T1">5.8 miles</text:span></text:p>
      <text:p text:style-name="P40">I ran with our running group in Greendale Cemetery. <text:s/></text:p>
      <text:p text:style-name="P42">warm up: <text:s/><text:span text:style-name="T2">1.3 miles</text:span></text:p>
      <text:p text:style-name="P42">Run:<text:span text:style-name="T2"> 3 x 1.5 miles: The 1.5 mile course went up, down, up and down on the cemetery main road. <text:s/>There was a total ascent of 176 feet over the 1.5 miles. <text:s/>We rested about 4 minutes after the first and second runs.</text:span></text:p>
      <text:p text:style-name="P40">Times and paces for the runs: 15:11 (10:07/mile), 13:50 (9:13/mile), 13:04 (8:43/mi)</text:p>
      <text:p text:style-name="P40"/>
      <text:p text:style-name="P42"><text:span text:style-name="T2">Sun Aug 4, 2019 </text:span>no running<text:span text:style-name="T2"> <text:s/></text:span></text:p>
      <text:p text:style-name="P40"/>
      <text:p text:style-name="P40">Mon Aug 5, 2019 <text:s/><text:span text:style-name="T1">6.9 miles</text:span></text:p>
      <text:p text:style-name="P40">In the morning I ran 1 mile on a hill with a 250 foot ascent and no descent.</text:p>
      <text:p text:style-name="P40">In the afternoon I ran with our running group on the Greendale Cemetery loop.</text:p>
      <text:p text:style-name="P40"><text:span text:style-name="T1">warm up:</text:span> <text:s/>2.25 miles and rest about 8 minutes</text:p>
      <text:p text:style-name="P40"><text:span text:style-name="T1">Runs and my times:</text:span> </text:p>
      <text:p text:style-name="P40">1x255 m (½ loop = 255 m), 74s </text:p>
      <text:p text:style-name="P40">1x510 m (1 loop = 510 m), <text:s/>2:34 </text:p>
      <text:p text:style-name="P40">1x765 m (1.5 loops =765 m), 4:00</text:p>
      <text:p text:style-name="P40">1x765 m, 3:41 </text:p>
      <text:p text:style-name="P40">1x510 m, 2:21 </text:p>
      <text:p text:style-name="P40">1x255 m, 62s</text:p>
      <text:p text:style-name="P40">We jogged about 255m between the runs.</text:p>
      <text:p text:style-name="P40"><text:span text:style-name="T1">Warm down: </text:span>700m</text:p>
      <text:p text:style-name="P40"/>
      <text:p text:style-name="P40">Tues Aug 6, 2019 <text:span text:style-name="T1">4 miles</text:span></text:p>
      <text:p text:style-name="P40">I ran 4 miles on hilly roads and averaged 9:40/mi.</text:p>
      <text:p text:style-name="P40"/>
      <text:p text:style-name="P40">Wed Aug 7, 2019 <text:s/><text:span text:style-name="T1">5 miles</text:span></text:p>
      <text:p text:style-name="P40">I ran with our running group on the Greendale Cemetery loop.</text:p>
      <text:p text:style-name="P40"><text:span text:style-name="T1">warm up:</text:span> <text:s/>2.5 miles including 200m in 55s</text:p>
      <text:p text:style-name="P40"><text:span text:style-name="T1">Runs and my times:</text:span> </text:p>
      <text:p text:style-name="P40">1x255 m (½ loop = 255 m), 67s </text:p>
      <text:p text:style-name="P40">1x510 m (1 loop = 510 m), <text:s/>2:26 </text:p>
      <text:p text:style-name="P40">1x765 m (1.5 loops =765 m), 3:50</text:p>
      <text:p text:style-name="P40">We jogged about 255m after each run.</text:p>
      <text:p text:style-name="P40"><text:span text:style-name="T1">Warm down: </text:span>1.25 miles</text:p>
      <text:p text:style-name="P40"/>
      <text:p text:style-name="P40">Thur Aug 8, 2019 <text:span text:style-name="T1">no running</text:span></text:p>
      <text:p text:style-name="P30"><text:span text:style-name="T8">Fri Aug 9, 2019 </text:span><text:span text:style-name="T9">no running</text:span></text:p>
      <text:p text:style-name="P42">In the past week: 21.7 miles</text:p>
      <text:p text:style-name="P42"><text:soft-page-break/></text:p>
      <text:p text:style-name="P21">Sat Aug 10, 2019 <text:span text:style-name="T1">10.6 miles</text:span> </text:p>
      <text:p text:style-name="P21">I ran 10 miles around Tamarack Lake with Tim Dunn.</text:p>
      <text:p text:style-name="P21">The first 1.5 miles goes up 324 feet. The course has a total ascent of about 525 feet. Our time was 1:35:10 and we averaged about 9:30/mile. After the first 1.5 miles uphill we averaged about 9:06/mile.</text:p>
      <text:p text:style-name="P21"><text:span text:style-name="T1">Warm down:</text:span> <text:s/>After 20 minutes I jogged 0.6 miles.</text:p>
      <text:p text:style-name="P21"/>
      <text:p text:style-name="P21">Sun Aug 11, 2019 <text:span text:style-name="T1">no running</text:span> </text:p>
      <text:p text:style-name="P21"/>
      <text:p text:style-name="P21">Mon Aug 12, 2019 <text:span text:style-name="T1">7 miles</text:span></text:p>
      <text:p text:style-name="P21">I ran with our running group on the Greendale Cemetery 510 meter loop.</text:p>
      <text:p text:style-name="P21"><text:span text:style-name="T1">warm up:</text:span> 3 miles at about 10:30/mile and rest 2 minutes.</text:p>
      <text:p text:style-name="P26">Run: <text:span text:style-name="T2">1 x 200 meters and 7 x 510 meters with a 300 meter jog between the runs.</text:span></text:p>
      <text:p text:style-name="P21">Times for runs: 55s, 2:41, 2:35, 2:31, 2:24, 2:22, 2:11.2(6:54/mile pace), 2:31 </text:p>
      <text:p text:style-name="P21">The times between the runs averaged about 3:40.</text:p>
      <text:p text:style-name="P26">Warm down: <text:span text:style-name="T2">510 meters</text:span></text:p>
      <text:p text:style-name="P21"/>
      <text:p text:style-name="P26"><text:span text:style-name="T2">Tues Aug 13, 2019 </text:span>no running</text:p>
      <text:p text:style-name="P26"/>
      <text:p text:style-name="P21">Wed <text:s/>Aug 14, 2019 <text:span text:style-name="T1">6 miles</text:span></text:p>
      <text:p text:style-name="P21">I ran with our running group on the Greendale Cemetery 510 meter loop.</text:p>
      <text:p text:style-name="P21"><text:span text:style-name="T1">warm up:</text:span> 2 miles at about 11:00/mile and rest a few minutes.</text:p>
      <text:p text:style-name="P26">Run: <text:span text:style-name="T2">1 x 200 meters and 7 x 510 meters with a 300 meter jog between the runs.</text:span></text:p>
      <text:p text:style-name="P21">Times for runs: 52s, 2:35, 2:33, 2:32, 2:29, 2:27, 2:25, 2:15 </text:p>
      <text:p text:style-name="P21">The times between the runs averaged about 3:40.</text:p>
      <text:p text:style-name="P26">Warm down: <text:span text:style-name="T2">510 meters</text:span></text:p>
      <text:p text:style-name="P21"/>
      <text:p text:style-name="P26"><text:span text:style-name="T2">Thur Aug 15, 2019 </text:span>4.2 miles<text:span text:style-name="T2"> <text:s/></text:span></text:p>
      <text:p text:style-name="P21">I ran 4 miles and averaged 9:50/mile. <text:s/>The run included 2.2 miles on hilly roads and 2 miles on the college track. </text:p>
      <text:p text:style-name="P21"/>
      <text:p text:style-name="P21">Fri Aug 16, 2019 <text:span text:style-name="T1">3 miles</text:span> </text:p>
      <text:p text:style-name="P21">I ran 3 miles on hilly roads and averaged 9:15/mile.</text:p>
      <text:p text:style-name="P21"/>
      <text:p text:style-name="P26">In the past week: 30.6 miles </text:p>
      <text:p text:style-name="P26"/>
      <text:p text:style-name="P26"/>
      <text:p text:style-name="P26"><text:soft-page-break/></text:p>
      <text:p text:style-name="P21">Sat Aug 17, 2019 <text:span text:style-name="T1">3 miles</text:span></text:p>
      <text:p text:style-name="P21">I ran 3 miles on hilly roads and averaged 8:56/mile.</text:p>
      <text:p text:style-name="P21"/>
      <text:p text:style-name="P21">Sun Aug 18, 2019 <text:span text:style-name="T1">no running </text:span></text:p>
      <text:p text:style-name="P26"/>
      <text:p text:style-name="P21">Mon Aug 19, 2019 <text:span text:style-name="T1">4 miles</text:span> <text:s/></text:p>
      <text:p text:style-name="P21">I walked 0.1 miles at the beginning of each ½ mile and averaged 12:00/mile for 4 miles.</text:p>
      <text:p text:style-name="P21"/>
      <text:p text:style-name="P21">Tues Aug 20, 2019 <text:span text:style-name="T1">5 miles</text:span> <text:s/></text:p>
      <text:p text:style-name="P21">I ran 5 miles and averaged 9:46/mile. <text:s/>The middle mile was in 9:30 on the Allegheny track. <text:s/>The other 4 miles were on hilly roads.</text:p>
      <text:p text:style-name="P21"/>
      <text:p text:style-name="P21">Wed Aug 21, 2019 <text:s/><text:span text:style-name="T1">6 miles</text:span></text:p>
      <text:p text:style-name="P21">I ran with 4 other runners on the 510 meter loop in Greendale Cemetery.</text:p>
      <text:p text:style-name="P26">warm up: <text:s/><text:span text:style-name="T2">2 miles at about 11:00/mile and rest a few minutes</text:span></text:p>
      <text:p text:style-name="P26">Run:<text:span text:style-name="T2"> </text:span></text:p>
      <text:p text:style-name="P21">1 x 200m in 55s with a 200m jog after</text:p>
      <text:p text:style-name="P21">2 x 510m in 2:34 and 2:35 with a 300m jog after each</text:p>
      <text:p text:style-name="P21">2 x 1020m in 5:11 and 5:17 with a 510m jog after each</text:p>
      <text:p text:style-name="P21">1 x 510m in 2:25 with a 510 m jog after</text:p>
      <text:p text:style-name="P21"/>
      <text:p text:style-name="P21">Thur Aug 22, 2019 <text:span text:style-name="T1">5 miles</text:span> <text:s text:c="3"/></text:p>
      <text:p text:style-name="P2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1">Tuesday's splits: <text:s/>10:17, 9:36, 9:30, 10:00, 9:29<text:tab/></text:p>
      <text:p text:style-name="P21">Today's splits: <text:s text:c="5"/>11:06, 9:46, 9:34, <text:s/>9:29, 8:54</text:p>
      <text:p text:style-name="P21"/>
      <text:p text:style-name="P21">Fri Aug 23, 2019 <text:span text:style-name="T1">4 miles</text:span> <text:s text:c="2"/></text:p>
      <text:p text:style-name="P21">I ran 4 miles on roads that were slightly hillier than the 4 miles of roads that I ran yesterday and on Tuesday. <text:s/>I averaged 9:37/mile which was faster today. <text:s text:c="2"/></text:p>
      <text:p text:style-name="P21"/>
      <text:p text:style-name="P26">In the past week: 27 miles</text:p>
      <text:p text:style-name="P21"/>
      <text:p text:style-name="P21"/>
      <text:p text:style-name="P15"><text:soft-page-break/>Sat Aug 24, 2019 <text:span text:style-name="T1">5.5 miles</text:span></text:p>
      <text:p text:style-name="P15">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5">We did the same workout on August 3, three weeks ago.</text:p>
      <text:p text:style-name="P15">Today's times: 14:33 (9:42/mile), <text:s text:c="2"/>13:56 (9:17/mile), 12:59 (8:39/mi)</text:p>
      <text:p text:style-name="P7"><text:span text:style-name="T2">Aug 3</text:span><text:span text:style-name="T6">rd</text:span><text:span text:style-name="T2"> times: 15:11 (10:07/mile), 13:50 (9:13/mile), 13:04 (8:43/mi)</text:span></text:p>
      <text:p text:style-name="P15"/>
      <text:p text:style-name="P7"><text:span text:style-name="T2">Sun Aug 25, 2019 </text:span>4.65 miles </text:p>
      <text:p text:style-name="P15">I ran near a hotel in Lamar PA on our way to Ortley Beach in NJ.</text:p>
      <text:p text:style-name="P15"><text:span text:style-name="T1">Run:</text:span> 2 x out and back 1.5 miles on a hilly road. <text:s/>I rested 3 minutes between the 2 runs. </text:p>
      <text:p text:style-name="P15">Times and paces: 14:06 (9:23/mile), 12:03, (8:02/mile)</text:p>
      <text:p text:style-name="P15"><text:span text:style-name="T1">Warm down:</text:span> rested a few minutes and jogged ¼ mile</text:p>
      <text:p text:style-name="P15">Later on I walked 1.4 miles at about 16:00/mile with Monica.</text:p>
      <text:p text:style-name="P15"/>
      <text:p text:style-name="P15">Mon Aug 26, 2019 <text:span text:style-name="T1">4.5 miles <text:s/></text:span></text:p>
      <text:p text:style-name="P15">We are in Ortley Beach. <text:s/>I ran 4 miles on roads and a boardwalk. <text:s/>The first 2 miles were mainly into a strong wind and the second 2 miles were with the wind.</text:p>
      <text:p text:style-name="P7">Mile Splits: <text:span text:style-name="T2">10:17, 9:45, 8:49, 8:08</text:span></text:p>
      <text:p text:style-name="P15"><text:span text:style-name="T1">Time and average pace:</text:span> <text:s/>36:59 (9:15/mile)</text:p>
      <text:p text:style-name="P15"/>
      <text:p text:style-name="P15">Tues Aug 27, 2019 <text:span text:style-name="T1">7 miles</text:span> <text:s text:c="2"/></text:p>
      <text:p text:style-name="P15">I walked and ran 5 miles on roads and a boardwalk. <text:s/></text:p>
      <text:p text:style-name="P15">First I walked and ran 2.5 miles by alternating 0.15 mile walks and 0.35 mile runs </text:p>
      <text:p text:style-name="P15">and averaging 12:19/mile. </text:p>
      <text:p text:style-name="P15">Then I rested about a minute and walked and ran 2.5 miles by alternating ¼ mile walks and ¼ mile runs and averaging 13:32/mile.</text:p>
      <text:p text:style-name="P15">Later on I walked 2 miles at about 16:20/mile with Monica.</text:p>
      <text:p text:style-name="P15">Wed Aug 28, 2019 <text:span text:style-name="T1">no running</text:span> </text:p>
      <text:p text:style-name="P15"/>
      <text:p text:style-name="P15">Thurs Aug 29, 2019 <text:span text:style-name="T1">4.25 miles</text:span> <text:s/></text:p>
      <text:p text:style-name="P15"><text:span text:style-name="T1">warm up:</text:span> <text:s/>1 mile to the Lavalette boardwalk in 10:32</text:p>
      <text:p text:style-name="P15"><text:span text:style-name="T1">Run:</text:span> <text:s/></text:p>
      <text:p text:style-name="P15">1 x the length of the 1.25 mile boardwalk: Time: 11:00 (8:48/mile) into the wind</text:p>
      <text:p text:style-name="P15">rest 2 minutes </text:p>
      <text:p text:style-name="P15">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5"/>
      <text:p text:style-name="P7">In the past week:<text:span text:style-name="T2"> </text:span>25.9 miles<text:span text:style-name="T2"> <text:s text:c="3"/></text:span><text:s/></text:p>
      <text:p text:style-name="P40"><text:soft-page-break/>Sat Aug 31, 2019 <text:span text:style-name="T1">8 miles </text:span></text:p>
      <text:p text:style-name="P40">I ran the<text:span text:style-name="T1"> </text:span>Stop, Drop and Run 10K Run that started and finished at the Barnegat Municipal Dock in Barnegat, NJ</text:p>
      <text:p text:style-name="P42">warm up: <text:span text:style-name="T2">2 miles at various paces</text:span></text:p>
      <text:p text:style-name="P42">Run:<text:span text:style-name="T2"> After the halfway point I passed about 5 runners and came in 14</text:span><text:span text:style-name="T6">th</text:span><text:span text:style-name="T2"> out of 41 runners. <text:s/>Final time and average pace: 53:58 (8:41/mile)</text:span></text:p>
      <text:p text:style-name="P40">Mile splits: 8:58, 8:49, 8:43, 8:31, 8:40, 8:30</text:p>
      <text:p text:style-name="P40"/>
      <text:p text:style-name="P42"><text:span text:style-name="T2">Sun Sept 1, 2019 <text:s/></text:span>no running </text:p>
      <text:p text:style-name="P40">We drove home 460 miles.</text:p>
      <text:p text:style-name="P40"/>
      <text:p text:style-name="P40">Mon Sept 2, 2019 <text:span text:style-name="T1">5 miles</text:span> <text:s/></text:p>
      <text:p text:style-name="P40">I ran 5 miles out and back on hilly roads and averaged 10:35/mile. The sum of all the ascents along the course is about 380 feet.</text:p>
      <text:p text:style-name="P40"/>
      <text:p text:style-name="P40">Tues Sept 3, 2019 <text:span text:style-name="T1">1 mile</text:span> </text:p>
      <text:p text:style-name="P40">I jogged ½ mile to the Wise Center. <text:s/>At center I used weight machines for a full body workout. Then I jogged ½ mile home.</text:p>
      <text:p text:style-name="P40"/>
      <text:p text:style-name="P40">Wed Sept 4, 2019 <text:span text:style-name="T1">6.5 miles</text:span></text:p>
      <text:p text:style-name="P40">I ran on the Greendale Cemetery loop with 4 other runners.</text:p>
      <text:p text:style-name="P42">warm up: <text:s text:c="2"/><text:span text:style-name="T2">0.3 mile jog to the cemetery</text:span></text:p>
      <text:p text:style-name="P40">2 miles on the 510 meter loop averaging about 10:25/mile</text:p>
      <text:p text:style-name="P40">a few minute rest and then a 510 meter jog followed by a few minute rest</text:p>
      <text:p text:style-name="P42">Run:<text:span text:style-name="T2"> <text:s/>1 x 200m, Time: 57s, <text:s/>jog 200m </text:span></text:p>
      <text:p text:style-name="P40">2 x 510m, Times: 2:43, 2:38, jog 300m after each</text:p>
      <text:p text:style-name="P40">2 x 1020m, Times: (2:40+2:34) = 5:14, (2:31+2:26) = 4:57, jog 510m after each</text:p>
      <text:p text:style-name="P40">1 x 510m, Time: 2:15.8, jog 510m</text:p>
      <text:p text:style-name="P40">Running got easier for me as I ran. That's why my times got faster as I ran. <text:s/>That's also why I need to take a long warm up before racing and running intervals.</text:p>
      <text:p text:style-name="P40">Note: 1020m in 4:57 is 7:49/mile, <text:s/>510m in 2:15.8 is 7:07/mile <text:s/></text:p>
      <text:p text:style-name="P40"/>
      <text:p text:style-name="P40">Thurs <text:s/>Sept 5, 2019 <text:span text:style-name="T1">1 mile</text:span> </text:p>
      <text:p text:style-name="P40">I jogged ½ mile to the Wise Center. <text:s/>At the center I used weight machines for about 20 minutes for a full body workout. Then I jogged ½ mile home. <text:s/></text:p>
      <text:p text:style-name="P40"/>
      <text:p text:style-name="P40">Fri Sept 6, 2019 <text:span text:style-name="T1">4.5 miles</text:span></text:p>
      <text:p text:style-name="P40">I ran 4.5 miles on hilly roads and averaged 9:02/mile. The last ½ mile was in 4:00.</text:p>
      <text:p text:style-name="P40"/>
      <text:p text:style-name="P42">In the past week: 26 miles <text:s/></text:p>
      <text:p text:style-name="P21"><text:soft-page-break/>Sat Sept 7, 2019 <text:span text:style-name="T1">5 miles</text:span> <text:s/></text:p>
      <text:p text:style-name="P21">I ran 6 x ½ mile with a ¼ mile jog before each ½ mile run and a ½ mile jog after the last ½ mile run. <text:s/>The jogs were at about 12:30/mile pace.</text:p>
      <text:p text:style-name="P26">½ mile times: <text:span text:style-name="T2">The first 3 averaged 4:20 and the second 3 averaged 3:57.</text:span></text:p>
      <text:p text:style-name="P21"/>
      <text:p text:style-name="P21">Sun Sept 8, 2019 <text:span text:style-name="T1">1 mile</text:span> </text:p>
      <text:p text:style-name="P21">I ran ½ mile down to the Wise Center in 4:44. <text:s/>At the center I used weight machines for about 22 minutes for a full body workout. Then I ran uphill ½ mile home in 6:25. </text:p>
      <text:p text:style-name="P21"/>
      <text:p text:style-name="P21">Mon Sept 9, 2019 <text:span text:style-name="T1">3.75 miles</text:span> </text:p>
      <text:p text:style-name="P21">I ran with 6 other runners on the high school track.</text:p>
      <text:p text:style-name="P21"><text:span text:style-name="T1">warm up:</text:span> 1.75 miles at various paces</text:p>
      <text:p text:style-name="P21"><text:span text:style-name="T1">Run:</text:span> 1 x 200m in 57s followed by a 200m jog</text:p>
      <text:p text:style-name="P21">4 x 400m run with a 200m jog between the runs</text:p>
      <text:p text:style-name="P21">Times: 1:58, 1:57, 2:01, 1:52</text:p>
      <text:p text:style-name="P21">The jogs were at about 12:00/mile.</text:p>
      <text:p text:style-name="P21"><text:span text:style-name="T1">Warm down: </text:span><text:s/>400m jog</text:p>
      <text:p text:style-name="P21"/>
      <text:p text:style-name="P21">Tues Sept 10, 2019 <text:span text:style-name="T1">no running</text:span></text:p>
      <text:p text:style-name="P21"/>
      <text:p text:style-name="P21">Wed <text:s/>Sept 11, 2019 <text:span text:style-name="T1">5 miles</text:span></text:p>
      <text:p text:style-name="P21">I ran with 5 other runners on the high school track.</text:p>
      <text:p text:style-name="P21"><text:span text:style-name="T1">warm up:</text:span> <text:s/>3 miles at various paces including 2 x 200m in 57s and 62s</text:p>
      <text:p text:style-name="P21"><text:span text:style-name="T1">Run:</text:span> 3200m in (8:00 + 8:05) = 16:05 </text:p>
      <text:p text:style-name="P21"/>
      <text:p text:style-name="P21">Thur Sept 12, 2019 <text:span text:style-name="T1">no running</text:span></text:p>
      <text:p text:style-name="P21">We flew to San Diego California for a wedding.</text:p>
      <text:p text:style-name="P21"/>
      <text:p text:style-name="P21">Fri Sept 13, 2018 <text:span text:style-name="T1">3 miles</text:span></text:p>
      <text:p text:style-name="P21">I ran 3 miles on a sidewalk that went along the Pacific Ocean shoreline in </text:p>
      <text:p text:style-name="P21">La Jolla Ca.</text:p>
      <text:p text:style-name="P21"/>
      <text:p text:style-name="P26">In the past week: 17.8 miles</text:p>
      <text:p text:style-name="P21"/>
      <text:p text:style-name="P21"/>
      <text:p text:style-name="P21"/>
      <text:p text:style-name="P21"/>
      <text:p text:style-name="P44"><text:soft-page-break/>Sat Sept 14, 2019 <text:span text:style-name="T1">3 miles</text:span> <text:s/></text:p>
      <text:p text:style-name="P44">I ran 3 miles on a sidewalk that went along the Pacific Ocean shoreline in </text:p>
      <text:p text:style-name="P44">La Jolla Ca.</text:p>
      <text:p text:style-name="P44"/>
      <text:p text:style-name="P44">Sun Sept 15, 2019 <text:span text:style-name="T1">no running</text:span></text:p>
      <text:p text:style-name="P45"/>
      <text:p text:style-name="P45"><text:span text:style-name="T2">Mon Sept 16, 2019 </text:span>no running </text:p>
      <text:p text:style-name="P44">We flew home.</text:p>
      <text:p text:style-name="P44"/>
      <text:p text:style-name="P44">Tues Sept 17, 2019 <text:span text:style-name="T1">4 miles</text:span></text:p>
      <text:p text:style-name="P44">I walked 4 x ¼ mile during the 4 miles and averaged 12:15/mile. <text:s/>The ratio of walking to running distances was 1/3. </text:p>
      <text:p text:style-name="P44"/>
      <text:p text:style-name="P44">Wed Sept 18, 2019 <text:span text:style-name="T1">5 miles </text:span></text:p>
      <text:p text:style-name="P44">I walked and ran 5 miles on hilly roads and grass and averaged 13:30/mile.</text:p>
      <text:p text:style-name="P44"/>
      <text:p text:style-name="P45">I am thinking about walk/run routines I could use in a long run.</text:p>
      <text:p text:style-name="P45"/>
      <text:p text:style-name="P44">Thurs <text:s/>Sept 19, 2019 <text:span text:style-name="T1">5 miles </text:span></text:p>
      <text:p text:style-name="P44">I walked and ran 5 miles on hilly roads and averaged 13:00/mile.</text:p>
      <text:p text:style-name="P44"/>
      <text:p text:style-name="P44">Fri <text:s/>Sept 20, 2019 <text:span text:style-name="T1">5 miles </text:span></text:p>
      <text:p text:style-name="P44">I walked and ran 5 miles on hilly roads and averaged 13:15/mile.</text:p>
      <text:p text:style-name="P44"/>
      <text:p text:style-name="P44"/>
      <text:p text:style-name="P44"/>
      <text:p text:style-name="P45">In the past week: 22 miles</text:p>
      <text:p text:style-name="P45"/>
      <text:p text:style-name="P21"><text:soft-page-break/>Sat Sept 21, 2019 <text:span text:style-name="T1">6 miles </text:span></text:p>
      <text:p text:style-name="P21">I walked and ran 5 miles on hilly roads and averaged 13:15/mile.</text:p>
      <text:p text:style-name="P21"/>
      <text:p text:style-name="P21">Sun Sept 22, 2019 <text:span text:style-name="T1">1 mile</text:span> <text:s text:c="2"/></text:p>
      <text:p text:style-name="P21">Half mile run down to the Wise Center.</text:p>
      <text:p text:style-name="P21">I used 15 weight machines and did crunches and push ups for a full body workout in 19 minutes.</text:p>
      <text:p text:style-name="P21">Rest 1:15 and a half mile run uphill in 6:18</text:p>
      <text:p text:style-name="P21"/>
      <text:p text:style-name="P21">Mon Sept 23, 2019 <text:span text:style-name="T1">9.35 miles <text:s/></text:span></text:p>
      <text:p text:style-name="P21">In the morning I walked and ran 7.35 miles on hilly roads and averaged 13:12/mile. In the afternoon I ran 2 miles on the high school track at various paces with some of the run at about 9:00/mile. </text:p>
      <text:p text:style-name="P21"/>
      <text:p text:style-name="P21">Tues Sept 24, 2019 <text:span text:style-name="T1">1 mile</text:span> <text:s/></text:p>
      <text:p text:style-name="P21">Half mile run down to the Wise Center.</text:p>
      <text:p text:style-name="P21">I used 15 weight machines and did crunches and push ups for a full body workout in 17 minutes.</text:p>
      <text:p text:style-name="P21">for Rest about 1 minute and a half mile run uphill in 5:48</text:p>
      <text:p text:style-name="P21"/>
      <text:p text:style-name="P21">Wed Sept 25, 2019 <text:span text:style-name="T1">9.1 miles</text:span></text:p>
      <text:p text:style-name="P21">In the morning I walked about 0.1 mile during each mile and averaged 12:18/mile 6 miles on hilly roads.</text:p>
      <text:p text:style-name="P21">In the afternoon I ran with 5 other runners on the high school track.</text:p>
      <text:list xml:id="list8515090983705390803" text:style-name="L2">
        <text:list-item>
          <text:list>
            <text:list-header>
              <text:p text:style-name="P74">1.75 mile warm up at about 10:00/mile and rest a few minutes</text:p>
              <text:p text:style-name="P74">1 x 200, 4 x 400, 1 x 200 with about a 350m jog after each run. <text:s/></text:p>
              <text:p text:style-name="P74">Times: 57s, 2:00, 1:58, 2:01, 1:59, 57s</text:p>
            </text:list-header>
          </text:list>
        </text:list-item>
      </text:list>
      <text:p text:style-name="P21"/>
      <text:p text:style-name="P21">Thur Sept 26, 2019 <text:span text:style-name="T1">5 miles</text:span></text:p>
      <text:p text:style-name="P23">I walked and ran 5 miles on hilly roads and averaged 13:08/mile.</text:p>
      <text:p text:style-name="P21"/>
      <text:p text:style-name="P21">Fri Sept 27, 2019 <text:span text:style-name="T1">5 miles</text:span> <text:s/></text:p>
      <text:p text:style-name="P22"><text:span text:style-name="T1">warm up:</text:span> 1 mile to the Allegheny College track in 9:40 and rested 4 minutes.</text:p>
      <text:p text:style-name="P22"><text:span text:style-name="T1">Run:</text:span> 3 miles on the track in 26:11. I ran slightly wide on the turns so each lap was ¼ mile. Splits: 8:55, 8:53, 8:23</text:p>
      <text:p text:style-name="P22">The ¼ mile splits for the last mile: 2:11, 2:09, 2:06, 1:57</text:p>
      <text:p text:style-name="P27">Warm down: <text:span text:style-name="T2">rest a few minutes and jog 1 mile home</text:span></text:p>
      <text:p text:style-name="P27">In the past week:<text:span text:style-name="T2"> </text:span>36.5 miles</text:p>
      <text:p text:style-name="P22"><text:soft-page-break/>Sat Sept 28, 2019 <text:span text:style-name="T1">6.25 miles</text:span> <text:s/></text:p>
      <text:p text:style-name="P22"><text:span text:style-name="T1">Run: </text:span>I ran 5.75 miles with Jim Fitch and averaged 10:45 including the uphill first mile in 12:02 and downhill last ½ mile in 4:45.</text:p>
      <text:p text:style-name="P27">Warm down: <text:span text:style-name="T2">After talking for a while I jogged ½ mile home.</text:span></text:p>
      <text:p text:style-name="P22"/>
      <text:p text:style-name="P27"><text:span text:style-name="T2">Sun Sept 29, 2019 </text:span>6 miles<text:span text:style-name="T2"> <text:s/></text:span></text:p>
      <text:p text:style-name="P22">I ran 6 miles out and back on a course with a total ascent of 443 feet.</text:p>
      <text:p text:style-name="P22">Splits: 10:01, 10:00, 9:57, 10:00, 9:51, 7:57 <text:s/>Average pace: 9:38</text:p>
      <text:p text:style-name="P22">I tried to run about 10:00 for each of the first 5 miles.</text:p>
      <text:p text:style-name="P22"/>
      <text:p text:style-name="P22">Mon Sept 30, 2019 <text:span text:style-name="T1">5 miles</text:span> </text:p>
      <text:p text:style-name="P22">I ran with 4 other runners on the high school track</text:p>
      <text:p text:style-name="P22"><text:span text:style-name="T1">warm up:</text:span> 2 miles in 10:15 + 9:34 = 19:49 and rest a few minutes</text:p>
      <text:p text:style-name="P27">Run: <text:s/><text:span text:style-name="T2">2 x 200m, 6 x 400m with a 200m jog after each. <text:s/></text:span></text:p>
      <text:p text:style-name="P22">Times: 58s, 1:02, 2:02, 2:00, 2:02, 1:54, 2:02, 1:59</text:p>
      <text:p text:style-name="P27">Warm down: <text:span text:style-name="T2">jog</text:span> <text:span text:style-name="T2">600m </text:span></text:p>
      <text:p text:style-name="P22"/>
      <text:p text:style-name="P27"><text:span text:style-name="T2">Tues Oct 1, 2019 </text:span>5 miles<text:span text:style-name="T2"> </text:span></text:p>
      <text:p text:style-name="P22">I walked and ran 5 miles on hilly roads and averaged 13:00/mile.</text:p>
      <text:p text:style-name="P22"/>
      <text:p text:style-name="P27"><text:span text:style-name="T2">Wed Oct 2, 2019 </text:span>4.75 miles<text:span text:style-name="T2"> <text:s text:c="2"/></text:span></text:p>
      <text:p text:style-name="P22">I ran on the high school track with 6 other runners.</text:p>
      <text:p text:style-name="P27">warm up: <text:s/><text:span text:style-name="T2">2.25 miles at about 10:20/mile, 1 x 200 in 64s, and jog 200m</text:span></text:p>
      <text:p text:style-name="P27">Run: <text:span text:style-name="T2">2 miles in 16:11, Splits: 8:12, 7:59</text:span></text:p>
      <text:p text:style-name="P27">warm down: <text:span text:style-name="T2">400m jog</text:span></text:p>
      <text:p text:style-name="P22"/>
      <text:p text:style-name="P27"><text:span text:style-name="T2">Thur Oct 3, 2019 </text:span>7.35 miles<text:span text:style-name="T2"> <text:s/></text:span></text:p>
      <text:p text:style-name="P22">I ran and walked 7.35 miles on hilly roads and averaged 12:30/mile.</text:p>
      <text:p text:style-name="P22"/>
      <text:p text:style-name="P22">Fri Oct 4, 2019 <text:span text:style-name="T1">6 miles</text:span> <text:s/></text:p>
      <text:p text:style-name="P22">I ran 6 miles on a hilly course and averaged 11:23/mile.</text:p>
      <text:p text:style-name="P22"/>
      <text:p text:style-name="P22"/>
      <text:p text:style-name="P22"/>
      <text:p text:style-name="P27">In the past week: 40.35 miles</text:p>
      <text:p text:style-name="P27"/>
      <text:p text:style-name="P27"/>
      <text:p text:style-name="P27"/>
      <text:p text:style-name="P27"><text:soft-page-break/><text:span text:style-name="T2">Sat Oct 5, 2019</text:span> 16 miles <text:s text:c="2"/></text:p>
      <text:p text:style-name="P22">I ran and walked 16 miles with Jim Fitch on somewhat hilly roads. <text:s/></text:p>
      <text:p text:style-name="P22">5 miles averaging 13:17/mile and rest about 4 minutes</text:p>
      <text:p text:style-name="P22">5 miles averaging 12:58/mile and rest about 4 minutes</text:p>
      <text:list xml:id="list3661527537470481272" text:style-name="L3">
        <text:list-item>
          <text:list>
            <text:list-header>
              <text:p text:style-name="P75">5.5 miles averaging 12:27/mile</text:p>
              <text:p text:style-name="P75">After resting a few minutes I jogged ½ mile home.</text:p>
            </text:list-header>
          </text:list>
        </text:list-item>
      </text:list>
      <text:p text:style-name="P22"/>
      <text:p text:style-name="P22">Sun Oct 6, 2019 <text:span text:style-name="T1">no running</text:span> <text:s/></text:p>
      <text:p text:style-name="P22"/>
      <text:p text:style-name="P22">Mon Oct 7, 2019 <text:span text:style-name="T1">9.6 miles</text:span></text:p>
      <text:p text:style-name="P22"><text:span text:style-name="T1">In the morning I ran and walked 7 miles on hilly roads. </text:span><text:s/></text:p>
      <text:p text:style-name="P22">I ran the first 2 miles without walking and averaged 10:30/mile. <text:s/>For the last 5 miles I walked 0.2 miles at the beginning of each ½ mile and ran the rest. The average pace while I was walking and running was about 13:00/mile.</text:p>
      <text:p text:style-name="P27">In the afternoon I ran and jogged 3.6 miles on the high school track.</text:p>
      <text:p text:style-name="P22">The workout included a 1.5 mile warm up and: 1 x 200m (66s), 1 x 400m (2:27), 1 x 800m (4:56), 1 x 400m (2:30), 1 x 200m (60s). </text:p>
      <text:p text:style-name="P22">I jogged 200m or 400m after each run, and warmed down with a 400m jog. </text:p>
      <text:p text:style-name="P22"/>
      <text:p text:style-name="P22">Tues Oct 8, 2019 <text:s/><text:span text:style-name="T1">no running</text:span></text:p>
      <text:p text:style-name="P27"/>
      <text:p text:style-name="P22">Wed Oct 9, 2019 <text:span text:style-name="T1">7.75 miles</text:span></text:p>
      <text:p text:style-name="P22"><text:span text:style-name="T1">In the early afternoon I ran and walked 4 miles on hilly roads. </text:span><text:s/></text:p>
      <text:p text:style-name="P22">The first 2 miles I ran without walking and averaged 9:41/mile.</text:p>
      <text:p text:style-name="P22">The next 2 miles I walked 0.2 miles at the beginning of each ½ mile and averaged: 13:03/mile</text:p>
      <text:p text:style-name="P27">In late afternoon I ran with 6 other runners on the high school track.</text:p>
      <text:p text:style-name="P22"><text:span text:style-name="T1">Warm up:</text:span> 1.5 miles at <text:s/>about 10:00/mile and rest a few minutes</text:p>
      <text:p text:style-name="P22"><text:span text:style-name="T1">Run:</text:span> 2 x 200m in 58s and 59s and 4 x 400 in 2:03, 2:00, 1:58, 1:59</text:p>
      <text:p text:style-name="P22">We jogged 200m after each run and another 400m at the end to warm down.</text:p>
      <text:p text:style-name="P22"/>
      <text:p text:style-name="P22">Thurs Oct 10, 2019 <text:span text:style-name="T1">no running</text:span> <text:s text:c="2"/></text:p>
      <text:p text:style-name="P22"/>
      <text:p text:style-name="P22">Fri Oct 11, 2019 7 miles</text:p>
      <text:p text:style-name="P22">I ran 7 miles on hilly roads and averaged 11:03/mile</text:p>
      <text:p text:style-name="P22"/>
      <text:p text:style-name="P22"><text:span text:style-name="T1">In the past week: 40.4 miles</text:span> </text:p>
      <text:p text:style-name="P22"/>
      <text:p text:style-name="P46"><text:soft-page-break/>I signed up for the Erie Endurance Run next Saturday October 19. <text:s/>I am not going to run too much leading up to that event.</text:p>
      <text:p text:style-name="P46"/>
      <text:p text:style-name="P47">Sat Oct 12, 2019 <text:span text:style-name="T1">no running</text:span></text:p>
      <text:p text:style-name="P47"/>
      <text:p text:style-name="P47">Sun Oct 13, 2019 <text:span text:style-name="T1">3</text:span> <text:span text:style-name="T1">miles</text:span> <text:s text:c="2"/></text:p>
      <text:p text:style-name="P47">I ran 3 miles on hilly roads and averaged 11:04/mile.</text:p>
      <text:p text:style-name="P47"/>
      <text:p text:style-name="P47">Mon Oct 14, 2019 <text:span text:style-name="T1">2.5 miles</text:span> <text:s/></text:p>
      <text:p text:style-name="P47">I ran and jogged 2.5 miles</text:p>
      <text:p text:style-name="P47"/>
      <text:p text:style-name="P47">Tues Oct 15, 2019 <text:span text:style-name="T1">no running</text:span> <text:s text:c="2"/></text:p>
      <text:p text:style-name="P47"/>
      <text:p text:style-name="P47">Wed Oct 16, 2019 <text:span text:style-name="T1">2 miles </text:span></text:p>
      <text:p text:style-name="P47">I ran and jogged 2 miles</text:p>
      <text:p text:style-name="P47"/>
      <text:p text:style-name="P47">Thur Oct 17, 2019 <text:span text:style-name="T1">2.5 miles</text:span></text:p>
      <text:p text:style-name="P47">I ran 2.5 miles on the Wise Center indoor track.</text:p>
      <text:p text:style-name="P47">Splits: 10:20, 10:47, 5:29</text:p>
      <text:p text:style-name="P47"/>
      <text:p text:style-name="P47">Fri Oct 18, 2019 <text:span text:style-name="T1">2.5 miles</text:span> </text:p>
      <text:p text:style-name="P47">I ran 2.5 miles on a treadmill at the Wise Center.</text:p>
      <text:p text:style-name="P47"/>
      <text:p text:style-name="P47"/>
      <text:p text:style-name="P46">In the past week: 12.5 miles</text:p>
      <text:p text:style-name="P46"/>
      <text:p text:style-name="P31">Sat Oct 19, 2019 <text:s/><text:span text:style-name="T1">23.1 miles</text:span> </text:p>
      <text:p text:style-name="P3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6"/>
      <text:p text:style-name="P16">Sunday to Thursday Oct 20 and 24 <text:s/><text:span text:style-name="T1">no running</text:span></text:p>
      <text:p text:style-name="P8">I have been sick with a cold.</text:p>
      <text:p text:style-name="P8"/>
      <text:p text:style-name="P16">Fri Oct 25, 2019 <text:span text:style-name="T1">2.5 miles</text:span> </text:p>
      <text:p text:style-name="P16">I ran 2.5 miles in 25 minutes on a treadmill at the Allegheny College Wise Center.</text:p>
      <text:p text:style-name="P16"/>
      <text:p text:style-name="P16"><text:span text:style-name="T1">In the past week: 25.6 miles</text:span> </text:p>
      <text:p text:style-name="P16"/>
      <text:p text:style-name="P16">Sat Oct 26, 2019 <text:span text:style-name="T1">no running <text:s/></text:span></text:p>
      <text:p text:style-name="P8"/>
      <text:p text:style-name="P16">Sun Oct 27, 2019 <text:span text:style-name="T1">3 miles <text:s text:c="3"/></text:span>I ran 3 miles on a treadmill at the Wise Center in 30:00.</text:p>
      <text:p text:style-name="P16"/>
      <text:p text:style-name="P16">Mon Oct 28, 2019 <text:span text:style-name="T1">4.5 miles</text:span> </text:p>
      <text:p text:style-name="P16">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6">Times: 1:02, 2:16, 2:15, 2:21, 1:58, 2:27, 1:51, 2:18</text:p>
      <text:p text:style-name="P8">Warm down:<text:span text:style-name="T2"> jog 400m</text:span></text:p>
      <text:p text:style-name="P16"/>
      <text:p text:style-name="P8"><text:span text:style-name="T2">Tues Oct 29, 2019 </text:span>no running<text:span text:style-name="T2"> <text:s/></text:span></text:p>
      <text:p text:style-name="P16"/>
      <text:p text:style-name="P8"><text:span text:style-name="T2">Wed Oct 30, 2019 </text:span>5 miles<text:span text:style-name="T2"> <text:s/></text:span></text:p>
      <text:p text:style-name="P16">In ran on the high school track with 5 other runners</text:p>
      <text:p text:style-name="P16"><text:span text:style-name="T1">Warm up:</text:span> 2 miles in 10:25 and 9:15. Rest 7 minutes.</text:p>
      <text:p text:style-name="P16"><text:span text:style-name="T1">Run:</text:span> 1 x 200m, 1 x 400m, 3 x 600m, 1 x 400m, 1 x 200m </text:p>
      <text:p text:style-name="P16">We jogged 300m after each 600m and 200m after all the rest.</text:p>
      <text:p text:style-name="P16">Times: 58s, 1:59, 3:00, 2:54, 2:51, 1:53, 50.6s</text:p>
      <text:p text:style-name="P16"/>
      <text:p text:style-name="P16">Thurs Oct 31, 2019<text:span text:style-name="T1"> 2 miles </text:span>averaging 9:28/mile on a Wise Center treadmill.</text:p>
      <text:p text:style-name="P16"/>
      <text:p text:style-name="P16">Fri Nov 1, 2019 <text:span text:style-name="T1">No running</text:span></text:p>
      <text:p text:style-name="P8"/>
      <text:p text:style-name="P8">In the past week: 14.5 miles</text:p>
      <text:p text:style-name="P16"><text:soft-page-break/>Sat Nov 2, 2019 <text:span text:style-name="T1">3.5 miles </text:span><text:s/></text:p>
      <text:p text:style-name="P16">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6"/>
      <text:p text:style-name="P8"><text:span text:style-name="T2">Sun Nov 3, 2019 </text:span>5 miles</text:p>
      <text:p text:style-name="P16">I ran 5 miles with Jim Fitch on slightly hilly roads. <text:s/>We ran faster with each mile and averaged 10:25/ mile. The last half mile was up and down hill in about 4:25.</text:p>
      <text:p text:style-name="P16"/>
      <text:p text:style-name="P16">Mon Nov 4, 2019 <text:span text:style-name="T1">4.5 miles</text:span> <text:s text:c="2"/></text:p>
      <text:p text:style-name="P16">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6">Times: 1:10, 1:10, 2:21, 2:21, 2:19, 2:19, 2:10.8</text:p>
      <text:p text:style-name="P8">Warm down:<text:span text:style-name="T2"> 400m jog</text:span></text:p>
      <text:p text:style-name="P16"/>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6"/>
      <text:p text:style-name="P8"><text:span text:style-name="T2">Wed Nov 6, 2019 </text:span>6 miles<text:span text:style-name="T2"> <text:s/></text:span></text:p>
      <text:p text:style-name="P16">In the morning I ran ½ mile down and then ½ mile up hill at a good pace.</text:p>
      <text:p text:style-name="P16">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6">Times: 63s, 2:12, 2:10, 4:22, 4:14, 2:02, 2:02, 57s</text:p>
      <text:p text:style-name="P16">We jogged ¼ mile after the the 800m runs and 200m after all the other runs.</text:p>
      <text:p text:style-name="P16"/>
      <text:p text:style-name="P16">Thur Nov 7, 2019 <text:span text:style-name="T1">no running</text:span></text:p>
      <text:p text:style-name="P16"/>
      <text:p text:style-name="P16">Fri Nov 8, 2019 <text:span text:style-name="T1">6 miles</text:span> <text:s text:c="2"/></text:p>
      <text:p text:style-name="P16">I ran on a Wise Center treadmill.</text:p>
      <text:p text:style-name="P8">Warm up: <text:span text:style-name="T2">1 mile at various paces between 10:30/mile and 8:30/mile and rest 3:00</text:span></text:p>
      <text:p text:style-name="P8">Run: <text:span text:style-name="T2">5 miles in 43:00 or 8:36/mile</text:span></text:p>
      <text:p text:style-name="P16">Spits: 8:57, 8:49, 8:41, 8:23, 8:10 </text:p>
      <text:p text:style-name="P16">I ran a lot faster than 3 days ago.</text:p>
      <text:p text:style-name="P16"/>
      <text:p text:style-name="P8">In the past week: 27.5 miles</text:p>
      <text:p text:style-name="P16"/>
      <text:p text:style-name="P16"><text:soft-page-break/>Sat Nov 9, 2019 <text:span text:style-name="T1">5 miles</text:span></text:p>
      <text:p text:style-name="P16"><text:span text:style-name="T1">Run:</text:span> 5 miles on a Wise Center treadmill in 47:47 or 9:33/mile</text:p>
      <text:p text:style-name="P16">Splits and pulses at the end of each mile:</text:p>
      <text:p text:style-name="P17">9:57 (?), 9:08 (?), 9:19 (143bpm), 9:34 (143bpm), 9:51 (144bpm)</text:p>
      <text:p text:style-name="P16">I had to slow in order to keep my pulse from rising.</text:p>
      <text:p text:style-name="P16"/>
      <text:p text:style-name="P16">Sun Nov 10, 2019 <text:span text:style-name="T1">3 miles</text:span> <text:s/></text:p>
      <text:p text:style-name="P16"><text:span text:style-name="T1">Run:</text:span> 3 miles on a Wise Center treadmill in 28:30 or 9:30/mile</text:p>
      <text:p text:style-name="P16">Approximate splits: 10:00, 9:30, 9:00 <text:s/>Pulse at the end : 142bpm</text:p>
      <text:p text:style-name="P16"/>
      <text:p text:style-name="P16">Mon Nov 11, 2019 <text:span text:style-name="T1">5.5 miles</text:span> <text:s/></text:p>
      <text:p text:style-name="P16"><text:span text:style-name="T1">Run:</text:span> 5 miles on a Wise Center treadmill in 47:25 or 9:29/mile</text:p>
      <text:p text:style-name="P16">Splits and pulses at the end of each mile:</text:p>
      <text:p text:style-name="P17">9:43 (132bpm), 9:30 (137bpm), 9:16 (142bpm), 9:22 (142bpm), 9:33 (143bpm)</text:p>
      <text:p text:style-name="P9">Warm down: <text:s/><text:span text:style-name="T2">½ mile in about 5:30</text:span></text:p>
      <text:p text:style-name="P17"/>
      <text:p text:style-name="P9"><text:span text:style-name="T2">Tues Nov 12, 2019 </text:span>4 miles<text:span text:style-name="T2"> <text:s/></text:span></text:p>
      <text:p text:style-name="P9">Run:<text:span text:style-name="T2"> 3 miles on a Wise Center treadmill in 28:28 or 9:29/mile</text:span></text:p>
      <text:p text:style-name="P17">Splits: 9:45, 9:31, 9:12 <text:s text:c="2"/>Pulse at the end: 139bpm</text:p>
      <text:p text:style-name="P9">Warm down:<text:span text:style-name="T2"> 1 mile in about 11:00 <text:s/></text:span></text:p>
      <text:p text:style-name="P17"/>
      <text:p text:style-name="P9"><text:span text:style-name="T2">Wed Nov 13, 2019 </text:span>no running<text:span text:style-name="T2"> </text:span></text:p>
      <text:p text:style-name="P17"/>
      <text:p text:style-name="P9"><text:span text:style-name="T2">Thur Nov 14, 2019 <text:s/></text:span>6 miles<text:span text:style-name="T2"> <text:s text:c="2"/></text:span></text:p>
      <text:p text:style-name="P16"><text:span text:style-name="T1">Run:</text:span> 5 miles on a Wise Center treadmill in 46:35 or 9:19/mile</text:p>
      <text:p text:style-name="P16">Splits and pulses at the end of each mile:</text:p>
      <text:p text:style-name="P17">9:29 (125bpm), 9:01 (142bpm), 9:07 (142bpm), 9:25 (143bpm), 9:32 (142bpm)</text:p>
      <text:p text:style-name="P17"><text:span text:style-name="T1">Warm down:</text:span> <text:s/>1 mile in 11:00</text:p>
      <text:p text:style-name="P17">Compare to 3 days ago. <text:s/>Today I could run faster and still maintain a pulse of 142bpm at the end of the run.</text:p>
      <text:p text:style-name="P17"/>
      <text:p text:style-name="P17">Fri Nov 15, 2019 <text:span text:style-name="T1">5.6 miles</text:span></text:p>
      <text:p text:style-name="P17"><text:span text:style-name="T1">Warm up: </text:span>0.1 mile lead into a 5 mile run on a Wise Center treadmill. <text:s text:c="2"/></text:p>
      <text:p text:style-name="P16"><text:span text:style-name="T1">Run:</text:span> 5 miles in 46:43 or 9:21/mile</text:p>
      <text:p text:style-name="P16">Splits and pulses at the end of each mile:</text:p>
      <text:p text:style-name="P17">9:27 (123bpm), 9:18 (138bpm), 9:13 (142bpm), 9:17 (141bpm), 9:26 (142bpm)</text:p>
      <text:p text:style-name="P17"><text:span text:style-name="T1">Warm down:</text:span> <text:s/>½ <text:s/>mile in about 5:30</text:p>
      <text:p text:style-name="P17">Mile spits were more consistent today than yesterday. And today I was running faster at the end of 5 miles than yesterday even though my pulse was 142bpm at the end of each run. <text:s/>I should try to run each mile at 9:20/mile and see what my final pulse is.</text:p>
      <text:p text:style-name="P17"/>
      <text:p text:style-name="P9">In the past week: 29.1 miles</text:p>
      <text:p text:style-name="P48"><text:soft-page-break/><text:span text:style-name="T2">Sat Nov 16, 2019 </text:span>5.5 miles <text:s/></text:p>
      <text:p text:style-name="P50">I ran on a Wise Center treadmill.</text:p>
      <text:p text:style-name="P48">Warm up: <text:s/><text:span text:style-name="T2">1 mile in 9:11 at various paces some as fast as 8:35/mile</text:span></text:p>
      <text:p text:style-name="P48">Run:<text:span text:style-name="T2"> 1 x ½ mile, 4 x ¼ mile, 1 x ½ mile. <text:s/>I jogged ¼ mile before each run. The jogging pace was about 12:00/mile.</text:span></text:p>
      <text:p text:style-name="P50">Times for runs: 4:00, 2:00, 2:00 (147bpm), 2:00, 2:00 (148bpm), 4:00 (153bpm)</text:p>
      <text:p text:style-name="P50">The 3 pulse rates given are the pulses at the end of a run.</text:p>
      <text:p text:style-name="P48">Warm down:<text:span text:style-name="T2"> ½ mile in in 6:00. <text:s text:c="2"/></text:span></text:p>
      <text:p text:style-name="P50"/>
      <text:p text:style-name="P48"><text:span text:style-name="T2">Sun Nov 17, 2019 </text:span>no running<text:span text:style-name="T2"> <text:s/></text:span></text:p>
      <text:p text:style-name="P50"/>
      <text:p text:style-name="P48"><text:span text:style-name="T2">Mon Nov 18, 2019 </text:span>6 miles <text:span text:style-name="T2"><text:s/></text:span></text:p>
      <text:p text:style-name="P48">Warm up:<text:span text:style-name="T2"> ½ mile run down to the Wise Center, and a few minute rest </text:span></text:p>
      <text:p text:style-name="P48">Run:<text:span text:style-name="T2"> <text:s/>5 miles in 44:35 or 8:55/mile</text:span></text:p>
      <text:p text:style-name="P50">Mile splits and pulses at the end of each mile:</text:p>
      <text:p text:style-name="P50">9:19 (143 bpm), 9:04 (144 bpm), 8:57 (1:50 bpm), 8:50 (155 bpm), 8:25 (163 bpm)</text:p>
      <text:p text:style-name="P50">The last ¼ mile was in 2:01.</text:p>
      <text:p text:style-name="P48">Warm down:<text:span text:style-name="T2"> ½ mile in about 6:00</text:span></text:p>
      <text:p text:style-name="P50"/>
      <text:p text:style-name="P48"><text:span text:style-name="T2">Tues Nov 19, 2019 </text:span>6.9 miles<text:span text:style-name="T2"> <text:s/></text:span></text:p>
      <text:p text:style-name="P50"><text:span text:style-name="T1">Warm up: </text:span>0.6 miles down to the Wise Center<text:span text:style-name="T1"> </text:span>and 0.05 mile lead into a 6 mile run on a Wise Center treadmill. <text:s text:c="2"/></text:p>
      <text:p text:style-name="P51"><text:span text:style-name="T1">Run:</text:span> 6 miles in 56:50 or 9:28/mile</text:p>
      <text:p text:style-name="P51">Splits and pulses at the end of each mile:</text:p>
      <text:p text:style-name="P50">9:30 (133bpm), 9:22 (137bpm), 9:36 (140bpm), 9:30 (142bpm), 9:23 (144bpm)</text:p>
      <text:p text:style-name="P50">9:29 (145bpm)</text:p>
      <text:p text:style-name="P50"><text:span text:style-name="T1">Warm down:</text:span> <text:s/>1/4 mile in about 2:40</text:p>
      <text:p text:style-name="P50"/>
      <text:p text:style-name="P50">Wed Nov 20, 2019 <text:s/><text:span text:style-name="T1">no running</text:span> <text:s/></text:p>
      <text:p text:style-name="P50"/>
      <text:p text:style-name="P50">Thur Nov 21, 2019 <text:span text:style-name="T1">2.85 miles</text:span></text:p>
      <text:p text:style-name="P50">I ran on a Wise Center treadmill. </text:p>
      <text:p text:style-name="P50"><text:span text:style-name="T1">Warm up:</text:span> <text:s/>0.1 mile lead into 2 miles, 2 miles in 9:48 and 9:31 and a 4 minutes rest</text:p>
      <text:p text:style-name="P50"><text:span text:style-name="T1">Run: </text:span><text:s/>0.25 miles in about 2:30 and 0.7 miles at 8:00/mile pace.</text:p>
      <text:p text:style-name="P50"><text:span text:style-name="T1">Warm down:</text:span> ½ mile in 6:00</text:p>
      <text:p text:style-name="P50"/>
      <text:p text:style-name="P50">Fri Nov 22, 2019 <text:span text:style-name="T1">5.3 miles</text:span></text:p>
      <text:p text:style-name="P50">I ran on a Wise Center treadmill <text:s/></text:p>
      <text:p text:style-name="P50"><text:span text:style-name="T1">Warm up: </text:span><text:s/>0.05 mile lead into 2 miles, 2 miles in 9:31 and 9:01 and a 4 minutes rest</text:p>
      <text:p text:style-name="P50"><text:span text:style-name="T1">Run:</text:span> <text:s/>6 x ¼ mile in 2:00 with a ¼ mile jog before each run in about 3:00.</text:p>
      <text:p text:style-name="P50">Pulses at the end of each run: ?, 150, 151, 152, 150, 153</text:p>
      <text:p text:style-name="P50"><text:span text:style-name="T1">Warm down: </text:span><text:s/>¼ mile in about 2:30</text:p>
      <text:p text:style-name="P50"><text:span text:style-name="T1">In the past week:</text:span> <text:s/><text:span text:style-name="T1">25.55 miles</text:span></text:p>
      <text:p text:style-name="P17"><text:soft-page-break/>Sat Nov 23, 2019 <text:span text:style-name="T1">5.8 miles</text:span> <text:s/></text:p>
      <text:p text:style-name="P17">I ran on a Wise Center treadmill.</text:p>
      <text:p text:style-name="P17"><text:span text:style-name="T1">Warm up:</text:span> <text:s/>0.5 miles at various paces and rest 4 minutes</text:p>
      <text:p text:style-name="P17"><text:span text:style-name="T1">Run:</text:span> 0.05 mile lead into a 5 mile run, Time for run 45:46 or 9:09/mile</text:p>
      <text:p text:style-name="P17">Mile slits and pulses at the end of each mile:</text:p>
      <text:p text:style-name="P17">8:58 (?), 9:02 (141 bpm), 9:06 (143 bpm), 9:19 (141 bpm), 9:21 (142 bpm)</text:p>
      <text:p text:style-name="P9">Warm down: <text:span text:style-name="T2">¼ mile in 2:45 </text:span></text:p>
      <text:p text:style-name="P17"/>
      <text:p text:style-name="P9"><text:span text:style-name="T2">Sun Nov 24, 2019 </text:span>no running<text:span text:style-name="T2"> <text:s/></text:span></text:p>
      <text:p text:style-name="P17"/>
      <text:p text:style-name="P9"><text:span text:style-name="T2">Mon Nov 25, 2019 </text:span>5.75 miles<text:span text:style-name="T2"> </text:span></text:p>
      <text:p text:style-name="P17">I ran on a Wise Center treadmill.</text:p>
      <text:p text:style-name="P9">Warm up:<text:span text:style-name="T2"> 0.1 mile lead into a 2 mile run. Mile splits: 9:25, 8:58, Pulse at end: 143 bpm</text:span></text:p>
      <text:p text:style-name="P17">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7">Pulses after ¼ mile runs: 149, 150, 150, 151 bpm. <text:s/>Pulse at the end of the mile run: 159 bpm</text:p>
      <text:p text:style-name="P9">Warm down: <text:s/><text:span text:style-name="T2">½ mile in about 6:00.</text:span></text:p>
      <text:p text:style-name="P17"/>
      <text:p text:style-name="P9"><text:span text:style-name="T2">Tues Nov 26, 2019 </text:span>6 miles<text:span text:style-name="T2"> <text:s text:c="2"/></text:span></text:p>
      <text:p text:style-name="P17">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7"/>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7">Times: (5:55+6:24)=12:12, (4:54+6:14)=11:08, (4:13+5:14)=9:27</text:p>
      <text:p text:style-name="P9">Warm down:<text:span text:style-name="T2"> 2 minutes rest, ½ mile jog</text:span></text:p>
      <text:p text:style-name="P17"/>
      <text:p text:style-name="P9"><text:span text:style-name="T2">Thurs Nov 28, 2019 </text:span>no running </text:p>
      <text:p text:style-name="P9"/>
      <text:p text:style-name="P17">Fri <text:s/>Nov 28 – Sun Nov 1, 2019 <text:span text:style-name="T1">no running</text:span> </text:p>
      <text:p text:style-name="P17">I have a cold.</text:p>
      <text:p text:style-name="P17"/>
      <text:p text:style-name="P48">In the last week: 21 miles</text:p>
      <text:p text:style-name="P48"/>
      <text:p text:style-name="P4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0"><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32"><text:soft-page-break/>Sat Dec 7, 2019<text:span text:style-name="T1"> 4.5 miles </text:span></text:p>
      <text:p text:style-name="P32">I ran on a course that had rolling hills but it wasn't the same one as yesterday.</text:p>
      <text:p text:style-name="P32"><text:span text:style-name="T1">Warm up:</text:span> <text:s/>¼ mile jog</text:p>
      <text:p text:style-name="P36">Run: <text:span text:style-name="T2">4 miles in 39:01 or 9:45/mile</text:span></text:p>
      <text:p text:style-name="P32">Splits: 10:11, 9:45, 9:55, 9:10</text:p>
      <text:p text:style-name="P32"><text:span text:style-name="T1">Warm down:</text:span> <text:s/>¼ mile jog</text:p>
      <text:p text:style-name="P32"/>
      <text:p text:style-name="P32">Sun Dec 8, 2019 <text:span text:style-name="T1">no running</text:span> <text:s text:c="2"/></text:p>
      <text:p text:style-name="P32"/>
      <text:p text:style-name="P32">Mon Dec 9, 2019 <text:span text:style-name="T1">3.6 miles</text:span> <text:s/></text:p>
      <text:p text:style-name="P32">I ran on a treadmill in the Country Inn in California MD.</text:p>
      <text:p text:style-name="P32"><text:span text:style-name="T1">Run:</text:span> 3.6 miles</text:p>
      <text:p text:style-name="P32">Approximate splits and pulses: </text:p>
      <text:p text:style-name="P32">9:45 (?), 9:30 (143 bpm), 9:00 (156 bpm)</text:p>
      <text:p text:style-name="P36">Warm down: <text:s/><text:span text:style-name="T2">0.6 miles at about 9:55/mile pace</text:span></text:p>
      <text:p text:style-name="P32"/>
      <text:p text:style-name="P36"><text:span text:style-name="T2">Tues Dec 10, 2019</text:span> 4.9 miles </text:p>
      <text:p text:style-name="P32">I ran the same course as thee days ago with rolling hills. </text:p>
      <text:p text:style-name="P32"><text:span text:style-name="T1">Warm up:</text:span> <text:s/>¼ mile jog</text:p>
      <text:p text:style-name="P36">Run: <text:span text:style-name="T2">4 miles in 37:18 or 9:20/mile</text:span></text:p>
      <text:p text:style-name="P32">Splits and pulses: 9:42(?), 9:30 (106 bpm), 9:30 (143 bpm), 8:37 (165 bpm)</text:p>
      <text:p text:style-name="P32"><text:span text:style-name="T1">Warm down:</text:span> <text:s/>0.65 mile jog</text:p>
      <text:p text:style-name="P32"/>
      <text:p text:style-name="P32">Wed Dec 11, 2019 <text:span text:style-name="T1">3.25 miles</text:span> <text:s/></text:p>
      <text:p text:style-name="P32"><text:span text:style-name="T1">Run: </text:span><text:s/>I ran 3 miles on slightly rolling sidewalks and roads in California MD.</text:p>
      <text:p text:style-name="P32">Time: 31:45, or 10:35/mile Splits: 11:19, 10:40, 9:46</text:p>
      <text:p text:style-name="P32"><text:span text:style-name="T1">Warm down:</text:span> ¼ mile in about 3:00</text:p>
      <text:p text:style-name="P32"/>
      <text:p text:style-name="P32">Thur Dec 12, 2019 <text:span text:style-name="T1">no running</text:span>, We drove 400 miles home.</text:p>
      <text:p text:style-name="P32"/>
      <text:p text:style-name="P32">Fri Dec 13, 2019 <text:span text:style-name="T1">4.85 miles</text:span> <text:s text:c="2"/></text:p>
      <text:p text:style-name="P32">I ran in the Wise Center.</text:p>
      <text:p text:style-name="P32"><text:span text:style-name="T1">Run:</text:span> <text:s/>On the indoor track: I ran 1 mile in 8:45. Final pulse: 151 bpm, rest 8:00</text:p>
      <text:p text:style-name="P32">On a treadmill: 4 x ¼ mile and 1 x 0.6 miles. The pace for all the runs was 8:00/mile. <text:s/>I jogged ¼ mile before each run in about 3:00.</text:p>
      <text:p text:style-name="P32"><text:span text:style-name="T1">Warm down:</text:span> <text:s/>¼ in 3:00</text:p>
      <text:p text:style-name="P5"/>
      <text:p text:style-name="P5">In the last week: 21.1 miles</text:p>
      <text:p text:style-name="P2"><text:tab/><text:tab/><text:tab/><text:tab/><text:tab/></text:p>
      <text:p text:style-name="P50"><text:soft-page-break/><text:span text:style-name="T11">Sat Dec 14, 2019 </text:span><text:span text:style-name="T12">no running</text:span></text:p>
      <text:p text:style-name="P2"/>
      <text:p text:style-name="P50"><text:span text:style-name="T11">Sun Dec 15, 2019 </text:span><text:span text:style-name="T12">no running</text:span><text:span text:style-name="T11"> <text:s text:c="2"/></text:span></text:p>
      <text:p text:style-name="P2"/>
      <text:p text:style-name="P50"><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0"><text:span text:style-name="T11">Tues Dec 17, 2019 </text:span><text:span text:style-name="T12">6.35 miles</text:span><text:span text:style-name="T11"> <text:s/></text:span></text:p>
      <text:p text:style-name="P2">I ran on a Wise Center treadmill.</text:p>
      <text:p text:style-name="P50"><text:span text:style-name="T12">Warm up:</text:span><text:span text:style-name="T11"> 1 mile in about 9:35 and rest 5 minutes</text:span></text:p>
      <text:p text:style-name="P50"><text:span text:style-name="T12">Run:</text:span><text:span text:style-name="T11"> 0.1 mile lead into a 5 mile run in 47:56 or 9:35/mile</text:span></text:p>
      <text:p text:style-name="P2">Mile splits and pulses at the end of each mile:</text:p>
      <text:p text:style-name="P32">9:13 (143 bpm), 9:24 (143 bpm), 9:35 (143 bpm), 9:45 (143 bpm), 9:58 (143 bpm)</text:p>
      <text:p text:style-name="P32"/>
      <text:p text:style-name="P32">Wed Dec 18, 2019 <text:span text:style-name="T1">no running</text:span> </text:p>
      <text:p text:style-name="P32"/>
      <text:p text:style-name="P32">Thur Dec 19, 2019 <text:span text:style-name="T1">4 miles</text:span> <text:s/></text:p>
      <text:p text:style-name="P32">I ran on a Wise Center treadmill</text:p>
      <text:p text:style-name="P32"><text:span text:style-name="T1">Warm up:</text:span> <text:s/>2 miles in 9:45 + 9:15 = 19:00, final pulse: 145 bpm, rest 4:00</text:p>
      <text:p text:style-name="P36">Run: <text:s/><text:span text:style-name="T2">0.25 mile lead into a 1.25 mile run at 8:00/mile pace</text:span></text:p>
      <text:p text:style-name="P33">Final pulse: 164 bpm </text:p>
      <text:p text:style-name="P36">Warm down:<text:span text:style-name="T2"> ½ mile in 5:30</text:span></text:p>
      <text:p text:style-name="P32">On Nov 21, 2019 I had a similar workout but stopped after 0.7 miles at 8:00/mile pace because I was pushing too hard. <text:s/>Today I could have kept running beyond 1.25 miles at that same pace.</text:p>
      <text:p text:style-name="P32"/>
      <text:p text:style-name="P32">Fri Dec 20, 2019 <text:span text:style-name="T1">4 miles</text:span> <text:s/></text:p>
      <text:p text:style-name="P32">I ran on a Wise Center treadmill</text:p>
      <text:p text:style-name="P32"><text:span text:style-name="T1">Warm up:</text:span> <text:s/>2.25 miles. The warm up included 2.15 miles at an average pulse of 9:30/mile. Final pace: 8:57/mile, final pulse: 145 bpm, rest 4:00</text:p>
      <text:p text:style-name="P36">Run: <text:s/><text:span text:style-name="T2">0.25 mile lead into a 1 mile run at 8:00/mile pace</text:span></text:p>
      <text:p text:style-name="P33">Final pulse: 160 bpm </text:p>
      <text:p text:style-name="P36">Warm down:<text:span text:style-name="T2"> ½ mile in about 5:30</text:span></text:p>
      <text:p text:style-name="P36"><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6"><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6"><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6"><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6"><text:span text:style-name="T13">Wed Dec 25, 2019 </text:span><text:span text:style-name="T11">no running</text:span><text:span text:style-name="T13"> <text:s/></text:span></text:p>
      <text:p text:style-name="P2"/>
      <text:p text:style-name="P36"><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6"><text:span text:style-name="T11">Warm up:</text:span><text:span text:style-name="T13"> 1 mile in 9:25 going faster as I ran and rest about 5:00</text:span></text:p>
      <text:p text:style-name="P36"><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6"><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6"><text:span text:style-name="T11">Warm up:</text:span><text:span text:style-name="T13"> 1 mile in 9:20 going faster as I ran and rest about 5:00</text:span></text:p>
      <text:p text:style-name="P36"><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7"/>
      <text:p text:style-name="P28"><text:span text:style-name="T2">Sat Jan 4, 2020 <text:s/></text:span>2.25 miles<text:span text:style-name="T2"><text:tab/></text:span></text:p>
      <text:p text:style-name="P28">Run:<text:span text:style-name="T2"> I ran 1 mile out and 1 mile back on hilly Limber Rd. <text:s/>After the first mile I rested about 2:00. Times: 10:21 and 8:28</text:span></text:p>
      <text:p text:style-name="P28">Warm down:<text:span text:style-name="T2"><text:tab/>¼ mile jog</text:span></text:p>
      <text:p text:style-name="P24"/>
      <text:p text:style-name="P28"><text:span text:style-name="T2">Sun Jan 5, 2020 </text:span>no running,<text:span text:style-name="T2"> I am experiencing a reaction to a shingle shot.</text:span></text:p>
      <text:p text:style-name="P24"/>
      <text:p text:style-name="P28"><text:span text:style-name="T2">Mon Jan 6, 2020 </text:span>4 miles<text:span text:style-name="T2"> <text:s/></text:span></text:p>
      <text:p text:style-name="P24">I ran 4 miles on a Wise Center treadmill.</text:p>
      <text:p text:style-name="P24">Splits and pulses at the end of each mile:</text:p>
      <text:p text:style-name="P24">10:00 (124 bpm), 9:30 (139), 9:01 (152), 10:00 (146)</text:p>
      <text:p text:style-name="P24"/>
      <text:p text:style-name="P24">Tues Jan 7, 2020 <text:span text:style-name="T1">4.25 miles</text:span> </text:p>
      <text:p text:style-name="P24">I ran on a Wise Center treadmill.</text:p>
      <text:p text:style-name="P24"><text:span text:style-name="T1">Warm up:</text:span> <text:s/>1 mile in 9:22 and rest about 4:00</text:p>
      <text:p text:style-name="P24"><text:span text:style-name="T1">Run:</text:span> <text:s/>3 x ¼ mile and 1 x ½ mile, all at 8:00/mile pace, before each run I jogged ¼ mile</text:p>
      <text:p text:style-name="P24"><text:span text:style-name="T1">Warm down:</text:span> rest 10 minutes and 1 mile on the indoor track in 9:45</text:p>
      <text:p text:style-name="P24"/>
      <text:p text:style-name="P24">Wed Jan 8, 2020 <text:span text:style-name="T1">no running</text:span> <text:s/></text:p>
      <text:p text:style-name="P24"/>
      <text:p text:style-name="P24">Thur Jan 9, 2020 <text:span text:style-name="T1">4 miles</text:span> </text:p>
      <text:p text:style-name="P24">I ran on the Wise Center indoor track.</text:p>
      <text:p text:style-name="P28">Warm up:<text:span text:style-name="T2"> 1 mile in 9:26, final pulse: 147</text:span></text:p>
      <text:p text:style-name="P28">Run:<text:span text:style-name="T2"> 6 x ¼ mile with a ¼ mile jog after each run.</text:span></text:p>
      <text:p text:style-name="P24">Times and pulses at the end of each run:</text:p>
      <text:p text:style-name="P24">2:00 (153 bpm), 1:58 (155), 2:00 (158), 1:59 (1:60), 1:58 <text:s/>(161), 1:52.1 (163)</text:p>
      <text:p text:style-name="P24">The jogs were all about 3:00</text:p>
      <text:p text:style-name="P24"/>
      <text:p text:style-name="P24">Fri Jan 10, 2020 <text:span text:style-name="T1">no running </text:span>We<text:span text:style-name="T1"> </text:span>drove to Pittsburgh and then later to New Alexandria PA.</text:p>
      <text:p text:style-name="P24"/>
      <text:p text:style-name="P28">In the past week: 14.5 miles</text:p>
      <text:p text:style-name="P9"/>
      <text:p text:style-name="P17"/>
      <text:p text:style-name="P53"/>
      <text:p text:style-name="P57"><text:soft-page-break/><text:span text:style-name="T2">Sat</text:span> <text:span text:style-name="T2">Jan 11, 2020 </text:span>3.5 miles<text:span text:style-name="T2"> </text:span></text:p>
      <text:p text:style-name="P59">I ran on a 1 mile loop down and up hill in New Alexandria PA.</text:p>
      <text:p text:style-name="P57">Run: <text:span text:style-name="T2">3 x 1 mile with a 4:00 rest between the runs</text:span></text:p>
      <text:p text:style-name="P59">Times: 9:48, 8:52, 8:29</text:p>
      <text:p text:style-name="P57">Warm down:<text:span text:style-name="T2"> ½ mile jog</text:span></text:p>
      <text:p text:style-name="P59"/>
      <text:p text:style-name="P57"><text:span text:style-name="T2">Sun Jan 12, 2020 </text:span>no running<text:span text:style-name="T2"> <text:s text:c="2"/></text:span></text:p>
      <text:p text:style-name="P59"/>
      <text:p text:style-name="P57"><text:span text:style-name="T2">Mon Jan 13, 2020 <text:s/></text:span>5.5 miles <text:span text:style-name="T2">I ran on a Wise Center treadmill.</text:span></text:p>
      <text:p text:style-name="P57">Warm up: <text:span text:style-name="T2">½ mile down to the Wise Center</text:span></text:p>
      <text:p text:style-name="P57">Run:<text:span text:style-name="T2"> 1.5 miles going faster as I ran. <text:s/>I ended at 8:00/mile pace and averaged 9:02/mile.</text:span></text:p>
      <text:p text:style-name="P59">After resting 4 minutes I ran 6 x ¼ mile with a ¼ mile jog before each run. <text:s/></text:p>
      <text:p text:style-name="P59">Times were all 2:00 for the runs.</text:p>
      <text:p text:style-name="P59">Pulse at the end of each run: 149 bpm, 151, 152, 153, 154, 154</text:p>
      <text:p text:style-name="P59">Pulses at the beginning of each run about: 110 bpm, 115, 116, 122, 124, 121</text:p>
      <text:p text:style-name="P59">The jogs took about 3:00. </text:p>
      <text:p text:style-name="P57">Warm down: <text:span text:style-name="T2">½ mile in about</text:span> <text:span text:style-name="T2">6:00</text:span></text:p>
      <text:p text:style-name="P57"/>
      <text:p text:style-name="P59">Tues Jan 14, 2020 <text:span text:style-name="T1">6.8 miles</text:span> <text:s/>I ran on a Wise Center treadmill.</text:p>
      <text:p text:style-name="P57">Warm up: <text:span text:style-name="T2">½ mile down to the Wise Center</text:span></text:p>
      <text:p text:style-name="P57">Run:<text:span text:style-name="T2"> 6.31 miles in 1 hour or 9:30.5/mile</text:span></text:p>
      <text:p text:style-name="P59">Spits and pulses at the end of each mile:</text:p>
      <text:p text:style-name="P59">9:59 (125bpm), 9:31 (138), 9:00 (148), 8:30 (154), 9:13 (150), 10:48 (143), </text:p>
      <text:p text:style-name="P60">and 0.31 miles in 2:59 </text:p>
      <text:p text:style-name="P60"/>
      <text:p text:style-name="P60">Wed Jan 15, 2020 <text:span text:style-name="T1">2 miles</text:span></text:p>
      <text:p text:style-name="P60">I road a 160 calorie ride on a stationary bike and take this to be roughly equivalent to a 1.5 mile run. <text:s/>Then I walked ½ mile on the indoor track.</text:p>
      <text:p text:style-name="P60"/>
      <text:p text:style-name="P57"><text:span text:style-name="T2">Thur Jan 16, 2020 <text:s/></text:span>6.25 miles <text:s/><text:span text:style-name="T2">I ran on a Wise Center treadmill.</text:span></text:p>
      <text:p text:style-name="P57">Warm up: <text:span text:style-name="T2">½ mile down to the Wise Center</text:span></text:p>
      <text:p text:style-name="P57">Run:<text:span text:style-name="T2"> 1.5 miles going faster as I ran and averaged 9:06/mile.</text:span></text:p>
      <text:p text:style-name="P59">After resting 5 minutes I ran 6 x ¼ mile with a ¼ mile jog before each run. <text:s/></text:p>
      <text:p text:style-name="P59">Times were all 2:00 for the runs.</text:p>
      <text:p text:style-name="P59">Pulse at the end of each run: 146 bpm, 148, 149, 150, 151, 150</text:p>
      <text:p text:style-name="P59">The jogs took about 3:00. </text:p>
      <text:p text:style-name="P57">Warm down: <text:span text:style-name="T2">½ mile in about</text:span> <text:span text:style-name="T2">5:30</text:span></text:p>
      <text:p text:style-name="P59">rested a few minutes, ¾ mile walk on the indoor track <text:s/>with first ½ mile in 7:17</text:p>
      <text:p text:style-name="P60"/>
      <text:p text:style-name="P59">Fri Jan 17, 2020 <text:span text:style-name="T1">7.75 miles</text:span> <text:s/>I ran on a Wise Center treadmill.</text:p>
      <text:p text:style-name="P57">Warm up: <text:span text:style-name="T2">½ mile down to the Wise Center</text:span></text:p>
      <text:p text:style-name="P57">Run:<text:span text:style-name="T2"> 6.50 miles in 1 hour or 9:13.9/mile</text:span></text:p>
      <text:p text:style-name="P59">Spits and pulses at the end of each mile:</text:p>
      <text:p text:style-name="P59">9:38 (125bpm), 9:29 (138), 9:24 (148), 9:16 (154), 9:09 (150), 8:58 (143), </text:p>
      <text:p text:style-name="P60">and 0.50 miles in <text:s/>(2:06 + 2:00) = 4:00 <text:s text:c="4"/><text:span text:style-name="T1"><text:s/>Warm down: </text:span>½ mile 2:45 and <text:s/>½ mile jog home</text:p>
      <text:p text:style-name="P60"/>
      <text:p text:style-name="P58">In past week: 31.8 miles</text:p>
      <text:p text:style-name="P54"><text:soft-page-break/>Sat Jan 18, 2020 <text:span text:style-name="T1">no running</text:span> </text:p>
      <text:p text:style-name="P54"/>
      <text:p text:style-name="P54">Sun Jan 19, 2020 <text:span text:style-name="T1">4.75 miles</text:span></text:p>
      <text:p text:style-name="P54">I ran on a Wise Center treadmill </text:p>
      <text:p text:style-name="P55">Warm up: <text:span text:style-name="T2">1.5 miles averaging 9:10/mile and going faster as I ran and rest about 4 minutes <text:s/></text:span></text:p>
      <text:p text:style-name="P55">Run: <text:span text:style-name="T2"><text:s/>6 x 0.2 miles with a 0.3 mile jog before each run</text:span></text:p>
      <text:p text:style-name="P54">The first 4 runs were at 8:00/mile pace and the last 2 runs were in 7:30/mile pace.</text:p>
      <text:p text:style-name="P54">The jogs were all about 12:00/mile pace.</text:p>
      <text:p text:style-name="P54">Pulses at the end of the runs: 148 bpm, 151, 153, 155, 153, 155</text:p>
      <text:p text:style-name="P55">Warm down: <text:span text:style-name="T2">¼ mile in about 3:00</text:span></text:p>
      <text:p text:style-name="P54"/>
      <text:p text:style-name="P55"><text:span text:style-name="T2">Mon Jan 20, 2020 </text:span>8 miles<text:span text:style-name="T2"> </text:span></text:p>
      <text:p text:style-name="P54">I ran on a Wise Center treadmill.</text:p>
      <text:p text:style-name="P55">Warm up: <text:span text:style-name="T2"><text:s/>1 mile in 9:23 at various paces and rest about 6:00</text:span></text:p>
      <text:p text:style-name="P55">Run: <text:span text:style-name="T2">6.75 miles in 60:12 or 8:55/mile</text:span></text:p>
      <text:p text:style-name="P54">Splits and pulses at the end of each mile:</text:p>
      <text:p text:style-name="P54">9:08 (139 bpm), 8:59 (143), 8:57.3 (147), 8:57.3 (149), 8:57.3 (149), 8:57.3 (150)</text:p>
      <text:p text:style-name="P54">I ran the last 0.75 miles in 6:16 (158) or at a pace of 8:22/mile with the last ¼ mile at 8:00/mile. </text:p>
      <text:p text:style-name="P55">Warm down: <text:span text:style-name="T2">¼ mile in about 3:00</text:span></text:p>
      <text:p text:style-name="P54">Faster workouts are starting to get me in better shape.</text:p>
      <text:p text:style-name="P54"/>
      <text:p text:style-name="P54">Tues Jan 21, 2020 <text:span text:style-name="T1">2 miles</text:span></text:p>
      <text:p text:style-name="P54"/>
      <text:p text:style-name="P54"/>
      <text:p text:style-name="P54">Wed Jan 22, 2020 <text:span text:style-name="T1">5.5 miles</text:span></text:p>
      <text:p text:style-name="P54">I ran on a Wise Center treadmill. <text:s/></text:p>
      <text:p text:style-name="P54"><text:span text:style-name="T1">Warm up:</text:span> <text:s/>3 miles with incline at 0.5%, Splits: 9:59, 9:31, 9:01, Final pulse:146 bpm, rest 4:00</text:p>
      <text:p text:style-name="P54"><text:span text:style-name="T1">Run:</text:span> Incline at 0%, 1.5 miles at 8:00/mile pace, Final pulse: 163 bpm</text:p>
      <text:p text:style-name="P54"><text:span text:style-name="T1">Warm down:</text:span> ½ mile in about 6:00 and ½ mile jog home</text:p>
      <text:p text:style-name="P54"/>
      <text:p text:style-name="P54">Thur Jan 23, 2020 <text:span text:style-name="T1">no running</text:span></text:p>
      <text:p text:style-name="P54"/>
      <text:p text:style-name="P54">Fri Jan 24, 2020 <text:span text:style-name="T1">6.5 miles</text:span> <text:s/></text:p>
      <text:p text:style-name="P54">I ran on a Wise Center treadmill. <text:s/></text:p>
      <text:p text:style-name="P54"><text:span text:style-name="T1">Warm up:</text:span> <text:s/>3 mile, Approximate splits and pulses at the end of each split: </text:p>
      <text:p text:style-name="P54">10:00 (125 bpm), 9:30 (135), 9:00 (142), rest 4:00</text:p>
      <text:p text:style-name="P54"><text:span text:style-name="T1">Run:</text:span> 3 x ½ <text:s/>mile with ¼ mile jog before each run</text:p>
      <text:p text:style-name="P54">Times and pulses at the end of each run: 3:56.8 (152 bpm), 3:53.8 (156), 3:47.9 (158)</text:p>
      <text:p text:style-name="P54"><text:span text:style-name="T1">Warm down:</text:span> 3/4 miles at about 11:00/mile and ½ mile jog home</text:p>
      <text:p text:style-name="P54"/>
      <text:p text:style-name="P54"><text:span text:style-name="T1">In the past week: </text:span>26.75 miles</text:p>
      <text:p text:style-name="P54"/>
      <text:p text:style-name="P54"/>
      <text:p text:style-name="P54"/>
      <text:p text:style-name="P54"/>
      <text:p text:style-name="P61"><text:soft-page-break/>Sat Jan 25, 2020 <text:s/><text:span text:style-name="T1">5 miles, <text:s text:c="3"/></text:span>I ran on a Wise Center treadmill and did a 142 bpm test.</text:p>
      <text:p text:style-name="P61"><text:span text:style-name="T1">Run:</text:span> <text:s/>I ran 5 miles. Splits and pulses at the end of each mile:</text:p>
      <text:p text:style-name="P61">9:34 (133 bpm), 9:03 (142), 9:08 (142), 9:27 (142), 9:37 (142)</text:p>
      <text:p text:style-name="P61">I have done similar tests for years. The following are the rules I will be using for a while for the test. <text:s/></text:p>
      <text:list xml:id="list8306606006912460782" text:style-name="L4">
        <text:list-item>
          <text:p text:style-name="P76">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76">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76">Continue adjusting the speed so HR stays near 142. <text:s/>Also continue taking splits for each mile and remembering HR at the end of each mile. <text:s/>Stop running after a mile split goes above 9:30. <text:s/></text:p>
        </text:list-item>
        <text:list-item>
          <text:p text:style-name="P76">After doing this test maybe once or twice a week for a while, you will be able to run more and more miles during the test. <text:s/>It will be necessary then to lower the upper limit on the last mile split from 9:30 to maybe 9:20 or lower. </text:p>
        </text:list-item>
      </text:list>
      <text:p text:style-name="P61"/>
      <text:p text:style-name="P61">Sun Jan 26, 2020 <text:span text:style-name="T1">6.5 miles</text:span> I ran on a Wise Center treadmill. </text:p>
      <text:p text:style-name="P61"><text:span text:style-name="T1">Warm up:</text:span> <text:s/>2 miles, Splits and pulses at the end of each mile: 9:29 (129 bpm), 9:00 (139)</text:p>
      <text:p text:style-name="P61"><text:span text:style-name="T1">Run: </text:span><text:s/>8 x ¼ mile with ¼ mile jog before each run. </text:p>
      <text:p text:style-name="P61">Times for runs and pulses at the end of each:</text:p>
      <text:p text:style-name="P61">1:58.4 (145 bpm), 1:58.4 (149), 1:58.4 (150), 1:58.4 (151), 1:56.9 (153), 1:56.9 (153),</text:p>
      <text:p text:style-name="P61">1:56.9 (153), 1:52.5 (155), The jogs were all about 3:00.</text:p>
      <text:p text:style-name="P62">Warm down: <text:span text:style-name="T2">½ mile in about 5:30</text:span></text:p>
      <text:p text:style-name="P61"/>
      <text:p text:style-name="P62"><text:span text:style-name="T2">Mon Jan 27, 2020 </text:span>no running<text:span text:style-name="T2"> <text:s/></text:span></text:p>
      <text:p text:style-name="P61"/>
      <text:p text:style-name="P62"><text:span text:style-name="T2">Tues Jan 28, 2020 </text:span>5.5 miles, I ran on a treadmill and did142 bpm test like I did 3 days ago. </text:p>
      <text:p text:style-name="P61"><text:span text:style-name="T1">Run:</text:span> <text:s/>I ran 5 miles. Splits and pulses at the end of each mile:</text:p>
      <text:p text:style-name="P61">9:29 (135 bpm), 9:59 (143), 9:10 (142), 9:22 (142), 9:37 (142)</text:p>
      <text:p text:style-name="P61">The result was about the same as 3 days ago.</text:p>
      <text:p text:style-name="P62">Warm down:<text:span text:style-name="T2"> ½ mile in about 5:30 </text:span></text:p>
      <text:p text:style-name="P61"/>
      <text:p text:style-name="P62"><text:span text:style-name="T2">Wed Jan 29, 2020 </text:span>5.5 miles<text:span text:style-name="T2"> <text:s/>I ran on a Wise Center treadmill. <text:s/></text:span></text:p>
      <text:p text:style-name="P61"><text:span text:style-name="T1">Warm up:</text:span> 3 miles with incline at 0.5%, Approximate Splits: 10:00, 9:30, 9:00, </text:p>
      <text:p text:style-name="P61">Final pulse:139 bpm, rest 4:00</text:p>
      <text:p text:style-name="P61"><text:span text:style-name="T1">Run:</text:span>Incline at 0%, 2 miles at 8:00/mile pace, </text:p>
      <text:p text:style-name="P61">Pulse at the end of each ½ mile: 151 bpm, 155, 158, 156</text:p>
      <text:p text:style-name="P61"><text:span text:style-name="T1">Warm down:</text:span> ½ mile in about 5:30</text:p>
      <text:p text:style-name="P61">I ran better today than one week ago , Jan 22, 2020no</text:p>
      <text:p text:style-name="P61"/>
      <text:p text:style-name="P61">Thur Jan 30, 2020 <text:span text:style-name="T1">no running </text:span></text:p>
      <text:p text:style-name="P61"/>
      <text:p text:style-name="P61">Fri Jan 31, 2020 <text:span text:style-name="T1">4.5 miles</text:span> <text:s/>I ran on a Wise Center Treadmill.</text:p>
      <text:p text:style-name="P62">Run: <text:span text:style-name="T2">4 miles in 36:08 or 9:02/mile, </text:span></text:p>
      <text:p text:style-name="P61">Splits and pulses at the end of each mile: 9:17 (135 bpm), 8:57 (139), 8:57 (142), 8:57 (147)</text:p>
      <text:p text:style-name="P62">Warm down:<text:span text:style-name="T2"> <text:s/>½ mile in about 5:30</text:span></text:p>
      <text:p text:style-name="P61"/>
      <text:p text:style-name="P61"><text:span text:style-name="T14">In the past week: </text:span><text:span text:style-name="T1">27 miles</text:span></text:p>
      <text:p text:style-name="P62"><text:soft-page-break/></text:p>
      <text:p text:style-name="P18">Sat Feb 1, 2020<text:span text:style-name="T1"> 2.5 miles</text:span></text:p>
      <text:p text:style-name="P18">I road a 210 calorie ride on a stationary bike and take this to be roughly equivalent to a 2mile run. <text:s/>Then I walked 1/2 mile on the indoor track in 7:46.</text:p>
      <text:p text:style-name="P18"/>
      <text:p text:style-name="P18">Sun Feb 2, 2020 <text:span text:style-name="T1">4.5 miles</text:span></text:p>
      <text:p text:style-name="P18">I ran on a Wise Center treadmill. </text:p>
      <text:p text:style-name="P18"><text:span text:style-name="T1">Run:</text:span> 4 miles, Approximate Splits and pulses at the end of each mile:</text:p>
      <text:p text:style-name="P18">10:00 (121 bpm), 9:30 (127), 9:00 (136), 10:00 (124)</text:p>
      <text:p text:style-name="P18"><text:span text:style-name="T1">Warm down:</text:span> ½ in <text:s/>5:30 (118 bpm)</text:p>
      <text:p text:style-name="P18">Compare today's workout to the one on Jan 6, 2020. Pulses much lower today.</text:p>
      <text:p text:style-name="P17">Mon Jan 6, 2020 4 miles <text:s/></text:p>
      <text:p text:style-name="P17"><text:span text:style-name="T1">Run:</text:span> 4 miles on a Wise Center treadmill.</text:p>
      <text:p text:style-name="P17">Splits and pulses at the end of each mile:</text:p>
      <text:p text:style-name="P17">10:00 (124 bpm), 9:30 (139), 9:01 (152), 10:00 (146)</text:p>
      <text:p text:style-name="P17"/>
      <text:p text:style-name="P17">Mon Feb 3, 2020 <text:span text:style-name="T1">4.5 miles</text:span></text:p>
      <text:p text:style-name="P17"><text:span text:style-name="T1">Run:</text:span> 4 miles on hilly roads and averaged 10:14/mile.</text:p>
      <text:p text:style-name="P17"><text:span text:style-name="T1">Warm down:</text:span> <text:s/>½ mile in about 5:30</text:p>
      <text:p text:style-name="P17"/>
      <text:p text:style-name="P17">Tues Feb 4, 2020 <text:s/><text:span text:style-name="T1">5 miles total, (Run:4 miles, <text:s/>Walk: 1 mile)</text:span></text:p>
      <text:p text:style-name="P17">I ran and walked<text:span text:style-name="T1"> </text:span>5 miles on hilly roads and averaged 11:55/mile.</text:p>
      <text:p text:style-name="P17">After 1.5 miles I walked 8 time for a total of 1 mile of walking. </text:p>
      <text:p text:style-name="P17"/>
      <text:p text:style-name="P17">Wed Feb 5, 2020 <text:span text:style-name="T1">4 miles total, (Run:3.2 miles, <text:s/>Walk: 0.8 mile)</text:span></text:p>
      <text:p text:style-name="P17">I ran and walked<text:span text:style-name="T1"> </text:span>4 miles on hilly roads and averaged 11:44/mile.</text:p>
      <text:p text:style-name="P17">I walked 0.1 miles at the beginning of each ½ mile.</text:p>
      <text:p text:style-name="P17"/>
      <text:p text:style-name="P17">Thurs Feb 6, 2020 <text:span text:style-name="T1">4 miles</text:span> </text:p>
      <text:p text:style-name="P17">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7"/>
      <text:p text:style-name="P9"><text:span text:style-name="T2">Fri Feb 7, 2020 </text:span>3.25 miles </text:p>
      <text:p text:style-name="P17">I ran on a Wise Center treadmill.</text:p>
      <text:p text:style-name="P9">Run:<text:span text:style-name="T2"> 3 miles in 27:00, </text:span></text:p>
      <text:p text:style-name="P17">Approximate splits and pulses at the end of each split: </text:p>
      <text:p text:style-name="P17">9:30 (131 bpm), 9:00 (137), 8:30 (147)</text:p>
      <text:p text:style-name="P9">Warm down: <text:span text:style-name="T2">0.25 miles in about 3:00</text:span></text:p>
      <text:p text:style-name="P17"/>
      <text:p text:style-name="P9">In the past week: 27.75 miles</text:p>
      <text:p text:style-name="P9"><text:soft-page-break/></text:p>
      <text:p text:style-name="P17">Sat Feb 8, 2020 <text:span text:style-name="T1">3.5 miles</text:span></text:p>
      <text:p text:style-name="P17">I ran on the indoor track in the Wise Center.</text:p>
      <text:p text:style-name="P17"><text:span text:style-name="T1">Run</text:span>: <text:s/>3 miles in 28:08, <text:span text:style-name="T1">Splits:</text:span> 9:40, 9:20, 9:06</text:p>
      <text:p text:style-name="P17"><text:span text:style-name="T1">Warm down:</text:span> <text:s/>½ mile in about 6:00</text:p>
      <text:p text:style-name="P17"/>
      <text:p text:style-name="P17">Sun Feb. 9, 2020 <text:span text:style-name="T1">3.25 miles</text:span> <text:s/></text:p>
      <text:p text:style-name="P17">I ran on the indoor track in the Wise Center.</text:p>
      <text:p text:style-name="P9">No Warm up</text:p>
      <text:p text:style-name="P17"><text:span text:style-name="T1">Run:</text:span> 1 mile in 4:37 + 4:21 = 8:58 and 4 x ¼ mile, Times: 2:08, 2:07, 2:06 and 2:00 <text:s text:c="2"/></text:p>
      <text:p text:style-name="P17">¼ mile jog after each run, each in about 3:00</text:p>
      <text:p text:style-name="P17"/>
      <text:p text:style-name="P17">Mon Feb 10, 2020 <text:span text:style-name="T1">7.5 miles</text:span> <text:s/>(<text:span text:style-name="T1">Run: 6.25 miles, Walk: 1.25 miles) </text:span><text:s text:c="2"/></text:p>
      <text:p text:style-name="P17"><text:span text:style-name="T1">Warm up:</text:span> ½ mile jog to Wise Center</text:p>
      <text:p text:style-name="P17"><text:span text:style-name="T1">Run and Walk:</text:span> I ran and walked 6.5 miles on the indoor track. I walked about 0.1 miles at the beginning of each ½ mile and averaged about 11:55/mile</text:p>
      <text:p text:style-name="P17"><text:span text:style-name="T1">Warm down:</text:span> ½ mile jog home</text:p>
      <text:p text:style-name="P17"/>
      <text:p text:style-name="P17">Tues Feb 11, 2020 <text:span text:style-name="T1">no running</text:span></text:p>
      <text:p text:style-name="P9"/>
      <text:p text:style-name="P17">Wed Feb 12, 2020 <text:span text:style-name="T1">6.5 miles</text:span> <text:s/>(<text:span text:style-name="T1">Run: 5.5 miles, Walk: 1 miles) </text:span></text:p>
      <text:p text:style-name="P17">I ran and walked on the Wise Center indoor and practiced a routine for running and walking a 50 miler on a relatively level course. <text:s/></text:p>
      <text:p text:style-name="P17"><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7"><text:span text:style-name="T1">Warm down:</text:span> ½ mile jog home </text:p>
      <text:p text:style-name="P17"/>
      <text:p text:style-name="P17">Thur Feb 13, 2020 <text:span text:style-name="T1">4.5 miles <text:s text:c="2"/></text:span>(<text:span text:style-name="T1">Run: 4 miles, Walk: ½ <text:s/>miles) </text:span></text:p>
      <text:p text:style-name="P17">I ran on the Wise Center indoor track.</text:p>
      <text:p text:style-name="P17">2 miles in 18:14, ½ mile splits: 4:59, 4:45, 4:28, 4:02</text:p>
      <text:p text:style-name="P17">9:00 rest</text:p>
      <text:p text:style-name="P17">4 x ¼ mile with a ¼ mile jog after each run</text:p>
      <text:p text:style-name="P17">Times for runs: 2:01, 1:59, 1:57.5, 1:53.5 <text:s/>Jogs in about 3:08</text:p>
      <text:p text:style-name="P17">Warm down: ½ mile walk</text:p>
      <text:p text:style-name="P17"/>
      <text:p text:style-name="P17">Fri Feb 14, 2020 <text:s/><text:span text:style-name="T1">no running</text:span> <text:s/></text:p>
      <text:p text:style-name="P17"/>
      <text:p text:style-name="P17"/>
      <text:p text:style-name="P17"><text:span text:style-name="T1">In the past week: <text:s/>25.25 miles total</text:span>, <text:s/>run: 22.75 miles, walk: 2.75 miles</text:p>
      <text:p text:style-name="P17"/>
      <text:p text:style-name="P17"><text:soft-page-break/></text:p>
      <text:p text:style-name="P17">Sat Feb 15, 2020 <text:span text:style-name="T1">3 miles</text:span> <text:s/></text:p>
      <text:p text:style-name="P17">I ran 3 miles on the Wise Center indoor track.</text:p>
      <text:p text:style-name="P17">Splits: 10:45, 10:16, 9:56</text:p>
      <text:p text:style-name="P17"/>
      <text:p text:style-name="P17">Sun Feb 16, 2020 <text:span text:style-name="T1">3 miles</text:span> <text:s/></text:p>
      <text:p text:style-name="P17">I ran 3 miles on the Wise Center indoor track.</text:p>
      <text:p text:style-name="P17">Splits: 10:33, 10:24, 9:50</text:p>
      <text:p text:style-name="P17"/>
      <text:p text:style-name="P17">Mon Feb 17, 2020 <text:span text:style-name="T1">8 miles total, <text:s/>run: 4.7 miles, walk: 3.3 miles</text:span></text:p>
      <text:p text:style-name="P17"><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7"/>
      <text:p text:style-name="P9"><text:span text:style-name="T2">Tues Feb 18, 2020 </text:span>no running</text:p>
      <text:p text:style-name="P17"/>
      <text:p text:style-name="P17">Wed Feb 19, 2020 <text:span text:style-name="T1">3 miles total,</text:span> <text:s/><text:span text:style-name="T1">run: 2.25 miles, walk: 0.75 miles</text:span></text:p>
      <text:p text:style-name="P17">I ran and walked 3 miles on the Wise Center indoor track. I walked 1/8 mile at the beginning of each ½ mile and averaged about 12:45/mile.</text:p>
      <text:p text:style-name="P17"/>
      <text:p text:style-name="P17">Thur Feb 20, 2020 <text:span text:style-name="T1">no running </text:span><text:s/>I walked 1 mile on the indoor track, 7:20 + 6:57</text:p>
      <text:p text:style-name="P17"/>
      <text:p text:style-name="P17">Fri Feb 21, 2020 <text:s/><text:span text:style-name="T1">3 miles</text:span></text:p>
      <text:p text:style-name="P9"/>
      <text:p text:style-name="P24">In the past week: <text:span text:style-name="T1">16 miles</text:span></text:p>
      <text:p text:style-name="P24">----------------------------------------------------------------------------------------------</text:p>
      <text:p text:style-name="P24">Sat Feb 22, 2020 <text:span text:style-name="T1">1.5 miles</text:span> on a Wise Center treadmill</text:p>
      <text:p text:style-name="P24"/>
      <text:p text:style-name="P24">Sun Feb 23, 2020 <text:span text:style-name="T1">no running </text:span></text:p>
      <text:p text:style-name="P28"/>
      <text:p text:style-name="P24">Mon Feb 24, 2020 <text:span text:style-name="T1">5 miles </text:span>on the<text:span text:style-name="T1"> </text:span>Wise Center indoor track.</text:p>
      <text:p text:style-name="P24"><text:span text:style-name="T1">Run:</text:span> 3 individual miles with a ½ mile jog between them. <text:s/>The jogs about 6:25.</text:p>
      <text:p text:style-name="P24">Times for miles: 9:45, 9:19, 4:23 + 4:19 = 8:41, <text:s/><text:span text:style-name="T1">Warm down:</text:span> 1 mile jog 12:33</text:p>
      <text:p text:style-name="P24"/>
      <text:p text:style-name="P24">continued</text:p>
      <text:p text:style-name="P24"/>
      <text:p text:style-name="P24"/>
      <text:p text:style-name="P24"/>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25"><text:soft-page-break/></text:p>
      <text:p text:style-name="P25">Sun March 15, 2020 <text:span text:style-name="T1">3.8 miles</text:span></text:p>
      <text:p text:style-name="P29">Warm up: <text:span text:style-name="T2">0.3 mile jog to the hilly 510 meter cemetery loop.</text:span></text:p>
      <text:p text:style-name="P29">Run:<text:span text:style-name="T2"> 10 loops, Distance: 3.17 miles Time for 10 loops: 34:05 or 10:45/mile</text:span></text:p>
      <text:p text:style-name="P29">Warm down:<text:span text:style-name="T2"> 0.3 mile jog and walk</text:span></text:p>
      <text:p text:style-name="P25"/>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25">Tues March 17, 2020 <text:span text:style-name="T1">4.1 miles</text:span></text:p>
      <text:p text:style-name="P29">Warm up: <text:span text:style-name="T2">0.3 mile jog to the hilly 510 meter cemetery loop.</text:span></text:p>
      <text:p text:style-name="P29">Run:<text:span text:style-name="T2"> 10 loops, Distance: 3.17 miles, Time for 10 loops: 34:55 or 11:01 min/mile</text:span></text:p>
      <text:p text:style-name="P25">Warm down: 0.6 mile jog and walk</text:p>
      <text:p text:style-name="P25"/>
      <text:p text:style-name="P25">Wed March 18, 2020 <text:span text:style-name="T1">3.9 miles</text:span> </text:p>
      <text:p text:style-name="P29">Warm up: <text:span text:style-name="T2">0.3 mile jog to the hilly 510 meter cemetery loop.</text:span></text:p>
      <text:p text:style-name="P29">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25">Thur March 19, 2020 <text:span text:style-name="T1">3 miles</text:span> </text:p>
      <text:p text:style-name="P29">Warm up: <text:span text:style-name="T2">0.3 mile jog to the hilly 510 meter cemetery loop.</text:span></text:p>
      <text:p text:style-name="P29">Run: <text:span text:style-name="T2">1</text:span> <text:span text:style-name="T2">mile in 9:00, Splits: 3:04, 2:54, 2:40, 22 s, </text:span></text:p>
      <text:p text:style-name="P3"><text:span text:style-name="T1">Warm down:</text:span> <text:span text:style-name="T3">1.7 miles of walking and jogging</text:span></text:p>
      <text:p text:style-name="P25"/>
      <text:p text:style-name="P3"><text:span text:style-name="T3">Fri March 20, 2020 </text:span><text:span text:style-name="T4">3.9 miles</text:span></text:p>
      <text:p text:style-name="P29">Warm up: <text:span text:style-name="T2">0.75 mile jog to the hilly 510 meter cemetery loop.</text:span></text:p>
      <text:p text:style-name="P29">Run and walk:</text:p>
      <text:p text:style-name="P29"><text:span text:style-name="T2">7</text:span> <text:span text:style-name="T2">loops in 17:16 or 10:58/mile, I walked about 45 s during each loop. </text:span></text:p>
      <text:p text:style-name="P3">3 loops in 11:15 or 11:51/mile, I<text:span text:style-name="T3"> walked about 80 s during each loop. </text:span></text:p>
      <text:p text:style-name="P25"/>
      <text:p text:style-name="P3"><text:span text:style-name="T4">In the last week: 26.6 miles <text:s text:c="2"/></text:span><text:span text:style-name="T3"><text:s/></text:span></text:p>
      <text:p text:style-name="P25"/>
      <text:p text:style-name="P25"/>
      <text:p text:style-name="P25"><text:soft-page-break/></text:p>
      <text:p text:style-name="P25">Sat March 21, 2020 <text:span text:style-name="T1">4.3 miles</text:span></text:p>
      <text:p text:style-name="P29">Warm up: <text:span text:style-name="T2">0.3 mile jog to the hilly 510 meter cemetery loop.</text:span></text:p>
      <text:p text:style-name="P29">Run:<text:span text:style-name="T2"> 2 miles on the loop, Splits: 10:01, 9:04</text:span></text:p>
      <text:p text:style-name="P29">Warm down: <text:span text:style-name="T2">2 miles of walking and running averaging 11:40/mile</text:span></text:p>
      <text:p text:style-name="P25"/>
      <text:p text:style-name="P29"><text:span text:style-name="T2">Sun March 22, 2020 </text:span>3.8 miles</text:p>
      <text:p text:style-name="P29">Warm up: <text:span text:style-name="T2">0.3 mile jog to the hilly 510 meter cemetery loop.</text:span></text:p>
      <text:p text:style-name="P29">Run:<text:span text:style-name="T2"> 8 loops (4080 meters) in 23:45 or 9:21/mile </text:span></text:p>
      <text:p text:style-name="P25">1020 meter splits: 6:10, 5:54, 5:58, 5:43</text:p>
      <text:p text:style-name="P29">Warm down: <text:span text:style-name="T2">rest</text:span> <text:span text:style-name="T2">2 minutes, 2 loop jog and 0.3 mile jog home</text:span></text:p>
      <text:p text:style-name="P25"/>
      <text:p text:style-name="P29"><text:span text:style-name="T2">Mon March 23, 2020 </text:span>2 miles</text:p>
      <text:p text:style-name="P25">I ran 2 miles at various paces.</text:p>
      <text:p text:style-name="P25"/>
      <text:p text:style-name="P25">Tues March 24, 2020 <text:span text:style-name="T1">4.2 miles</text:span></text:p>
      <text:p text:style-name="P29">Warm up: <text:span text:style-name="T2">0.3 mile jog to the hilly 510 meter cemetery loop.</text:span></text:p>
      <text:p text:style-name="P29">Run:<text:span text:style-name="T2"> 10 loops, Distance: 3.17 miles Time for 10 loops: 32:56 or 10:23/mile</text:span></text:p>
      <text:p text:style-name="P29">Warm down:<text:span text:style-name="T2"> 0.4 mile jog, 1 minute rest and 0.3 mile jog home.</text:span></text:p>
      <text:p text:style-name="P25"/>
      <text:p text:style-name="P29"><text:span text:style-name="T2">Wed March 25, 2020 </text:span>4 miles</text:p>
      <text:p text:style-name="P29">Warm up: <text:span text:style-name="T2">1mile jog</text:span></text:p>
      <text:p text:style-name="P29">Run:<text:span text:style-name="T2"> 1 mile on the hilly 510 m cemetery loop in 9:11 and rest about 3:00</text:span></text:p>
      <text:p text:style-name="P29">Warm down:<text:span text:style-name="T2"> 1 mile jog in 11:56 and 1 mile walk and run in 12:06</text:span></text:p>
      <text:p text:style-name="P25"/>
      <text:p text:style-name="P29"><text:span text:style-name="T2">Thur March 26, 2020 </text:span>2.5 miles </text:p>
      <text:p text:style-name="P25">I ran and walked 2.5 miles at various paces.</text:p>
      <text:p text:style-name="P25"/>
      <text:p text:style-name="P25">Fri March 27, 2020 <text:span text:style-name="T1">5.25 miles </text:span></text:p>
      <text:p text:style-name="P25"><text:span text:style-name="T1">Warm up:</text:span> <text:s/>0.5 miles to the hilly 510 meter cemetery loop.</text:p>
      <text:p text:style-name="P25"><text:span text:style-name="T1">Run and walk:</text:span> <text:s/>I ran and walked 15 loops, 4.75 miles in 58:52 or 12:24/mile.</text:p>
      <text:p text:style-name="P25">I ran the first 6 loops and walked about 1 minute at the beginning of the next <text:s text:c="4"/>9 loops. </text:p>
      <text:p text:style-name="P29">Splits every 3 loops: <text:span text:style-name="T2">11:55, 11:17, 11:48, 11:54, 11:58</text:span></text:p>
      <text:p text:style-name="P25"/>
      <text:p text:style-name="P29">In the last week: <text:s/>25 miles</text:p>
      <text:p text:style-name="P29"/>
      <text:p text:style-name="P29"/>
      <text:p text:style-name="P29"><text:soft-page-break/></text:p>
      <text:p text:style-name="P18">Sat March 28, 2020 <text:span text:style-name="T1">4 miles</text:span></text:p>
      <text:p text:style-name="P18"><text:span text:style-name="T1">Run:</text:span> 2.13 miles on very hilly roads</text:p>
      <text:p text:style-name="P18"><text:span text:style-name="T1">Run and walk:</text:span> 6 loops on the hilly 510 meter cemetery loop, 1.9 miles in 23:28 or 12:21/mile. I walked about 1 minute at the beginning of each loop. </text:p>
      <text:p text:style-name="P18"/>
      <text:p text:style-name="P18">Sun March 29, 2020 <text:s/><text:span text:style-name="T1">6.45 miles</text:span></text:p>
      <text:p text:style-name="P18"><text:span text:style-name="T1">Run:</text:span> 2.13 miles on very hilly roads in 24:20 or 11:25/mile </text:p>
      <text:p text:style-name="P18"><text:span text:style-name="T1">Run and walk:</text:span> 13 loops on the hilly 510 meter cemetery loop, 4.12 miles in 48:44 or 11:40/mile. I walked about 1 minute at the beginning of each loop.</text:p>
      <text:p text:style-name="P18"><text:span text:style-name="T1">Warm down:</text:span> <text:s/>0.2 mile walk</text:p>
      <text:p text:style-name="P18">It was a nice day and no need for sweat clothes. I ran and walked faster.</text:p>
      <text:p text:style-name="P18"/>
      <text:p text:style-name="P18">Mon March 30, 2020 <text:s/><text:span text:style-name="T1"><text:s/>5.25 miles</text:span></text:p>
      <text:p text:style-name="P18"><text:span text:style-name="T1">Run:</text:span> 2.13 miles on very hilly roads in 24:35 or 11:32/mile </text:p>
      <text:p text:style-name="P18"><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8"><text:span text:style-name="T1">Warm down:</text:span> <text:s/>0.2 mile walk</text:p>
      <text:p text:style-name="P18">I wore sweats, gloves and a hat.</text:p>
      <text:p text:style-name="P18"/>
      <text:p text:style-name="P18">Tues March 31, 2020 <text:span text:style-name="T1">4.3 miles</text:span></text:p>
      <text:p text:style-name="P18">I ran 13 times around the 510 meter hilly cemetery loop. <text:s/>Distance: 4.12 miles</text:p>
      <text:p text:style-name="P18">Average pace: 11:00/mile <text:s/>Warm down: 0.2 mile walk</text:p>
      <text:p text:style-name="P18"/>
      <text:p text:style-name="P18">Wed April 1, 2020 <text:span text:style-name="T1">2 miles</text:span></text:p>
      <text:p text:style-name="P18">I ran 2 miles on hilly roads, starting slowly and getting a little faster as I ran.</text:p>
      <text:p text:style-name="P18"/>
      <text:p text:style-name="P18">Thur April 2, 2020 <text:span text:style-name="T1">4.2 miles</text:span></text:p>
      <text:p text:style-name="P18"><text:span text:style-name="T1">Warm up:</text:span> 0.3 miles to the hilly 510 meter cemetery loop.</text:p>
      <text:p text:style-name="P10">Run: <text:span text:style-name="T2">1 mile on the loop in 9:24 followed by about a 4:00 minute rest.</text:span></text:p>
      <text:p text:style-name="P18">1 mile in 8:16, splits: 2:35, 2:44, 2:35, 22 s, ¼ mile of jogging and walking</text:p>
      <text:p text:style-name="P18">6 loops of running and walking in 21:53 or 11:31/mile. I walked about 1 minute during each loop. </text:p>
      <text:p text:style-name="P18"/>
      <text:p text:style-name="P18">Fri April 3, 2020 <text:span text:style-name="T1">4 miles</text:span> <text:s/></text:p>
      <text:p text:style-name="P18">I ran 4 miles on a very hilly course. <text:s/>The total ascent along the course was </text:p>
      <text:p text:style-name="P18">490 ft. <text:s/>Mile splits: 10:35, 11:12, 9:22, 10:40, Average pace: 10:27/mile.</text:p>
      <text:p text:style-name="P18">The course: Down Limber, right on Jefferson, down to Randolf, left into Greendale Cemetery. Up to 510 meter loop, around the loop 4 times and back home the same way I came.</text:p>
      <text:p text:style-name="P10">In the last week: 30.2 miles</text:p>
      <text:p text:style-name="P34"><text:soft-page-break/>Sat April 4, 2020 <text:span text:style-name="T1">5 miles</text:span></text:p>
      <text:p text:style-name="P34"><text:span text:style-name="T1">Run:</text:span> 1.4 miles to the cemetery loop and 10 laps of the loop. Total ascent: 410 feet,</text:p>
      <text:p text:style-name="P34">Average pace: about 10:00/mile. <text:s/>The last loop in 2:41 which is about 8:30/mile pace.</text:p>
      <text:p text:style-name="P37">Warm down: <text:span text:style-name="T2">0.4 miles</text:span></text:p>
      <text:p text:style-name="P34"/>
      <text:p text:style-name="P37"><text:span text:style-name="T2">Sun April 5, 2020 </text:span><text:s/>4.1 miles</text:p>
      <text:p text:style-name="P37">Warm up:<text:span text:style-name="T2"> 0.3 miles to the 510 meter hilly loop.</text:span></text:p>
      <text:p text:style-name="P37">Run: <text:span text:style-name="T2">12 loops or 3.8 miles in 31:53 or 10:04/mile, total ascent: 264 feet</text:span></text:p>
      <text:p text:style-name="P34"/>
      <text:p text:style-name="P37"><text:span text:style-name="T2">Mon April 6, 2020 </text:span>2.3 miles</text:p>
      <text:p text:style-name="P34">I ran 2.3 miles including 1 mile on the 510 meter cemetery loop.</text:p>
      <text:p text:style-name="P34">Splits: 3:15, 3:07, 2:36, 24s, Time: 9:22, Last loop at 8:12/mile.</text:p>
      <text:p text:style-name="P34"/>
      <text:p text:style-name="P34">Tues April 7, 2020 <text:span text:style-name="T1">3 miles</text:span> <text:s/></text:p>
      <text:p text:style-name="P37">Warm up: <text:span text:style-name="T2">1 mile run at easy pace, 4:00 rest</text:span></text:p>
      <text:p text:style-name="P37">Run: <text:span text:style-name="T2">1 mile on the 510 meter cemetery loop. Splits: 2:45, 2:42, 2:35, 24s, Time: 8:26</text:span></text:p>
      <text:p text:style-name="P37">Warm down:<text:span text:style-name="T2"> <text:s/></text:span></text:p>
      <text:p text:style-name="P34"/>
      <text:p text:style-name="P37"><text:span text:style-name="T2">Wed April 8, 2020 </text:span>4.4 miles</text:p>
      <text:p text:style-name="P37">Warm up:<text:span text:style-name="T2"> 0.3 miles to the hilly 510 meter cemetery loop. <text:s/></text:span></text:p>
      <text:p text:style-name="P34">2 miles on the loop in 10:30 + 9:40 = 20:10</text:p>
      <text:p text:style-name="P34">250 meter jog and 5:00 rest.</text:p>
      <text:p text:style-name="P34"><text:span text:style-name="T1">Run:</text:span> 3 x 510 meters with a 2:00 rest after each the run.</text:p>
      <text:p text:style-name="P34">Times for runs: 2:45, 2:41, 2:26</text:p>
      <text:p text:style-name="P34">3 loops of continuous running with 1 minute walk at the beginning of each loop.</text:p>
      <text:p text:style-name="P34">Time: 10:26, or about 10:55/mile pace.</text:p>
      <text:p text:style-name="P34"><text:span text:style-name="T1">Warm down:</text:span> 0.2 mile jog.</text:p>
      <text:p text:style-name="P34"/>
      <text:p text:style-name="P34">Thur April 9, 2020 <text:span text:style-name="T1">no running</text:span></text:p>
      <text:p text:style-name="P34"/>
      <text:p text:style-name="P34">Fri April 10, 2020 <text:span text:style-name="T1">4 miles</text:span> <text:s/></text:p>
      <text:p text:style-name="P34">I ran 4 miles on a very hilly course. <text:s/>The total ascent along the course was </text:p>
      <text:p text:style-name="P34">490 ft. <text:s/>Mile splits: Average pace: 10:56/mile.</text:p>
      <text:p text:style-name="P34">The course: Down Limber, right on Jefferson, down to Randolf, left into Greendale Cemetery. Up to 510 meter loop, around the loop 4 times and back home the same way I came. Same run as last Friday. It was cold today, wore sweats.</text:p>
      <text:p text:style-name="P29">In the last week: 22.8 miles</text:p>
      <text:p text:style-name="P18"><text:soft-page-break/>Sat <text:s/>April 11, 2020 <text:span text:style-name="T1">4 miles</text:span> </text:p>
      <text:p text:style-name="P18">I ran the same workout as yesterday and on Friday April 3, 2020. <text:s text:c="2"/></text:p>
      <text:p text:style-name="P18">I ran 4 miles on a very hilly course. <text:s/>The total ascent along the course was 490 ft.</text:p>
      <text:p text:style-name="P18"><text:span text:style-name="T1">Today:</text:span> <text:s text:c="9"/>Mile splits: <text:s text:c="2"/>9:15, 10:16, 8:58, 10:07, <text:s text:c="3"/>Average pace: <text:s text:c="3"/>9:38/mile. <text:s/></text:p>
      <text:p text:style-name="P18"><text:span text:style-name="T1">Fri April 3:</text:span> <text:s/>Mile splits: 10:35, 11:12, 9:22, 10:40, <text:s text:c="3"/>Average pace: 10:27/mile.</text:p>
      <text:p text:style-name="P18">The course: Down Limber, right on Jefferson, down to Randolf, left into Greendale Cemetery. Up to 510 meter loop, around the loop 4 times and back home the same way I came.</text:p>
      <text:p text:style-name="P18"/>
      <text:p text:style-name="P18">Sun April 12, 2020 <text:span text:style-name="T1">2 miles</text:span></text:p>
      <text:p text:style-name="P18">I ran 2 miles on hilly roads in 10:31+9:06 =19:37. </text:p>
      <text:p text:style-name="P18"/>
      <text:p text:style-name="P18">Mon April 13, 2020 <text:span text:style-name="T1">3 miles</text:span></text:p>
      <text:p text:style-name="P18">I ran down ½ mile and up ½ mile on the hill in Greendale Cemetery and repeated 2 more times with no stopping along the way. <text:s/>1 mile splits: 11:30, 11:28, 10:30. The elevation change along the 3 mile run was 372 feet.</text:p>
      <text:p text:style-name="P18"/>
      <text:p text:style-name="P18">Tues April 14, 2020 <text:span text:style-name="T1">3.5 miles</text:span></text:p>
      <text:p text:style-name="P10">Run: <text:span text:style-name="T2">3.5 miles on slightly hilly roads averaging about 10:45/mile. Last half mile in about 5:00.</text:span></text:p>
      <text:p text:style-name="P18"/>
      <text:p text:style-name="P18">Wed April 15, 2020 <text:span text:style-name="T1">4 miles</text:span> </text:p>
      <text:p text:style-name="P18"><text:span text:style-name="T1">Warm up:</text:span> 0.6 miles</text:p>
      <text:p text:style-name="P18"><text:span text:style-name="T1">Run:</text:span> I repeated the workout I did 2 days ago.</text:p>
      <text:p text:style-name="P18">I ran down ½ mile and up ½ mile on the hill in Greendale Cemetery and repeated 2 more times with no stopping along the way. <text:s/></text:p>
      <text:p text:style-name="P18"><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8"/>
      <text:p text:style-name="P10"><text:span text:style-name="T2">Thur April 16, 2020 </text:span>4.5 miles<text:span text:style-name="T2"> </text:span></text:p>
      <text:p text:style-name="P18"><text:span text:style-name="T1">Warm up:</text:span> 0.25 miles to the 510 meter cemetery loop.</text:p>
      <text:p text:style-name="P18"><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8">Warm down: 0.4 miles home.</text:p>
      <text:p text:style-name="P18"/>
      <text:p text:style-name="P18">Fri April 17, 2020 <text:s/><text:span text:style-name="T1">no running</text:span></text:p>
      <text:p text:style-name="P18"/>
      <text:p text:style-name="P10">In the last week: <text:s/>21 miles</text:p>
      <text:p text:style-name="P10"/>
      <text:p text:style-name="P34"><text:soft-page-break/>Sat April 18, 2020 <text:s/><text:span text:style-name="T1">5.6 miles</text:span> </text:p>
      <text:p text:style-name="P34">I ran and walked 5.6 miles on very hilly roads and averaged about 13 minutes per mile.</text:p>
      <text:p text:style-name="P34"/>
      <text:p text:style-name="P34">Sun April 19, 2020 <text:s/><text:span text:style-name="T1">5 miles</text:span> </text:p>
      <text:p text:style-name="P34">I ran and walked 5 miles on very hilly roads and averaged about 13 minutes per mile.</text:p>
      <text:p text:style-name="P34"/>
      <text:p text:style-name="P34"/>
      <text:p text:style-name="P34">Mon April 20, 2020 <text:s/><text:span text:style-name="T1">5 miles</text:span> </text:p>
      <text:p text:style-name="P34">I ran and walked 5 miles on very hilly roads and averaged about 13 minutes per mile.</text:p>
      <text:p text:style-name="P34"/>
      <text:p text:style-name="P34"/>
      <text:p text:style-name="P34">Tues April 21, 2020 <text:span text:style-name="T1">1.25 miles</text:span></text:p>
      <text:p text:style-name="P34">I ran and walked 1.25 miles<text:span text:style-name="T1">.</text:span></text:p>
      <text:p text:style-name="P37"/>
      <text:p text:style-name="P37"/>
      <text:p text:style-name="P34">Wed April 22, 2020 <text:s/><text:span text:style-name="T1">5 miles</text:span> </text:p>
      <text:p text:style-name="P34">I ran and walked 5 miles on very hilly roads and averaged about 13 minutes per mile.</text:p>
      <text:p text:style-name="P34"/>
      <text:p text:style-name="P34"/>
      <text:p text:style-name="P34">Thur April 23, 2020 <text:s/><text:span text:style-name="T1">5 miles</text:span> </text:p>
      <text:p text:style-name="P34">I ran and walked 5 miles on very hilly roads and averaged about 13 minutes per mile.</text:p>
      <text:p text:style-name="P34"/>
      <text:p text:style-name="P34"/>
      <text:p text:style-name="P34">Fri April 24, 2020 <text:s/><text:span text:style-name="T1">5 miles</text:span> </text:p>
      <text:p text:style-name="P34">I ran and walked 5 miles on very hilly roads and averaged about 13 minutes per mile.</text:p>
      <text:p text:style-name="P34"/>
      <text:p text:style-name="P34"/>
      <text:p text:style-name="P34"/>
      <text:p text:style-name="P34"><text:span text:style-name="T1">In the last week: 31.9 miles</text:span> </text:p>
      <text:p text:style-name="P18"/>
      <text:p text:style-name="P18"/>
      <text:p text:style-name="P18"/>
      <text:p text:style-name="P18"/>
      <text:p text:style-name="P54"><text:soft-page-break/>Sat April 25, 2020 <text:span text:style-name="T1">4.7 miles</text:span></text:p>
      <text:p text:style-name="P55">Warm up: <text:s/><text:span text:style-name="T2">2 miles at about 10:15/mile mainly on hilly 510 m cemetery loop. <text:s/>Rest 5:00</text:span></text:p>
      <text:p text:style-name="P55">Run: <text:span text:style-name="T2">5 x 510 meters with 250 meter jogs, and 3 minutes between each run. </text:span></text:p>
      <text:p text:style-name="P54">Times for the runs: 2:49, 2:41, 2:29, 2:27, 2:18.5(7:17/mile pace for the last run)</text:p>
      <text:p text:style-name="P55">Warm down: <text:span text:style-name="T2"><text:s text:c="2"/>½ mile</text:span></text:p>
      <text:p text:style-name="P54"/>
      <text:p text:style-name="P55"><text:span text:style-name="T2">Sun April 26, 2020 </text:span>3 miles </text:p>
      <text:p text:style-name="P54">I ran 3 miles on very hilly roads and averaged 11:49/mile.</text:p>
      <text:p text:style-name="P54"/>
      <text:p text:style-name="P54">Mon April 27, 2020 <text:span text:style-name="T1">5 miles</text:span> <text:s/></text:p>
      <text:p text:style-name="P55">Warm up: <text:span text:style-name="T2">0.5 miles to the 510 meter hilly cemetery loop and rest 1 minute.</text:span></text:p>
      <text:p text:style-name="P55">Run:<text:span text:style-name="T2"> 4 miles on the loop which is 12 loops plus about 320 more meters.</text:span></text:p>
      <text:p text:style-name="P54">The total ascent on the 4 mile run was about 300 feet.</text:p>
      <text:p text:style-name="P55">Mile Splits: <text:s/><text:span text:style-name="T2">10:40, 10:05, 10:04, 8:41 Time: 39:30</text:span></text:p>
      <text:p text:style-name="P55">Warm down:<text:span text:style-name="T2"> <text:s/>Rest 5 minutes and jog 0.5 miles home.</text:span></text:p>
      <text:p text:style-name="P54"/>
      <text:p text:style-name="P55"><text:span text:style-name="T2">Tues April 28, 2020 </text:span>4.5 miles </text:p>
      <text:p text:style-name="P54">I ran on the 510 meter hilly cemetery loop.</text:p>
      <text:p text:style-name="P55">Warm up:<text:span text:style-name="T2"> 1 mile</text:span></text:p>
      <text:p text:style-name="P55">Run:<text:span text:style-name="T2"> 1 x 510 meters in 2:59, ¼ mile jog, </text:span></text:p>
      <text:p text:style-name="P54">1 x 1020 meters in 2:54+2:53, 510 meter jog</text:p>
      <text:p text:style-name="P54">1 x 1mile in 8:08, Splits: 2:44, 2:39, 2:22, 23</text:p>
      <text:p text:style-name="P55">Warm down:<text:span text:style-name="T2"> 1 mile jog</text:span></text:p>
      <text:p text:style-name="P54"/>
      <text:p text:style-name="P55"><text:span text:style-name="T2">Wed April 29, 2019 </text:span>5 miles<text:span text:style-name="T2"> </text:span></text:p>
      <text:p text:style-name="P55">Warm up:<text:span text:style-name="T2"> <text:s/>½ mile</text:span></text:p>
      <text:p text:style-name="P55">Run:<text:span text:style-name="T2"> <text:s/>3 <text:s/>times mainly down and back up again on the <text:s/>Greendale Cemetery hill. The total distance for each run was 1.5 miles. </text:span></text:p>
      <text:p text:style-name="P54">There is a total ascent of 176 feet over the 1.5 miles. </text:p>
      <text:p text:style-name="P54">I rested 2 minutes after the first two runs.</text:p>
      <text:p text:style-name="P55">Times:<text:span text:style-name="T2"> 14:54 (9:56/mile), 14:33 (9:42/mile), 13:43 (9:09/mi) </text:span></text:p>
      <text:p text:style-name="P54">I felt good doing this tough workout.</text:p>
      <text:p text:style-name="P54"/>
      <text:p text:style-name="P54">Thurs April 30, 2019 <text:span text:style-name="T1">4.94 miles </text:span>on the 510 meter hilly cemetery loop.</text:p>
      <text:p text:style-name="P54"><text:span text:style-name="T1">Warm up: </text:span>0.25 miles</text:p>
      <text:p text:style-name="P55">Run and walk: <text:span text:style-name="T2">I ran and walked 14 loops with about 160 yards of walking during each loop. <text:s/>Distance: 4.44 miles, Total ascent: 310 feet, Time: 56:52, Average pace 12:49/mile</text:span></text:p>
      <text:p text:style-name="P55">Warm down: <text:span text:style-name="T2"><text:s/></text:span><text:s/><text:span text:style-name="T2">0.25 miles</text:span></text:p>
      <text:p text:style-name="P54"/>
      <text:p text:style-name="P54">Fri May 1, 2019 <text:span text:style-name="T1">4.94 miles</text:span> on the 510 meter hilly cemetery loop, the same as yesterday.</text:p>
      <text:p text:style-name="P54"><text:span text:style-name="T1">Warm up: </text:span>0.25 miles</text:p>
      <text:p text:style-name="P55">Run and walk: <text:span text:style-name="T2">I ran and walked 14 loops with about 170 yards of walking during each loop. <text:s/>Distance: 4.44 miles, Total ascent: 310 feet, Time: 54:44, Average pace 12:20/mile</text:span></text:p>
      <text:p text:style-name="P55">Warm down:<text:span text:style-name="T2"> <text:s text:c="2"/>0.25 miles</text:span></text:p>
      <text:p text:style-name="P55">In the last week: 31.1 miles</text:p>
      <text:p text:style-name="P18"><text:soft-page-break/>Sat May 2, 2020 <text:span text:style-name="T1">4.5 miles</text:span></text:p>
      <text:p text:style-name="P18">I ran on the hilly 510 meter cemetery loop.</text:p>
      <text:p text:style-name="P18"><text:span text:style-name="T1">Warm up:</text:span> <text:s/>jog 0.25 miles</text:p>
      <text:p text:style-name="P18"><text:span text:style-name="T1">Run:</text:span> 1mile in 9:40 and rest about 4:00</text:p>
      <text:p text:style-name="P18">1 mile in 2:38 + 2:42 + 2:37 + 22s = 8:19 (total ascent 66 feet) and rest about 10:00 </text:p>
      <text:p text:style-name="P18">7 loops = 2.22 miles in 24:08 or 10:58/mile </text:p>
      <text:p text:style-name="P18"/>
      <text:p text:style-name="P18">Sun May 3, 2020 <text:span text:style-name="T1">4.2 miles, </text:span>I ran on the hilly 510 meter cemetery loop.</text:p>
      <text:p text:style-name="P18"><text:span text:style-name="T1">Warm up:</text:span> <text:s/>0.25 miles</text:p>
      <text:p text:style-name="P18"><text:span text:style-name="T1">Run:</text:span> 3 loops: <text:s/>3.17 miles averaging 10:29/mile</text:p>
      <text:p text:style-name="P10">Warm down: <text:s/><text:span text:style-name="T2">0.25 miles</text:span></text:p>
      <text:p text:style-name="P18"/>
      <text:p text:style-name="P10"><text:span text:style-name="T2">Mon May 4, 2020 </text:span>6 miles<text:span text:style-name="T2"> </text:span></text:p>
      <text:p text:style-name="P18"><text:span text:style-name="T1">Warm up:</text:span> <text:s/>0.25 miles</text:p>
      <text:p text:style-name="P18"><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8">After resting 3 minutes I ran 3 miles on the loop in 29:55 (9:58/mile) </text:p>
      <text:p text:style-name="P10">Warm down: <text:s/><text:span text:style-name="T2">0.25 miles</text:span></text:p>
      <text:p text:style-name="P18"/>
      <text:p text:style-name="P10"><text:span text:style-name="T2">Tues May 5, 2020 </text:span>3.5 miles</text:p>
      <text:p text:style-name="P18">I repeated the workout I did on April 13 &amp; April 15, 2020 and ran 3 times down and up a ½ mile hill in the cemetery for a total of 3 miles. Elevation change on the hill is 124 ft.</text:p>
      <text:p text:style-name="P18"><text:span text:style-name="T1">Warm up:</text:span> 0.25 miles</text:p>
      <text:p text:style-name="P18"><text:span text:style-name="T1">Today:</text:span> <text:s text:c="4"/>1 splits: 11:59, (5:21+6:39) = 12:00, <text:s/>(5:05 + 5:20) = 10:25</text:p>
      <text:p text:style-name="P18"><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8"/>
      <text:p text:style-name="P10"><text:span text:style-name="T2">Wed May 6, 2020 </text:span>2 miles<text:span text:style-name="T2"> on hilly roads averaging 10:25/mile.</text:span></text:p>
      <text:p text:style-name="P18"/>
      <text:p text:style-name="P10"><text:span text:style-name="T2">Thur May 7, 2020 </text:span>5.8 miles</text:p>
      <text:p text:style-name="P18"><text:span text:style-name="T1">Warm up:</text:span> 0.3 miles</text:p>
      <text:p text:style-name="P18"><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8"/>
      <text:p text:style-name="P18">Fri May 8, 2020 <text:span text:style-name="T1">2 miles</text:span></text:p>
      <text:p text:style-name="P18">I ran 2 miles on hilly roads with a total ascent of 254 feet averaging 10:55/mile.</text:p>
      <text:p text:style-name="P18"/>
      <text:p text:style-name="P37">In the last week: 28 miles</text:p>
      <text:p text:style-name="P54"><text:soft-page-break/>Sat May 9, 2020 <text:span text:style-name="T1">4 miles </text:span><text:s text:c="2"/></text:p>
      <text:p text:style-name="P54">I ran on the 510 meter hilly cemetery loop</text:p>
      <text:p text:style-name="P55">Warm up: <text:span text:style-name="T2">0.25 miles</text:span> <text:s text:c="2"/></text:p>
      <text:p text:style-name="P55">Run: <text:span text:style-name="T2">1 mile in 9:21 (total ascent 66 feet)</text:span></text:p>
      <text:p text:style-name="P55">Run and walk:<text:span text:style-name="T2"> 7 loops (2.22 miles) averaging 11:45/mile. <text:s/>On each loop, I ran mainly downhill 310 meters at about 9:00/ mile and walked all uphill 200 meters at about 16:00/mile. <text:s/>Total ascent over the run was about 154 feet.</text:span></text:p>
      <text:p text:style-name="P55">Warm down:<text:span text:style-name="T2"> 0.5 miles</text:span></text:p>
      <text:p text:style-name="P54"/>
      <text:p text:style-name="P55"><text:span text:style-name="T2">Sun May 10, 2020 </text:span>5.4 miles<text:span text:style-name="T2"> <text:s text:c="2"/></text:span></text:p>
      <text:p text:style-name="P54">It is 0.75 miles from the very top of Greendale Cemetery to just out side the entrance at the bottom of the cemetery. <text:s/>The total elevation change is 210 feet from top to bottom. <text:s/></text:p>
      <text:p text:style-name="P55">Warm up: <text:span text:style-name="T2">0.3 miles</text:span></text:p>
      <text:p text:style-name="P54">I ran the hill from top to bottom and back up three times with no rests in a time of <text:s/></text:p>
      <text:p text:style-name="P54">45:37 or 10:08/mile. <text:s/>The total ascent along the 4.5 miles was 630 feet. </text:p>
      <text:p text:style-name="P54"><text:span text:style-name="T1">Splits:</text:span> <text:s/>6:55 (down) + 8:48 (up) = 15:33</text:p>
      <text:p text:style-name="P54"><text:s text:c="13"/>6:52 (down) + 8:51 (up) = 15:43</text:p>
      <text:p text:style-name="P54"><text:s text:c="13"/>6:42 (down) + 7:39 (up) = 14:21</text:p>
      <text:p text:style-name="P54">The last uphill felt relatively easy.</text:p>
      <text:p text:style-name="P55">Warm down: <text:span text:style-name="T2">Rest a few minutes and 0.6 miles on the cemetery loop. </text:span></text:p>
      <text:p text:style-name="P55"/>
      <text:p text:style-name="P55"><text:span text:style-name="T2">Mon May 11, 2020 </text:span>2.2 miles<text:span text:style-name="T2"> on hilly roads averaging 10:22/mile.</text:span></text:p>
      <text:p text:style-name="P54"/>
      <text:p text:style-name="P55"><text:span text:style-name="T2">Tues May 12, 2020 </text:span>4.4 miles</text:p>
      <text:p text:style-name="P55">Run: <text:s/><text:span text:style-name="T2">3.4 miles on hilly roads and grass at the Allegheny College athletic field averaging 10:12/mile. </text:span></text:p>
      <text:p text:style-name="P55">Warm down:<text:span text:style-name="T2"> <text:s/>Rest 3 minutes and 1 mile jog home.</text:span></text:p>
      <text:p text:style-name="P54"/>
      <text:p text:style-name="P55"><text:span text:style-name="T2">Wed May 13, 2020 </text:span>5 miles<text:span text:style-name="T2"> <text:s/></text:span></text:p>
      <text:p text:style-name="P55">Warm up: <text:span text:style-name="T2">On mile to the Allegheny athletic field and rest 3 minutes.</text:span></text:p>
      <text:p text:style-name="P55">Run: <text:span text:style-name="T2">2 </text:span>x <text:span text:style-name="T2">1.5 miles on a hilly course with a 7 minute rest between.</text:span></text:p>
      <text:p text:style-name="P54">Ascent for first 0.75 miles: about 40 feet, Ascent for second 0.75 miles: about 50 feet</text:p>
      <text:p text:style-name="P55">Times:<text:span text:style-name="T2"> (7:26 + 7:23) = 14:49 or 9:51/mile</text:span></text:p>
      <text:p text:style-name="P54"><text:s text:c="13"/>(6:53 + 6:27) = 13:20 or 8:52/mile</text:p>
      <text:p text:style-name="P55">Warm down:<text:span text:style-name="T2"> rest 5 minutes and 1 mile jog home</text:span></text:p>
      <text:p text:style-name="P54"/>
      <text:p text:style-name="P55"><text:span text:style-name="T2">Thur May 14, 2020 </text:span>5 miles <text:span text:style-name="T2">on</text:span> <text:span text:style-name="T2">hilly roads and grass. Total ascent: 310 ft, Ave pace 10:38 <text:s/></text:span></text:p>
      <text:p text:style-name="P54"/>
      <text:p text:style-name="P54">Fri May 15, 2020 <text:span text:style-name="T1"><text:s/>4.3 miles</text:span></text:p>
      <text:p text:style-name="P54"><text:span text:style-name="T1">Warm up:</text:span> 0.3 miles </text:p>
      <text:p text:style-name="P54">Run: I ran down ½ mile and up ½ mile on the hill in Greendale Cemetery and repeated 3 more times with no stopping along the way. <text:s/>Mile splits: 11:21, 11:20, 11:17, 11:04. The elevation change along the 4 mile run was 496 feet.</text:p>
      <text:p text:style-name="P54"/>
      <text:p text:style-name="P55">In the last week: <text:s/>30.3 miles</text:p>
      <text:p text:style-name="P18"><text:soft-page-break/>Sat May 16, 2020 <text:span text:style-name="T1">6.3 miles</text:span></text:p>
      <text:p text:style-name="P18">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8">Times for runs: 4:13, 4:10, 4:08, 4:06, 4:06, 3:43, Times for jogs about 3:25</text:p>
      <text:p text:style-name="P18">Sum of ascents along each half mile: about 35 feet</text:p>
      <text:p text:style-name="P18"><text:span text:style-name="T1">Warm down:</text:span> Rest a few minutes and jog 1.6 miles</text:p>
      <text:p text:style-name="P18"/>
      <text:p text:style-name="P18">Sun May 17, 2020 <text:span text:style-name="T1">4 miles</text:span></text:p>
      <text:p text:style-name="P18">I ran the somewhat hilly 4 mile Wesbury Course. <text:s/>The total ascent on this course is 277 feet.</text:p>
      <text:p text:style-name="P18">The average pace: <text:s/>9:58/mile.</text:p>
      <text:p text:style-name="P18"/>
      <text:p text:style-name="P18">Mon May 18, 2020 <text:span text:style-name="T1">5.25 miles</text:span> </text:p>
      <text:p text:style-name="P18"><text:span text:style-name="T1">Warm up:</text:span> <text:s/>0.25 mile jog</text:p>
      <text:p text:style-name="P18"><text:span text:style-name="T1">Run:</text:span> 5 miles on a 0.83 mile loop on the Allegheny athletic field. 5 miles is 6 loops plus 35 yards. Time: 48:51 or 9:46/mile. Each loop has 50 feet of ascent, or 300 feet for 5 miles.</text:p>
      <text:p text:style-name="P18">Splits for each 0.83 miles: 8:49, 8:22, 8:10, 8:02, 7:46, 7:32 </text:p>
      <text:p text:style-name="P18"/>
      <text:p text:style-name="P18">Tues May 19, 2020 <text:span text:style-name="T1">4 miles</text:span></text:p>
      <text:p text:style-name="P18">I ran an easy 4 miles mainly on the grass loop around the Allegheny athletic field. <text:s/></text:p>
      <text:p text:style-name="P18"/>
      <text:p text:style-name="P18">Wed May 20, 2020 <text:span text:style-name="T1">3.5 miles</text:span></text:p>
      <text:p text:style-name="P18">I ran an easy 3.5 miles mainly on the grass loop around the Allegheny athletic field.</text:p>
      <text:p text:style-name="P18"/>
      <text:p text:style-name="P18">Thur May 21, 2020 <text:span text:style-name="T1">3.5 miles</text:span> <text:s/></text:p>
      <text:p text:style-name="P18"><text:span text:style-name="T1">Warm up:</text:span> <text:s/>1 mile to the Allegheny athletic field in 10:10 and rest 3:00. </text:p>
      <text:p text:style-name="P18">I ran on a 0.75 mile grassy loop that has a total ascent of 50 feet per loop.</text:p>
      <text:p text:style-name="P18"><text:span text:style-name="T1">Run:</text:span> 1 x 0.75 miles and 1 x 1.5 miles with a 3:00 rest between.</text:p>
      <text:p text:style-name="P18">Times for runs: 6:59, (7:10 + 6:37) = 13:47 (9:11/mile)</text:p>
      <text:p text:style-name="P10">Warm down: <text:span text:style-name="T2">rest 2:00 and 0.25 mile jog </text:span></text:p>
      <text:p text:style-name="P18"/>
      <text:p text:style-name="P10"><text:span text:style-name="T2">Fri May 22, 2020 </text:span>3.75 miles<text:span text:style-name="T2"> </text:span></text:p>
      <text:p text:style-name="P18"><text:span text:style-name="T1">Warm up:</text:span> <text:s/>1.5 miles to the Allegheny athletic field in 11:13 and rest 5:00. </text:p>
      <text:p text:style-name="P18">I ran on a 0.75 mile grassy loop that has a total ascent of 50 feet per loop.</text:p>
      <text:p text:style-name="P18"><text:span text:style-name="T1">Run:</text:span> 2.25 miles averaging 11:53/mle</text:p>
      <text:list xml:id="list9017351379714932980" text:style-name="L5">
        <text:list-item>
          <text:list>
            <text:list-header>
              <text:p text:style-name="P77">0.75 mile splits: 9:06, 9:24, 8:13</text:p>
              <text:p text:style-name="P77">Comparison with yesterday's workout shows that today was a recovery day.</text:p>
            </text:list-header>
          </text:list>
        </text:list-item>
      </text:list>
      <text:p text:style-name="P18"/>
      <text:p text:style-name="P10">In the last week: 30.3 miles</text:p>
      <text:p text:style-name="P18"/>
      <text:p text:style-name="P18"><text:soft-page-break/>Sat May 23, 2020 <text:span text:style-name="T1">5 miles</text:span></text:p>
      <text:p text:style-name="P18">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8">Each ¼ mile run was half down and half uphill with vertical decent and ascent of about 20 feet. Times for the runs: 1:59, 1:56, 2:00, 1:59, 1:57, 1:49. The jogs were about 3:20.</text:p>
      <text:p text:style-name="P10">Warm down:<text:span text:style-name="T2"> 1.25 mile jog.</text:span></text:p>
      <text:p text:style-name="P18"/>
      <text:p text:style-name="P10"><text:span text:style-name="T2">Sun May 24, 2020 </text:span>5 miles<text:span text:style-name="T2"> <text:s/></text:span></text:p>
      <text:p text:style-name="P18">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8"/>
      <text:p text:style-name="P18">Mon May 25, 2020 <text:span text:style-name="T1">5 miles</text:span> </text:p>
      <text:p text:style-name="P18">I didn't cut grass today but I did run the same workout as yesterday. Today I ran the last mile about 50 seconds faster than I did yesterday and averaged 11:47 for the 5 miles.</text:p>
      <text:p text:style-name="P18"/>
      <text:p text:style-name="P18">Tues May 26, 2020 <text:span text:style-name="T1">3.3 miles</text:span> at an easy pace.</text:p>
      <text:p text:style-name="P18"/>
      <text:p text:style-name="P18">Wed May 27, 2020 <text:span text:style-name="T1">2.3 miles</text:span> at an easy pace.</text:p>
      <text:p text:style-name="P18"/>
      <text:p text:style-name="P18">Thurs May 28, 2020 <text:span text:style-name="T1">5 miles</text:span></text:p>
      <text:p text:style-name="P18">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8"><text:span text:style-name="T1">Warm up:</text:span> 0.6 miles and rest a minute </text:p>
      <text:p text:style-name="P18"><text:span text:style-name="T1">Run:</text:span> I ran 2 times down and up the hill and felt really good the whole way especially coming up the hill the second time. Time for 3.22 miles: 33:36 or 10:26/mile</text:p>
      <text:p text:style-name="P18">Splits: 1<text:span text:style-name="T5">st</text:span> time: Down 7:27 or 9:15/mile, Up 10:13 or 12:38/mile</text:p>
      <text:p text:style-name="P18"><text:s text:c="11"/>2<text:span text:style-name="T5">nd</text:span> time: Down 7:21 or 9:08/mile, Up 8:33 or 10:34/mile</text:p>
      <text:p text:style-name="P10">Warm down: <text:s/><text:span text:style-name="T2">Rest a minute and jog 1.2 miles</text:span></text:p>
      <text:p text:style-name="P18"/>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8">During the second mile my energy was low but after that I felt better. Total ascent: 275 ft</text:p>
      <text:p text:style-name="P10"><text:span text:style-name="T2">Warm down: </text:span>0.4 miles<text:span text:style-name="T2"> </text:span></text:p>
      <text:p text:style-name="P10"/>
      <text:p text:style-name="P18"><text:span text:style-name="T1">In the last week:</text:span> <text:s/><text:span text:style-name="T1">30.6 miles</text:span></text:p>
      <text:p text:style-name="P18"><text:soft-page-break/>Sat May 30, 2020 <text:span text:style-name="T1">5 miles</text:span></text:p>
      <text:p text:style-name="P18"><text:span text:style-name="T1">Run:</text:span> 4.6 miles on hilly roads including the 0.81 mile hill in Greendale Cemetery</text:p>
      <text:p text:style-name="P18">Average pace: 10:26/mile</text:p>
      <text:p text:style-name="P18">1<text:span text:style-name="T5">st</text:span> 0.8 miles downhill averaging about 9:00/mile</text:p>
      <text:p text:style-name="P18">2<text:span text:style-name="T5">nd</text:span> 0.81 miles uphill with an elevation change of 216 feet averaging about 11:00/mile</text:p>
      <text:p text:style-name="P18">3 miles on hilly 510 meter cemetery loop averaging 10:40/mile with the last mile in 9:33</text:p>
      <text:p text:style-name="P18"><text:span text:style-name="T1">Warm down:</text:span> 0.4 miles </text:p>
      <text:p text:style-name="P18"/>
      <text:p text:style-name="P18">Sun May 31, 2020 <text:span text:style-name="T1">4.25 miles</text:span></text:p>
      <text:p text:style-name="P18">I ran 4.25 miles on hilly roads and grass and averaged about 10:25. The last mile was hilly and time was 9:50. </text:p>
      <text:p text:style-name="P18"/>
      <text:p text:style-name="P15">Mon June 1, 2020 <text:span text:style-name="T1">4.5 miles</text:span> <text:s/></text:p>
      <text:p text:style-name="P7">Run: <text:span text:style-name="T2">4 miles on hilly roads averaging 8:57/mile</text:span></text:p>
      <text:p text:style-name="P15">Sum of ascents: 267 feet, <text:s/>This is one of my fastest times on this course.</text:p>
      <text:p text:style-name="P15">Splits:</text:p>
      <text:p text:style-name="P15">July 4, 2018: <text:s text:c="3"/>9:18, 9:12, 8:41, 8:34<text:tab/>Time: 35:45, Average pace: 8:56/mile</text:p>
      <text:p text:style-name="P15">Today: <text:s text:c="13"/>9:46, 9:03, 8:47, 8:12<text:tab/>Time: 35:47, Average pace: 8:57/mile</text:p>
      <text:p text:style-name="P7">Warm down:<text:span text:style-name="T2"> <text:s/>6 minute rest and ½ mile jog</text:span></text:p>
      <text:p text:style-name="P15"/>
      <text:p text:style-name="P7"><text:span text:style-name="T2">Tues June 2, 2020 </text:span>4.3<text:span text:style-name="T2"> </text:span>miles</text:p>
      <text:p text:style-name="P7">Run: <text:span text:style-name="T2">4.3 miles on hilly roads and grass at the Allegheny athletic field.</text:span></text:p>
      <text:p text:style-name="P15">Average pace: 10:58/mile, Total ascent on the course: 369 feet </text:p>
      <text:p text:style-name="P15"/>
      <text:p text:style-name="P15">Wed June 3, 2020 <text:span text:style-name="T1">4 miles</text:span></text:p>
      <text:p text:style-name="P15"><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15"/>
      <text:p text:style-name="P15">Thur June 4, 2020 <text:span text:style-name="T1">4.15 miles</text:span></text:p>
      <text:p text:style-name="P15">I ran almost the same workout as yesterday but on a different course.</text:p>
      <text:p text:style-name="P15"><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15"><text:s text:c="12"/></text:p>
      <text:p text:style-name="P15">Fri June 5, 2020 <text:span text:style-name="T1">4 miles </text:span>I ran the same workout and course as 2 days ago.</text:p>
      <text:p text:style-name="P15"><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15"/>
      <text:p text:style-name="P7"><text:span text:style-name="T2">In the last week: </text:span>30.2 miles</text:p>
      <text:p text:style-name="P7"/>
      <text:p text:style-name="P40"><text:soft-page-break/>Sat June 6, 2020 <text:span text:style-name="T1">6.2 miles <text:s/></text:span></text:p>
      <text:p text:style-name="P42">Warm up: <text:span text:style-name="T2">3 miles at various paces mainly out and back on Limber Rd and rest 5:00</text:span></text:p>
      <text:p text:style-name="P42">Run:<text:span text:style-name="T2"> I ran on the Greendale Cemetery loop.</text:span></text:p>
      <text:p text:style-name="P41">6 x ¼ mile with a ¼ mile jog after each run.</text:p>
      <text:p text:style-name="P41">Each ¼ mile run was half down and half uphill with vertical decent and ascent of about 20 feet. Times for the runs: 1:57, 1:57, 1:56, 1:58, 1:55, 1:48. The jogs were about 3:20.</text:p>
      <text:p text:style-name="P43">Warm down:<text:span text:style-name="T2"> 0.2 mile jog.</text:span></text:p>
      <text:p text:style-name="P41">I ran the ¼ miles faster today than on Sat May 23, 2020 (2 weeks ago). I think the longer warm up today made me feel better.</text:p>
      <text:p text:style-name="P41"/>
      <text:p text:style-name="P41">Sun June 7, 2020 <text:span text:style-name="T1">5.7 miles</text:span></text:p>
      <text:p text:style-name="P41"><text:span text:style-name="T1">Warm up: </text:span><text:s/>0.3 mile jog and rest 5 minutes.</text:p>
      <text:p text:style-name="P43">Run: <text:span text:style-name="T2">I ran my “Old Morning Loop” that I used to run a lot. <text:s/>The course is 5 miles and has a total vertical ascent of 400 feet as measured on Google Earth. </text:span></text:p>
      <text:p text:style-name="P41">Average pace: 9:37/mile, Last mile: 8:39</text:p>
      <text:p text:style-name="P43">Warm down: <text:span text:style-name="T2"><text:s/>0.4 mile jog</text:span></text:p>
      <text:p text:style-name="P41"/>
      <text:p text:style-name="P43"><text:span text:style-name="T2">Mon June 8, 2020 </text:span>4.25 miles <text:s text:c="2"/></text:p>
      <text:p text:style-name="P41">I ran 4.25 miles on hilly roads and grass at various paces.</text:p>
      <text:p text:style-name="P41"/>
      <text:p text:style-name="P41">Tues June 9, 2020 <text:span text:style-name="T1">3.1 miles</text:span></text:p>
      <text:p text:style-name="P41">I ran 3.1 miles mainly on the 510 meter cemetery loop. This run included a 2 miles portion that was somewhat faster. The mile splits for the 2 miles were: 9:51 and 8:46</text:p>
      <text:p text:style-name="P41"/>
      <text:p text:style-name="P41">Wed June 10, 2020 <text:span text:style-name="T1">5 miles</text:span></text:p>
      <text:p text:style-name="P41">I ran my morning loop again as I did on Sunday but today I had no warm up.</text:p>
      <text:p text:style-name="P41">5 miles at an average pace of 9:57/mile, Last mile: 8:51</text:p>
      <text:p text:style-name="P41"/>
      <text:p text:style-name="P43"><text:span text:style-name="T2">Thurs June 11, 2020 </text:span>4.25 miles</text:p>
      <text:p text:style-name="P43">Warm up: <text:span text:style-name="T2">0.25 to Greendale Cemetery, 1 mile in 10:16 and rest 5 minutes.</text:span></text:p>
      <text:p text:style-name="P43">Run:<text:span text:style-name="T2"> 2 miles on the 510 meter cemetery loop. Mile Splits: 9:03 and 8:38,</text:span></text:p>
      <text:p text:style-name="P41">Sum of vertical ascents over the 2 miles: 140 feet, </text:p>
      <text:p text:style-name="P43">Warm down:<text:span text:style-name="T2"> 1 mile jog</text:span></text:p>
      <text:p text:style-name="P41"/>
      <text:p text:style-name="P43"><text:span text:style-name="T2">Fri June 12, 2020 </text:span>3.6 miles<text:span text:style-name="T2"> <text:s/></text:span></text:p>
      <text:p text:style-name="P41">I ran 3.6 miles at various paces and no faster than about 10:00/mile. <text:s/>I am resting up for a faster workout tomorrow.</text:p>
      <text:p text:style-name="P41"/>
      <text:p text:style-name="P43">In the last week: 32.1 miles<text:span text:style-name="T2"> </text:span></text:p>
      <text:p text:style-name="P18"><text:soft-page-break/>Sat June 13, 2020 <text:span text:style-name="T1">8.2 miles</text:span></text:p>
      <text:p text:style-name="P18"><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18"/>
      <text:p text:style-name="P10"><text:span text:style-name="T2">Sun June 14, 2020 </text:span>5 miles</text:p>
      <text:p text:style-name="P41">I ran the “morning loop” with no warm up.</text:p>
      <text:p text:style-name="P41">5 miles at an average pace of 11:35/mile, Last mile: 10:00</text:p>
      <text:p text:style-name="P41"/>
      <text:p text:style-name="P41">Mon June 15, 2020 <text:span text:style-name="T1">4.2 miles </text:span></text:p>
      <text:p text:style-name="P41">I ran 4.2 miles including a 3.17 mile run which is 10 cemetery loops (each loop is 3.17 miles as measured with a wheel). I increased speed with each loop.</text:p>
      <text:p text:style-name="P41">Time for 10 loops: 32:09 or 10:09/mile, Total of vertical ascents 220 feet</text:p>
      <text:p text:style-name="P52">Loop times: 3:35(11:18/mile), 3:31, 3:27, 3:21, 3:18, 3:15, 3:09, 3:05, 3:01, 2:28(7:47/mile)</text:p>
      <text:p text:style-name="P52"/>
      <text:p text:style-name="P52">Tues June 16, 2020 <text:span text:style-name="T1">5.5 miles </text:span></text:p>
      <text:p text:style-name="P52">I ran at the Allegheny College athletic field.</text:p>
      <text:p text:style-name="P49">Warm up: <text:span text:style-name="T2">2 miles on hilly grass and rest a few minutes</text:span></text:p>
      <text:p text:style-name="P49">Run:<text:span text:style-name="T2"> 7 x ¼ mile with about 1/8 mile jog between. <text:s/>I ran on the road leading to parking lot and the parking lot.</text:span></text:p>
      <text:p text:style-name="P52"><text:span text:style-name="T1">Times for ¼ mile runs:</text:span> <text:s/>2:00(8:00/mile), 1:55, 1:52, 1:44, 1:41, 1:45, 1:39(6:36/mile)</text:p>
      <text:p text:style-name="P52">The jogs between the runs took about 1:50.</text:p>
      <text:p text:style-name="P49">Warm down: <text:span text:style-name="T2">1 mile on the grass.</text:span> </text:p>
      <text:p text:style-name="P49"/>
      <text:p text:style-name="P41">Wed June 17, 2020 <text:span text:style-name="T1">4 miles </text:span></text:p>
      <text:p text:style-name="P41">I ran about the same workout as 2 days ago but I did not try to increase my speed on each loop of the 10 loop run. </text:p>
      <text:p text:style-name="P41"><text:span text:style-name="T1">Run:</text:span> 4 miles including a 3.17 mile run which is 10 cemetery loops</text:p>
      <text:p text:style-name="P41">Time for 10 loops: 30:52 or 9:44/mile, Total of vertical ascents 220 feet</text:p>
      <text:p text:style-name="P41"/>
      <text:p text:style-name="P41">Thur June 18, 2020 <text:span text:style-name="T1">1.5 miles</text:span></text:p>
      <text:p text:style-name="P52">I ran 1.5 miles including 1 mile on the cemetery loop in 8:53 going faster as I ran.</text:p>
      <text:p text:style-name="P18"/>
      <text:p text:style-name="P18">Fri June 19, 2020 <text:span text:style-name="T1">5.3 miles</text:span> </text:p>
      <text:p text:style-name="P18">I ran on roads in California Maryland </text:p>
      <text:p text:style-name="P18"><text:span text:style-name="T1">Warm up:</text:span> <text:s/>0.5 miles slowly, 1.5 miles at about 10:30/mile and rest 3 minutes</text:p>
      <text:p text:style-name="P18"><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18">The 0.2 mile jogs after each run took about 2:35</text:p>
      <text:p text:style-name="P10">Warm down:<text:span text:style-name="T2"> <text:s/>0.5 mile jog</text:span></text:p>
      <text:p text:style-name="P10">In the last week: 33.7 miles</text:p>
      <text:p text:style-name="P55"><text:soft-page-break/>Sat June 20, 2020 4.85 miles <text:s/></text:p>
      <text:list xml:id="list3767079062509287758" text:style-name="L6">
        <text:list-item>
          <text:list>
            <text:list-header>
              <text:p text:style-name="P79"><text:span text:style-name="T1">Warm up:</text:span> 0.2 mile jog and rest 2 minutes</text:p>
              <text:p text:style-name="P79"><text:span text:style-name="T1">Run:</text:span> 4.4 miles averaging 10:21 on hilly roads in California MD</text:p>
            </text:list-header>
          </text:list>
        </text:list-item>
      </text:list>
      <text:p text:style-name="P54">Mile splits: 11:51, 10:38, 10:19, 9:23 and the last <text:s/>0.4 miles at 8:27/mile</text:p>
      <text:p text:style-name="P54"><text:span text:style-name="T1">Warm down:</text:span> rest 2 minutes and 0.25 jog</text:p>
      <text:p text:style-name="P54"/>
      <text:p text:style-name="P55">Sun June 21, 2020 6 miles on a hot, humid day</text:p>
      <text:p text:style-name="P55">Run: <text:span text:style-name="T2">6</text:span> <text:span text:style-name="T2">miles averaging 10:20/mile on hilly roads in California MD</text:span></text:p>
      <text:p text:style-name="P54">Mile splits: 10:59, 10:50, 10:11, 10:42, 9:59, 9:29</text:p>
      <text:p text:style-name="P55">Warm down:<text:span text:style-name="T2"> <text:s text:c="2"/>0.25 mile walk</text:span></text:p>
      <text:p text:style-name="P54"/>
      <text:p text:style-name="P55"><text:span text:style-name="T2">Mon June 22, 2020 </text:span>4.5 miles<text:span text:style-name="T2"> It was not quite as hot as yesterday.</text:span></text:p>
      <text:p text:style-name="P55">I ran the same course as yesterday but left out the middle 2 miles.</text:p>
      <text:p text:style-name="P55">Warm up:<text:span text:style-name="T2"> ¼ mile jog and rest 2 minutes</text:span></text:p>
      <text:p text:style-name="P55">Run:<text:span text:style-name="T2"> 4 miles averaging 9:22/mile on hilly roads in California MD, </text:span></text:p>
      <text:p text:style-name="P54">Total vertical ascent: 155 feet along the 4 miles </text:p>
      <text:p text:style-name="P54">Mile Splits: 10:20, 9:40, 8:57, 8:33</text:p>
      <text:p text:style-name="P55">Warm down:<text:span text:style-name="T2"> ¼ mile jog <text:s text:c="2"/></text:span><text:s text:c="2"/></text:p>
      <text:p text:style-name="P55"/>
      <text:p text:style-name="P55"><text:span text:style-name="T2">Tues June 23, 2020 </text:span>5.6 miles<text:span text:style-name="T2"> </text:span></text:p>
      <text:p text:style-name="P55">I ran the same 4 mile course as yesterday. </text:p>
      <text:p text:style-name="P55">Warm up:<text:span text:style-name="T2"> 1 mile jog and rest 2 minutes</text:span></text:p>
      <text:p text:style-name="P55">Run:<text:span text:style-name="T2"> 4 miles averaging 9:12/mile on hilly roads in California MD, </text:span></text:p>
      <text:p text:style-name="P54">Total vertical ascent: 155 feet along the 4 miles,Mile Splits: 9:55, 9:24, 8:53, 8:36</text:p>
      <text:p text:style-name="P55">Warm down:<text:span text:style-name="T2"> rest 3 minutes and 0.6 mile jog <text:s text:c="2"/></text:span><text:s text:c="2"/></text:p>
      <text:p text:style-name="P55"/>
      <text:p text:style-name="P55"><text:span text:style-name="T2">Wed June 24, 2020 </text:span>5.6 miles<text:span text:style-name="T2"> </text:span></text:p>
      <text:p text:style-name="P5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55">Warm up:<text:span text:style-name="T2"> 2 miles at 10:51/mile and rest 4 minutes</text:span></text:p>
      <text:p text:style-name="P55">Run:<text:span text:style-name="T2"> 3 miles averaging 8:44/mile on hilly roads in California MD, </text:span></text:p>
      <text:p text:style-name="P54">Total vertical ascent: about 135 feet along the 4 miles,Mile Splits: 9:16, 8:45, 8:10 </text:p>
      <text:p text:style-name="P55">Warm down:<text:span text:style-name="T2"> rest 3 minutes and 0.6 mile jog </text:span></text:p>
      <text:p text:style-name="P54"/>
      <text:p text:style-name="P55"><text:span text:style-name="T2">Thur June 25, 2020 </text:span>1.5 miles<text:span text:style-name="T2"> <text:s/>in about 18:00 on roads near Spring Village</text:span> </text:p>
      <text:p text:style-name="P55"/>
      <text:p text:style-name="P54">Fri June 26, 2020 <text:span text:style-name="T1">3.35 miles</text:span> </text:p>
      <text:p text:style-name="P55">Warm up:<text:span text:style-name="T2"> 0.75 mile jog and rest 2 minutes</text:span></text:p>
      <text:p text:style-name="P55">Run: <text:span text:style-name="T2">2 miles out and back on the same course I ran 2 days ago but today I left out the middle mile that I ran 2 days ago. I was surprised that I did not need as much warm up as usual.</text:span></text:p>
      <text:p text:style-name="P54">Time: 16:50 or 8:25/mile</text:p>
      <text:p text:style-name="P54">Mile splits: 8:42, 8:08. The last ¼ mile was in 1:50 (7:20/mile pace) on a level path.</text:p>
      <text:p text:style-name="P55">Warm down: 0.6 miles</text:p>
      <text:p text:style-name="P55">In the last week: 31.1 miles</text:p>
      <text:p text:style-name="P55"><text:soft-page-break/><text:span text:style-name="T2">Sat June 27, 2020</text:span> 5.3 miles <text:s text:c="3"/><text:span text:style-name="T2">I ran roads in Ortley Beach NJ with very little elevation changes.</text:span> </text:p>
      <text:p text:style-name="P55">Warm up:<text:span text:style-name="T2"> 1 mile in 10:55 </text:span></text:p>
      <text:p text:style-name="P54"><text:span text:style-name="T1">Run:</text:span> 4.3 miles in 37:29 or 9:22/mile</text:p>
      <text:p text:style-name="P54">Splits: 9:46, 9:34, 9:26, 8:43, and the last 0.3 miles at 8:29/mile</text:p>
      <text:p text:style-name="P54"/>
      <text:p text:style-name="P55"><text:span text:style-name="T2">Sun June 28, 2020</text:span> 4.5 miles <text:s text:c="3"/><text:span text:style-name="T2">I ran on roads in Fairfield NJ with very little elevation changes.</text:span> <text:s/><text:span text:style-name="T2"><text:s/></text:span></text:p>
      <text:p text:style-name="P54"><text:span text:style-name="T1">Run:</text:span> 4 miles averaging 10:00/mile on a hot day</text:p>
      <text:p text:style-name="P54">Splits: 10:50, 10:06, 9:54, 9:00 <text:s/>The last ¼ mile at 8:00/mile</text:p>
      <text:p text:style-name="P55">Warm down: <text:span text:style-name="T2">½ mile jog</text:span></text:p>
      <text:p text:style-name="P54"/>
      <text:p text:style-name="P55"><text:span text:style-name="T2">Mon June 29, 2020</text:span> 5 miles <text:s text:c="3"/><text:span text:style-name="T2">I ran on roads in Fairfield NJ with very little elevation changes.</text:span></text:p>
      <text:p text:style-name="P55">Warm up:<text:span text:style-name="T2"> ¼ mile walk, 1 mile in 9:31 and rest 3 minutes</text:span> </text:p>
      <text:p text:style-name="P54"><text:span text:style-name="T1">Run:</text:span> 8 x 0.2 miles with a 0.2 mile jog between these runs</text:p>
      <text:p text:style-name="P54">Times for the 0.2 mile runs: </text:p>
      <text:p text:style-name="P54">1:28(7:17/mile), 1:28, 1:30, 1:31, 1:28, 1:28,1:23.9(6:59/mile), 1:29 <text:s text:c="2"/>Average: 1:28</text:p>
      <text:p text:style-name="P54">The 0.2 mile jogs between the runs were in about 2:40 <text:s text:c="2"/></text:p>
      <text:p text:style-name="P55">Warm down:<text:span text:style-name="T2"> rest about 3 minutes and 1 mile in 10:48</text:span></text:p>
      <text:p text:style-name="P54"/>
      <text:p text:style-name="P55"><text:span text:style-name="T2">Tues June 30, 2020</text:span> 3.6 miles <text:s text:c="2"/><text:span text:style-name="T2">I ran on roads in Fairfield NJ with very little elevation changes.</text:span></text:p>
      <text:p text:style-name="P55">Warm up:<text:span text:style-name="T2"> 1.2 miles at 10:36/mile and rest 3 minutes</text:span> </text:p>
      <text:p text:style-name="P54"><text:span text:style-name="T1">Run:</text:span> 1 mile in 7:52, I ran out and back on a ½ mile stretch of road.</text:p>
      <text:p text:style-name="P55">Warm down:<text:span text:style-name="T2"> rest about 3 minutes and 1.4 miles at 9:38/mile</text:span></text:p>
      <text:p text:style-name="P54"/>
      <text:p text:style-name="P55"><text:span text:style-name="T2">Wed July 1, 2020</text:span> 2.5 miles <text:s text:c="5"/><text:span text:style-name="T2">I ran on roads in Fairfield NJ with very little elevation changes.</text:span></text:p>
      <text:p text:style-name="P55">Warm up:<text:span text:style-name="T2"> ¼ <text:s/>mile walk, 1 mile in 10:20 and rest 2 min</text:span></text:p>
      <text:p text:style-name="P54"><text:span text:style-name="T1">Run:</text:span> 1 mile in 8:06, </text:p>
      <text:p text:style-name="P56">Warm down:<text:span text:style-name="T2"> ¼ <text:s/>mile jog <text:s text:c="110"/></text:span></text:p>
      <text:p text:style-name="P55">WE ARE BACK IN MEADVILLE!</text:p>
      <text:p text:style-name="P54">Thurs July 2, 2020 <text:span text:style-name="T1">5.2 miles <text:s/>(A similar workout to the one on Thur May 28, 2020)</text:span></text:p>
      <text:p text:style-name="P54">I ran on the hill from the very top of Greendale Cemetery to Jefferson Street. The hill is 0.806 miles long with an elevation change of 216 feet..</text:p>
      <text:p text:style-name="P54"><text:span text:style-name="T1">Warm up:</text:span> 1.4 miles and rest a minute </text:p>
      <text:p text:style-name="P54"><text:span text:style-name="T1">Run:</text:span> I ran 2 times down and up the hill. Time for 3.22 miles: 31:36 or 9:49/mile (On May 28 Ave Pace was 10:28/mile)</text:p>
      <text:p text:style-name="P54">Splits: 1<text:span text:style-name="T5">st</text:span> time: Down 7:15 or 9:08/mile, Up 9:13 or 11:25/mile</text:p>
      <text:p text:style-name="P54"><text:s text:c="11"/>2<text:span text:style-name="T5">nd</text:span> time: Down 6:48 or 8:27/mile, Up 8:20 or 10:18/mile</text:p>
      <text:p text:style-name="P55">Warm down: <text:s/><text:span text:style-name="T2">Rest a minute and jog 0.6 miles</text:span></text:p>
      <text:p text:style-name="P54"/>
      <text:p text:style-name="P55"><text:span text:style-name="T2">Fri July 3, 2020 </text:span>4.3 miles</text:p>
      <text:p text:style-name="P55">Warm up: <text:s/><text:span text:style-name="T2">0.3 mile jog to the Greendale Cemetery loop</text:span></text:p>
      <text:p text:style-name="P55">Run:<text:span text:style-name="T2"> 3.8 miles (12 loops) Time: 39:59 or 10:31/mile, Sum of vertical ascents: 264 feet</text:span></text:p>
      <text:p text:style-name="P55">Warm down:<text:span text:style-name="T2"> rest 3 minutes and 0.2 mile jog </text:span></text:p>
      <text:p text:style-name="P54"/>
      <text:p text:style-name="P10">In the last week: 30.4 miles <text:s/></text:p>
      <text:p text:style-name="P10">I have run at least 1.5 miles every day for the last 73 days.</text:p>
      <text:p text:style-name="P55"><text:soft-page-break/><text:span text:style-name="T2">Sat July 4, 2020 </text:span>4.3 miles <text:s text:c="8"/>(The same workout as yesterday.)</text:p>
      <text:p text:style-name="P55">Warm up: <text:s/><text:span text:style-name="T2">0.3 mile jog to the Greendale Cemetery loop</text:span></text:p>
      <text:p text:style-name="P55">Run:<text:span text:style-name="T2"> 3.8 miles (12 loops) Time: 39:46 or 10:28/mile, Sum of vertical ascents: 264 feet</text:span></text:p>
      <text:p text:style-name="P55">Warm down:<text:span text:style-name="T2"> rest 3 minutes and 0.2 mile jog</text:span></text:p>
      <text:p text:style-name="P54"/>
      <text:p text:style-name="P18">Sun July 5, 2020 <text:span text:style-name="T1">7.25 miles</text:span></text:p>
      <text:p text:style-name="P18"><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18">Mile splits: 8:37, 8:57, 9:02, 10:00, 8:28</text:p>
      <text:p text:style-name="P10">Warm down: <text:span text:style-name="T2">rest 1 minute and jog 0.25 miles </text:span></text:p>
      <text:p text:style-name="P18"/>
      <text:p text:style-name="P10"><text:span text:style-name="T2">Mon July 6, 2020 </text:span>5 miles </text:p>
      <text:p text:style-name="P55">Run: <text:s/><text:span text:style-name="T2">5 miles on very hilly roads averaging 10:45/mile</text:span></text:p>
      <text:p text:style-name="P55">Warm down: <text:span text:style-name="T2">0.6 mile walk with Mary Jane on cemetery loop</text:span></text:p>
      <text:p text:style-name="P55"/>
      <text:p text:style-name="P55"><text:span text:style-name="T2">Tues July 7, 2020 </text:span>4.5 <text:s/>miles</text:p>
      <text:p text:style-name="P55">Run: <text:s/><text:span text:style-name="T2">4.5 miles on hilly roads and grass averaging 10:31/mile</text:span></text:p>
      <text:p text:style-name="P55">Warm down: <text:span text:style-name="T2">rest a few minutes and 1 mile walk with Mary Jane on cemetery loop</text:span></text:p>
      <text:p text:style-name="P54"/>
      <text:p text:style-name="P55"><text:span text:style-name="T2">Wed July 8, 2020 </text:span>2 miles</text:p>
      <text:p text:style-name="P54">The ball of my left foot hurts a little. It felt better when I ran with a forefoot strike.</text:p>
      <text:p text:style-name="P54">After running I soaked my foot in epsom salt in warm water.</text:p>
      <text:p text:style-name="P54"/>
      <text:p text:style-name="P54">Thur July 9, 2020 <text:span text:style-name="T1">4 miles </text:span><text:s/></text:p>
      <text:p text:style-name="P54">I ran on a 0.75 mile grass loop at the athletic field. <text:s/>The loop has a 50 ft vertical ascent. I thought the grass would be good for my soar left foot and it was.</text:p>
      <text:p text:style-name="P54"><text:span text:style-name="T1">Warm up:</text:span> <text:s/>0.75 miles at 11:00/mile</text:p>
      <text:p text:style-name="P55">Run: <text:span text:style-name="T2">3 miles on the loop. Average paces for each of the 4 loops:</text:span></text:p>
      <text:p text:style-name="P54">10:05, 9:50, 9:42 and 9:18/mile</text:p>
      <text:p text:style-name="P55">Warm down: <text:s/><text:span text:style-name="T2">Rest a few minutes and 0.25 mile jog</text:span></text:p>
      <text:p text:style-name="P54">Later I walked a mile with Mary Jane on the cemetery loop.</text:p>
      <text:p text:style-name="P54"/>
      <text:p text:style-name="P54">Fri July 10, 2020 <text:span text:style-name="T1">4.25 miles</text:span></text:p>
      <text:p text:style-name="P54">I ran on a 0.75 mile grass loop at the athletic field. <text:s/>The loop has a 50 ft vertical ascent. <text:s text:c="2"/></text:p>
      <text:p text:style-name="P54">I ran the same workout as yesterday except I did not use the first loop as a warm up.</text:p>
      <text:p text:style-name="P55">I felt a lot better than yesterday.</text:p>
      <text:p text:style-name="P55">Run: <text:span text:style-name="T2">3.75 miles on the loop. <text:s/>Average paces for each of the 5 loops:</text:span></text:p>
      <text:p text:style-name="P54">Yesterday: 11:00, 10:05, 9:50, 9:42 and 9:18/mile</text:p>
      <text:p text:style-name="P54">Today: <text:s text:c="8"/>9:43, <text:s text:c="2"/>9:27, 9:23, 9:20 and 8:40/mile </text:p>
      <text:p text:style-name="P55">Warm down: <text:s/><text:span text:style-name="T2">Rest a few minutes and 0.5 mile jog</text:span></text:p>
      <text:p text:style-name="P54">Later I walked a mile with Mary Jane on the cemetery loop.</text:p>
      <text:p text:style-name="P54"/>
      <text:p text:style-name="P55">In the last week week: 31.3 miles</text:p>
      <text:p text:style-name="P55"/>
      <text:p text:style-name="P54"><text:soft-page-break/>Sat July 11, 2020 <text:span text:style-name="T1">2.5 miles</text:span> <text:s/></text:p>
      <text:p text:style-name="P54"><text:span text:style-name="T1">Warm up:</text:span> 0.25 miles to Greendale Cemetery loop</text:p>
      <text:p text:style-name="P54"><text:span text:style-name="T1">Run:</text:span> 2 miles on the loop averaging 10:02/mile, Splits 10:30, 9:34</text:p>
      <text:p text:style-name="P18"><text:span text:style-name="T1">Warm down: </text:span><text:s/>0.25 miles</text:p>
      <text:p text:style-name="P18"/>
      <text:p text:style-name="P18">Sun July 12, 2020 <text:span text:style-name="T1">11.25 miles</text:span></text:p>
      <text:p text:style-name="P18"><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18">Mile splits 1<text:span text:style-name="T5">st</text:span> loop: 10:05, 9:46, 9:23, 10:32, 8:55, Time: 48:41, Average pace: 9:44</text:p>
      <text:p text:style-name="P18">Mile splits 2<text:span text:style-name="T5">nd</text:span> loop: <text:s text:c="2"/>9:23, 9:23, 9:12, <text:s text:c="2"/>9:32, 7:58, Time: 45:29, Average pace: 9:06</text:p>
      <text:p text:style-name="P10">Warm down: <text:span text:style-name="T2">rest 1 minute and jog 0.25 miles </text:span></text:p>
      <text:p text:style-name="P18"/>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18"/>
      <text:p text:style-name="P10"><text:span text:style-name="T2">Tues July 14, 2020 </text:span>4.6 miles<text:span text:style-name="T2"> </text:span></text:p>
      <text:p text:style-name="P18"><text:span text:style-name="T1">Run:</text:span> 4.6 miles on very hilly roads and averaged 10:45/mile.</text:p>
      <text:p text:style-name="P18">Sum of ascents along course: 535 ft</text:p>
      <text:p text:style-name="P18"/>
      <text:p text:style-name="P18">Wed July 15, 2020 <text:span text:style-name="T1">5.5 miles</text:span></text:p>
      <text:p text:style-name="P18"><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18">Times for the 0.2 mile runs: 1:28, 1:28, 1:31, 1:25, 1:30, 1:28, 1:27, 1:22.6 (6:53/mile)</text:p>
      <text:p text:style-name="P18">Average time: 1:27.5, Average time for the 0.2 mile jogs: 2:45</text:p>
      <text:p text:style-name="P18"><text:span text:style-name="T1">Warm down:</text:span> rest 3 minutes and jog ½ mile</text:p>
      <text:p text:style-name="P18"/>
      <text:p text:style-name="P18">Thur July 16, 2020 <text:span text:style-name="T1">4.3 miles</text:span> </text:p>
      <text:p text:style-name="P18"><text:span text:style-name="T1">Run: <text:s/></text:span>I had an easy 4.3 mile run on roads and grass.</text:p>
      <text:p text:style-name="P18"/>
      <text:p text:style-name="P18">Fri July 17, 2020 <text:span text:style-name="T1">4.1 miles</text:span> </text:p>
      <text:p text:style-name="P18"><text:span text:style-name="T1">Warm up:</text:span> 1.25 miles</text:p>
      <text:p text:style-name="P18"><text:span text:style-name="T1">Run:</text:span> <text:s/>From the very top of Greendale Cemetery to Jefferson Street which is a short distance outside the entrance to the cemetery then back up. <text:s/>The hill is 0.8 miles long with an elevation change of 216 feet.</text:p>
      <text:p text:style-name="P18">Running down, Distance: 0.8 miles, Time: 6:52, Pace: 8:34/mile </text:p>
      <text:p text:style-name="P18">Running up, <text:s text:c="4"/>Distance: 0.8 miles, Time: 8:09, Pace: 10:09/mile (fastest time up ever)</text:p>
      <text:p text:style-name="P18">Pace for round trip: 9:22/mile (fastest round trip pace ever)</text:p>
      <text:p text:style-name="P18"/>
      <text:p text:style-name="P10">In the last week: 36.35 miles</text:p>
      <text:p text:style-name="P54"><text:soft-page-break/>Sat July 18, 2020 <text:span text:style-name="T1">4 miles</text:span> <text:s/></text:p>
      <text:p text:style-name="P54"><text:span text:style-name="T1">Run:</text:span> 4 miles on hilly roads averaging 10:15/mile, Splits: 11:38, 9:57, 9:49, 9:33 </text:p>
      <text:p text:style-name="P54">Total of ascents along the way: 267 feet</text:p>
      <text:p text:style-name="P54"/>
      <text:p text:style-name="P54">Sun July 19, 2020 <text:span text:style-name="T1">7.9 miles</text:span> <text:s/></text:p>
      <text:p text:style-name="P54">I ran on a relatively flat 1.8 mile loop that I have not run on in a long time. It consists of Devore Rd, Springs Rd, Alden St and Oakgrove Ave.</text:p>
      <text:p text:style-name="P54"><text:span text:style-name="T1">Run:</text:span> <text:s/>4 x 1.8 miles with a 5 minute rest between each run. </text:p>
      <text:p text:style-name="P54">1<text:span text:style-name="T5">st</text:span> <text:s/>loop, Time 18:47, 10:26/mile</text:p>
      <text:p text:style-name="P54">2<text:span text:style-name="T5">nd</text:span> loop, Time 16:01, <text:s text:c="2"/>8:54/mile <text:s/></text:p>
      <text:p text:style-name="P54">3<text:span text:style-name="T5">rd</text:span> loop, Time <text:s/>15:44, <text:s/>8:44/mile</text:p>
      <text:p text:style-name="P54">4<text:span text:style-name="T5">th</text:span> loop, Time <text:s/>15:07, <text:s/>8:24/mile</text:p>
      <text:p text:style-name="P54">Ave Time for last 3 loops, <text:s/>15:37, 8:41/mile</text:p>
      <text:p text:style-name="P54"><text:span text:style-name="T1">Warm down:</text:span> <text:s/>rest 5 minutes and 0.5 mile jog</text:p>
      <text:p text:style-name="P54"/>
      <text:p text:style-name="P54">Mon July 20, 2020 <text:span text:style-name="T1">4.5 miles</text:span> <text:s/></text:p>
      <text:p text:style-name="P54"><text:span text:style-name="T1">Warm up:</text:span> 0.25 miles to the cemetery loop</text:p>
      <text:p text:style-name="P54"><text:span text:style-name="T1">Run:</text:span> 4 miles on the loop averaging 10:33/mile, Sum of ascents: 280 feet</text:p>
      <text:p text:style-name="P54"><text:span text:style-name="T1">Splits:</text:span> <text:s/>11:20, 10:30, 10:14, 10:10, Average pace: 10:33</text:p>
      <text:p text:style-name="P54"><text:span text:style-name="T1">Warm down:</text:span> 0.25 miles home</text:p>
      <text:p text:style-name="P54"/>
      <text:p text:style-name="P54">Tues July 21, 2020 <text:span text:style-name="T1">4.5 miles</text:span> <text:s text:c="2"/>Same workout as yesterday.</text:p>
      <text:p text:style-name="P54"><text:span text:style-name="T1">Splits:</text:span> <text:s/>10:29, 10:35, 10:21, 10:01, Average pace: 10:22</text:p>
      <text:p text:style-name="P54"/>
      <text:p text:style-name="P54">Wed July 22, 2020 <text:span text:style-name="T1">4.5 miles</text:span> <text:s text:c="2"/>Same workout as yesterday.</text:p>
      <text:p text:style-name="P54"><text:span text:style-name="T1">Splits:</text:span> <text:s/>9:40, 9:24, 9:18, 8:39 <text:s text:c="9"/>Average pace: <text:s text:c="2"/>9:15</text:p>
      <text:p text:style-name="P54">I felt pretty much recovered from Sunday's workout.</text:p>
      <text:p text:style-name="P54"/>
      <text:p text:style-name="P54">Thur July 23, 2020 <text:span text:style-name="T1"><text:s/>4.7 miles</text:span> </text:p>
      <text:p text:style-name="P54"><text:span text:style-name="T1">Warm up:</text:span> 0.25 mile jog to cemetery loop and 1 mile on loop in 10:53</text:p>
      <text:p text:style-name="P54"><text:span text:style-name="T1">Run:</text:span> <text:s/>2 x from the very top of Greendale Cemetery to Jefferson Street which is a short distance outside the entrance to the cemetery then back up. <text:s/>The hill is 0.8 miles long with an elevation change of 216 feet.</text:p>
      <text:p text:style-name="P54">Running down, Distance: 0.8 miles, Time: 7:20, Pace: 9:10/mile </text:p>
      <text:p text:style-name="P54">Running up, <text:s text:c="5"/>Distance: 0.8 miles, Time: 9:16, Pace: 11:35/mile </text:p>
      <text:p text:style-name="P54">Running down, Distance: 0.8 miles, Time: 7:35, Pace: 9:29/mile </text:p>
      <text:p text:style-name="P54">Running up, <text:s text:c="5"/>Distance: 0.8 miles, Time: 9:26, Pace: 11:18/mile </text:p>
      <text:p text:style-name="P54">Average Pace for 3.2 miles: 10:23/mile, Sum of vertical ascents: 432 feet </text:p>
      <text:p text:style-name="P54">See Fri July 17, 2020 </text:p>
      <text:p text:style-name="P54"/>
      <text:p text:style-name="P54">Fri July 24, 2020 <text:span text:style-name="T1">2.5 miles</text:span> <text:s/></text:p>
      <text:p text:style-name="P54"><text:span text:style-name="T1">Warm up:</text:span> 0.25 miles to the cemetery loop</text:p>
      <text:p text:style-name="P54"><text:span text:style-name="T1">Run:</text:span> 2 miles on the loop averaging 9:35/mile, Sum of ascents: 140 feet, <text:span text:style-name="T1">Splits:</text:span> <text:s/>9:51, 9:19</text:p>
      <text:p text:style-name="P54"><text:span text:style-name="T1">Warm down:</text:span> 0.25 miles home</text:p>
      <text:p text:style-name="P55">In the last week: 32.6 miles</text:p>
      <text:p text:style-name="P55"><text:soft-page-break/><text:span text:style-name="T2">Sat July 25, 2020</text:span> <text:s/>3.5 miles</text:p>
      <text:p text:style-name="P55">Run:<text:span text:style-name="T2"> <text:s text:c="2"/>3.5 miles at various paces, the last mile in about 10:10</text:span></text:p>
      <text:p text:style-name="P18"/>
      <text:p text:style-name="P18">Sun July 26, 2020 <text:span text:style-name="T1">7 miles</text:span></text:p>
      <text:p text:style-name="P18"><text:span text:style-name="T1">Warm up: </text:span>1.5 miles and rest 5 minutes.</text:p>
      <text:p text:style-name="P10">Run: <text:s/><text:span text:style-name="T2">5 miles on the “Morning Loop” averaging 8:48/mile, Last mile: 8:10</text:span></text:p>
      <text:p text:style-name="P18">Mile splits: 8:31, 8:50, 8:54, 9:35, 8:10</text:p>
      <text:p text:style-name="P10">Warm down: <text:span text:style-name="T2">rest a few minutes and jog 0.5 miles</text:span></text:p>
      <text:p text:style-name="P18"/>
      <text:p text:style-name="P54">Mon July 27, 2020 <text:span text:style-name="T1">5 miles</text:span> <text:s/></text:p>
      <text:p text:style-name="P54"><text:span text:style-name="T1">Warm up:</text:span> 0.25 miles to the cemetery loop</text:p>
      <text:p text:style-name="P54"><text:span text:style-name="T1">Run:</text:span> 4 miles on the loop averaging 10:00/mile, Sum of ascents: 280 feet</text:p>
      <text:p text:style-name="P10"><text:span text:style-name="T16">Warm down:</text:span><text:span text:style-name="T15"> 0.75 miles home</text:span></text:p>
      <text:p text:style-name="P55">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54"><text:span text:style-name="T1">Splits today:</text:span> <text:s text:c="34"/>10:10, <text:s text:c="2"/>9:52, 10:02, <text:s text:c="2"/>9:55, Average pace: 10:00</text:p>
      <text:p text:style-name="P54"/>
      <text:p text:style-name="P54">Tues July 28, 2020 <text:span text:style-name="T1">3 miles</text:span> <text:s text:c="2"/></text:p>
      <text:p text:style-name="P54"><text:span text:style-name="T1">Warm up:</text:span> 0.25 miles to the cemetery loop</text:p>
      <text:p text:style-name="P54"><text:span text:style-name="T1">Run:</text:span> 2 miles on the loop averaging 9:54/mile, Sum of ascents: 140 feet</text:p>
      <text:p text:style-name="P10"><text:span text:style-name="T16">Warm down:</text:span><text:span text:style-name="T15"> 0.75 miles home</text:span></text:p>
      <text:p text:style-name="P54"/>
      <text:p text:style-name="P54">Wed July 29, 2020 <text:span text:style-name="T1">3 miles</text:span> <text:s text:c="2"/></text:p>
      <text:p text:style-name="P54"><text:span text:style-name="T1">Warm up:</text:span> 0.25 miles to the cemetery loop</text:p>
      <text:p text:style-name="P54"><text:span text:style-name="T1">Run:</text:span> 1 mile on the loop in 9:34 and rest 3 minutes</text:p>
      <text:p text:style-name="P54"><text:s text:c="10"/>1 mile on the loop in 8:25 and rest 3 minutes </text:p>
      <text:p text:style-name="P10"><text:span text:style-name="T16">Warm down:</text:span><text:span text:style-name="T15"> 0.75 miles home</text:span></text:p>
      <text:p text:style-name="P54"/>
      <text:p text:style-name="P54"><text:span text:style-name="T15">Thur July 30, 2020 </text:span><text:span text:style-name="T1">2</text:span><text:span text:style-name="T14"> miles</text:span><text:span text:style-name="T15"> <text:s text:c="2"/></text:span></text:p>
      <text:p text:style-name="P54"><text:span text:style-name="T1">Warm up:</text:span> 0.25 miles to the cemetery loop</text:p>
      <text:p text:style-name="P54"><text:span text:style-name="T1">Run:</text:span> 2 miles on the loop in 20:32</text:p>
      <text:p text:style-name="P10"><text:span text:style-name="T16">Warm down:</text:span><text:span text:style-name="T15"> 0.25 miles home</text:span></text:p>
      <text:p text:style-name="P54"/>
      <text:p text:style-name="P10"><text:span text:style-name="T15">Fri July 31, 2020 </text:span><text:span text:style-name="T16">2 miles</text:span><text:span text:style-name="T15"> at various paces. </text:span></text:p>
      <text:p text:style-name="P54"/>
      <text:p text:style-name="P54"/>
      <text:p text:style-name="P55">In the last week: 25.5 miles</text:p>
      <text:p text:style-name="P55"/>
      <text:p text:style-name="P54"/>
      <text:p text:style-name="P54"/>
      <text:p text:style-name="P54"/>
      <text:p text:style-name="P54"/>
      <text:p text:style-name="P60"><text:soft-page-break/>Sat Aug 1, 2020 <text:span text:style-name="T1">6.4 miles</text:span></text:p>
      <text:p text:style-name="P6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60"><text:span text:style-name="T1">My Run; </text:span>After warming up with a mile at various paces I ran the 5.42 miles in 47:16 or 8:43/mile. </text:p>
      <text:p text:style-name="P60"><text:span text:style-name="T1">Mile Splits:</text:span> 8:48, 8:48, 8:44, 8:55, 8:26, and the last 0.42 miles at 8:37/mile</text:p>
      <text:p text:style-name="P58">Email to runners: <text:s text:c="6"/>Handicapping 5.4 mile run August 1, 2020</text:p>
      <text:p text:style-name="P68"/>
      <text:p text:style-name="P6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69"/>
      <text:p text:style-name="P6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69"/>
      <text:p text:style-name="P6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69"><text:tab/><text:tab/><text:tab/><text:tab/><text:tab/><text:tab/><text:tab/><text:tab/><text:tab/><text:tab/><text:tab/>Result for 5.4 miles</text:p>
      <text:p text:style-name="P69"><text:s text:c="24"/>Times and totals<text:tab/><text:tab/><text:tab/><text:tab/> <text:s text:c="4"/>Start Times <text:s text:c="5"/><text:tab/>August 1, 2020</text:p>
      <text:p text:style-name="P70">Jim<text:tab/>16:01, 15:44, 15:07 Total = 46:52 -&gt; 46:00<text:tab/><text:tab/>0<text:tab/><text:tab/>47:16</text:p>
      <text:p text:style-name="P69">Bill<text:tab/> <text:s text:c="3"/>15:12, 15:11, 15:17 Total = 45:40<text:tab/><text:tab/><text:tab/>0:20<text:tab/><text:tab/>46:08<text:tab/><text:tab/></text:p>
      <text:p text:style-name="P69">Brian <text:s text:c="6"/>15:01, 15:23, 14:30 Total = 44:54<text:tab/><text:tab/><text:tab/>1:06</text:p>
      <text:p text:style-name="P69">David <text:s text:c="5"/>15:02, 15:06, 13:21 Total = 43:29<text:tab/><text:tab/><text:tab/>2:31<text:tab/><text:tab/>43:38</text:p>
      <text:p text:style-name="P69">Tim <text:s text:c="8"/>14:52, 13:56, 12:51 Total = 41:39<text:tab/><text:tab/><text:tab/>4:21</text:p>
      <text:p text:style-name="P69">Colton<text:tab/> <text:s text:c="3"/>13:56, 13:03, 12:16 Total = 39:15<text:tab/><text:tab/><text:tab/>6:45</text:p>
      <text:p text:style-name="P69"/>
      <text:p text:style-name="P6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69"/>
      <text:p text:style-name="P6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69"><text:soft-page-break/>Sun <text:s/>Aug 2, 2020 <text:span text:style-name="T1">5 miles</text:span></text:p>
      <text:p text:style-name="P72"><text:span text:style-name="T1">Run:</text:span> 5 miles on the “Morning Loop” in the counter clockwise direction averaging 10:15/mile.</text:p>
      <text:p text:style-name="P69"/>
      <text:p text:style-name="P18">_____________________________________________________________________</text:p>
      <text:p text:style-name="P10">Fast Runs on 5 mile “Morning Loop”, Total vertical ascent: 400 ft</text:p>
      <text:p text:style-name="P78"/>
      <text:p text:style-name="P11">Date<text:tab/><text:tab/><text:tab/>Average Pace<text:tab/>Last Mile<text:tab/></text:p>
      <text:p text:style-name="P12">Sun <text:s/>June <text:s/>7, <text:s/>2020 <text:tab/> <text:tab/> 9:37<text:tab/>8:39<text:tab/><text:tab/></text:p>
      <text:p text:style-name="P13">Wed June 10, 2020 <text:tab/><text:tab/>9:57<text:tab/>8:51<text:tab/><text:tab/><text:tab/></text:p>
      <text:p text:style-name="P14">Sat <text:s text:c="2"/>June 13, 2020 <text:tab/><text:tab/>9:10<text:tab/>8:14<text:tab/></text:p>
      <text:p text:style-name="P20"><text:span text:style-name="T1">Sun <text:s/>July <text:s text:c="3"/>5, 2020 <text:s/><text:tab/> <text:tab/>9:01<text:tab/>8:28</text:span><text:tab/><text:tab/><text:tab/> <text:s text:c="2"/>Splits: 8:37, 8:57, 9:02, 10:00, 8:28<text:tab/><text:tab/><text:tab/> <text:s text:c="14"/><text:span text:style-name="T1">Sun <text:s/>July <text:s/>12, 2020 <text:s/>2 loops<text:tab/>9:25 <text:tab/>7:58</text:span><text:tab/><text:tab/> <text:s text:c="12"/><text:tab/> <text:s text:c="2"/>Splits 1<text:span text:style-name="T5">st</text:span> loop: <text:s/>10:05, 9:46, 9:23, 10:32, 8:55</text:p>
      <text:p text:style-name="P20"><text:tab/> <text:s text:c="2"/>Splits 2<text:span text:style-name="T5">nd</text:span> loop: <text:s text:c="2"/>9:23, 9:23, 9:12, <text:s text:c="2"/>9:32, 7:58</text:p>
      <text:p text:style-name="P20"><text:span text:style-name="T1">Sun <text:s/>July <text:s/>26, 2020 <text:tab/> <text:tab/>8:48<text:tab/>8:10</text:span><text:tab/><text:tab/><text:tab/> <text:s text:c="2"/>Splits: 8:31, 8:50, 8:54, 9:35, 8: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8-02T15:32:32.19</dc:date>
    <dc:creator>James Lombardi</dc:creator>
    <meta:editing-duration>P6DT2H20M25S</meta:editing-duration>
    <meta:editing-cycles>520</meta:editing-cycles>
    <meta:generator>OpenOffice/4.1.2$Win32 OpenOffice.org_project/412m3$Build-9782</meta:generator>
    <meta:document-statistic meta:table-count="0" meta:image-count="0" meta:object-count="0" meta:page-count="64" meta:paragraph-count="1752" meta:word-count="19693" meta:character-count="98897"/>
  </office:meta>
</office:document-meta>
</file>